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mm"/>
    </style:style>
    <style:style style:name="co2" style:family="table-column">
      <style:table-column-properties fo:break-before="auto" style:column-width="20.97mm"/>
    </style:style>
    <style:style style:name="co3" style:family="table-column">
      <style:table-column-properties fo:break-before="auto" style:column-width="36.64mm"/>
    </style:style>
    <style:style style:name="co4" style:family="table-column">
      <style:table-column-properties fo:break-before="auto" style:column-width="22.93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0.07mm"/>
    </style:style>
    <style:style style:name="co7" style:family="table-column">
      <style:table-column-properties fo:break-before="auto" style:column-width="27.5mm"/>
    </style:style>
    <style:style style:name="co8" style:family="table-column">
      <style:table-column-properties fo:break-before="auto" style:column-width="35.81mm"/>
    </style:style>
    <style:style style:name="co9" style:family="table-column">
      <style:table-column-properties fo:break-before="auto" style:column-width="28.24mm"/>
    </style:style>
    <style:style style:name="co10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18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ta1" style:family="table" style:master-page-name="PageStyle_5f_Load_20_Libs">
      <style:table-properties table:display="true" style:writing-mode="lr-tb"/>
    </style:style>
    <style:style style:name="ta2" style:family="table" style:master-page-name="PageStyle_5f_MonteCarloBlackScholes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boolean-style style:name="N99">
      <number:boolean/>
    </number:boolean-style>
    <number:boolean-style style:name="N10099" number:language="de" number:country="DE">
      <number:boolean/>
    </number:boolean-style>
    <style:style style:name="ce1" style:family="table-cell" style:parent-style-name="Default">
      <style:table-cell-properties fo:background-color="#eeeee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8pt" fo:font-style="italic" fo:text-shadow="none" style:text-underline-style="none" fo:font-weight="bold" style:font-size-asian="8pt" style:font-style-asian="italic" style:font-weight-asian="bold" style:font-name-complex="Arial1" style:font-size-complex="8pt" style:font-style-complex="italic" style:font-weight-complex="bold"/>
    </style:style>
    <style:style style:name="ce3" style:family="table-cell" style:parent-style-name="Default">
      <style:table-cell-properties fo:border-bottom="0.06pt solid #000000" fo:background-color="#eeeeee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ccccc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140">
      <style:table-cell-properties fo:background-color="#eeeee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eeeee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 style:data-style-name="N10099">
      <style:table-cell-properties fo:background-color="#ffff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10099">
      <style:table-cell-properties fo:background-color="#eeeee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order-bottom="0.99pt solid #000000" fo:background-color="#eeeeee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fo:background-color="#cccccc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fo:background-color="#c0c0c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fo:background-color="#eeeee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 style:data-style-name="N10099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 style:data-style-name="N99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ackground-color="#eeeeee"/>
    </style:style>
    <style:style style:name="ce19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23" style:family="table-cell" style:parent-style-name="Default">
      <style:table-cell-properties style:glyph-orientation-vertical="0" fo:background-color="#eeeee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bold" style:font-size-asian="8pt" style:font-style-asian="italic" style:font-weight-asian="bold" style:font-name-complex="Arial" style:font-size-complex="8pt" style:font-style-complex="italic" style:font-weight-complex="bold"/>
    </style:style>
    <style:style style:name="ce24" style:family="table-cell" style:parent-style-name="Default">
      <style:table-cell-properties style:glyph-orientation-vertical="0" fo:border-bottom="0.99pt solid #000000" fo:background-color="#eeeee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cccccc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eeeee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8" style:family="table-cell" style:parent-style-name="Default" style:data-style-name="N142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name-asian="SimSun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2" style:family="table-cell" style:parent-style-name="Default" style:data-style-name="N142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dddddd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eeeee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6" style:family="table-cell" style:parent-style-name="Default" style:data-style-name="N0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8" style:family="table-cell" style:parent-style-name="Default" style:data-style-name="N10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" style:family="table-cell" style:parent-style-name="Default" style:data-style-name="N140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1" style:family="table-cell" style:parent-style-name="Default" style:data-style-name="N141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P1" style:family="paragraph">
      <style:paragraph-properties fo:text-align="center"/>
    </style:style>
    <style:style style:name="T1" style:family="text">
      <style:text-properties style:font-name="Arial" fo:font-size="8pt" fo:font-weight="normal" style:text-underline-style="none" style:text-underline-color="font-color" style:text-line-through-type="none" fo:font-style="italic" style:text-outline="false" fo:text-shadow="none" style:text-position="0%" style:font-name-complex="Arial" style:font-size-asian="8pt" style:font-size-complex="8pt" style:font-weight-asian="normal" style:font-weight-complex="normal" style:font-style-asian="italic" style:font-style-complex="italic"/>
    </style:style>
    <style:style style:name="T2" style:family="text">
      <style:text-properties style:font-name="Arial" fo:font-size="8pt" fo:font-weight="normal" style:text-line-through-type="none" fo:font-style="italic" style:text-outline="false" fo:text-shadow="none" style:text-position="0%" style:font-name-complex="Arial" style:font-size-asian="8pt" style:font-size-complex="8pt" style:font-weight-asian="normal" style:font-weight-complex="normal" style:font-style-asian="italic" style:font-style-complex="italic" fo:color="#0000ff" style:text-underline-style="solid" style:text-underline-width="auto" style:text-underline-color="font-color"/>
    </style:style>
    <style:style style:name="T3" style:family="text">
      <style:text-properties style:font-name="Arial" fo:font-size="8pt" fo:font-weight="normal" style:text-line-through-type="none" fo:font-style="italic" style:text-outline="false" fo:text-shadow="none" style:text-position="0%" style:font-name-complex="Arial" style:font-size-asian="8pt" style:font-size-complex="8pt" style:font-weight-asian="normal" style:font-weight-complex="normal" style:font-style-asian="italic" style:font-style-complex="italic" style:text-underline-style="none" style:text-underline-color="font-color"/>
    </style:style>
    <style:style style:name="T4" style:family="text">
      <style:text-properties fo:color="#0000ff" style:font-name="Arial" fo:font-size="8pt" fo:font-weight="normal" style:text-underline-style="solid" style:text-underline-width="auto" style:text-underline-color="font-color" style:text-line-through-type="none" fo:font-style="italic" style:text-outline="false" fo:text-shadow="none" style:text-position="0%" style:font-name-complex="Arial" style:font-size-asian="8pt" style:font-size-complex="8pt" style:font-weight-asian="normal" style:font-weight-complex="normal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/>
      <table:table table:name="Load Libs" table:style-name="ta1" table:print="false">
        <office:forms form:automatic-focus="false" form:apply-design-mode="false"/>
        <table:table-column table:style-name="co1" table:number-columns-repeated="3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default-cell-style-name="ce17"/>
        <table:table-column table:style-name="co2" table:number-columns-repeated="244" table:default-cell-style-name="ce1"/>
        <table:table-column table:style-name="co5" table:number-columns-repeated="768" table:default-cell-style-name="ce18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Note: <text:span text:style-name="T1">This sheet requires Obba 3.0 ( </text:span><text:span text:style-name="T2">http://www.obba.info/</text:span><text:span text:style-name="T3"> )</text:span></text:p>
          </table:table-cell>
          <table:table-cell table:style-name="ce6" table:number-columns-repeated="4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Object Viewer</text:p>
          </table:table-cell>
          <table:table-cell table:style-name="ce3"/>
          <table:table-cell table:style-name="ce6"/>
          <table:table-cell table:style-name="ce9" office:value-type="string" calcext:value-type="string">
            <text:p>Libraries</text:p>
          </table:table-cell>
          <table:table-cell table:style-name="ce9"/>
          <table:table-cell table:number-columns-repeated="1018"/>
        </table:table-row>
        <table:table-row table:style-name="ro1">
          <table:table-cell table:number-columns-repeated="3"/>
          <table:table-cell table:style-name="ce6" table:number-columns-repeated="3"/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Parameters:</text:p>
          </table:table-cell>
          <table:table-cell table:style-name="ce4"/>
          <table:table-cell table:style-name="ce6"/>
          <table:table-cell table:style-name="ce10" office:value-type="string" calcext:value-type="string">
            <text:p>Load libraries from</text:p>
          </table:table-cell>
          <table:table-cell table:style-name="ce10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isibility</text:p>
          </table:table-cell>
          <table:table-cell table:style-name="ce7" table:formula="of:=TRUE()" office:value-type="boolean" office:boolean-value="true" calcext:value-type="boolean">
            <text:p>WAHR</text:p>
          </table:table-cell>
          <table:table-cell table:style-name="ce6"/>
          <table:table-cell table:style-name="ce6" office:value-type="string" calcext:value-type="string">
            <text:p>Path:</text:p>
          </table:table-cell>
          <table:table-cell table:style-name="ce14" office:value-type="string" calcext:value-type="string">
            <text:p>lib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6"/>
          <table:table-cell table:style-name="ce6" office:value-type="string" calcext:value-type="string">
            <text:p>isRelative:</text:p>
          </table:table-cell>
          <table:table-cell table:style-name="ce15" table:formula="of:=TRUE()" office:value-type="boolean" office:boolean-value="true" calcext:value-type="boolean">
            <text:p>WAHR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Result:</text:p>
          </table:table-cell>
          <table:table-cell table:style-name="ce4"/>
          <table:table-cell table:style-name="ce6" table:number-columns-repeated="3"/>
          <table:table-cell table:number-columns-repeated="1018"/>
        </table:table-row>
        <table:table-row table:style-name="ro1">
          <table:table-cell/>
          <table:table-cell table:style-name="ce5" table:formula="of:=INFO.OBBA.OBBA.OBCONTROLPANELSETVISIBLE([.C8])" office:value-type="float" office:value="1" calcext:value-type="float">
            <text:p>WAHR</text:p>
          </table:table-cell>
          <table:table-cell/>
          <table:table-cell table:style-name="ce6"/>
          <table:table-cell table:style-name="ce11" office:value-type="string" calcext:value-type="string">
            <text:p>Result:</text:p>
          </table:table-cell>
          <table:table-cell table:style-name="ce11"/>
          <table:table-cell table:number-columns-repeated="1018"/>
        </table:table-row>
        <table:table-row table:style-name="ro1">
          <table:table-cell table:number-columns-repeated="3"/>
          <table:table-cell table:style-name="ce6"/>
          <table:table-cell table:style-name="ce6" office:value-type="string" calcext:value-type="string">
            <text:p>Loaded:</text:p>
          </table:table-cell>
          <table:table-cell table:style-name="ce6" table:formula="of:=INFO.OBBA.OBBA.OBADDALLJARS([.F8];[.F9])" office:value-type="string" office:string-value="/Users/fries/git/finmath-spreadsheets/spreadsheets/Monte Carlo Black Scholes Model Delta Hedge Portfolio/lib" calcext:value-type="string">
            <text:p>/Users/fries/git/finmath-spreadsheets/spreadsheets/Monte Carlo Black Scholes Model Delta Hedge Portfolio/lib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6" table:number-columns-repeated="3"/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Obba Version</text:p>
          </table:table-cell>
          <table:table-cell table:style-name="ce3"/>
          <table:table-cell table:style-name="ce6"/>
          <table:table-cell table:style-name="ce9" office:value-type="string" calcext:value-type="string">
            <text:p>Additional Class Folder (leave empty if not needed)</text:p>
          </table:table-cell>
          <table:table-cell table:style-name="ce9"/>
          <table:table-cell table:number-columns-repeated="1018"/>
        </table:table-row>
        <table:table-row table:style-name="ro1">
          <table:table-cell table:number-columns-repeated="3"/>
          <table:table-cell table:style-name="ce6" table:number-columns-repeated="3"/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Result:</text:p>
          </table:table-cell>
          <table:table-cell table:style-name="ce4"/>
          <table:table-cell table:style-name="ce6"/>
          <table:table-cell table:style-name="ce10" office:value-type="string" calcext:value-type="string">
            <text:p>Load classes from</text:p>
          </table:table-cell>
          <table:table-cell table:style-name="ce10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ersion:</text:p>
          </table:table-cell>
          <table:table-cell table:style-name="ce8" table:formula="of:=INFO.OBBA.OBBA.OBGETPROPERTY(&quot;version&quot;)" office:value-type="string" office:string-value="4.2.2" calcext:value-type="string">
            <text:p>4.2.2</text:p>
          </table:table-cell>
          <table:table-cell table:style-name="ce6"/>
          <table:table-cell table:style-name="ce6" office:value-type="string" calcext:value-type="string">
            <text:p>Path:</text:p>
          </table:table-cell>
          <table:table-cell table:style-name="ce1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uild:</text:p>
          </table:table-cell>
          <table:table-cell table:formula="of:=INFO.OBBA.OBBA.OBGETPROPERTY(&quot;build&quot;)" office:value-type="string" office:string-value="40201" calcext:value-type="string">
            <text:p>40201</text:p>
          </table:table-cell>
          <table:table-cell table:style-name="ce6"/>
          <table:table-cell table:style-name="ce6" office:value-type="string" calcext:value-type="string">
            <text:p>isRelative:</text:p>
          </table:table-cell>
          <table:table-cell table:style-name="ce16" table:formula="of:=1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6" table:number-columns-repeated="3"/>
          <table:table-cell table:number-columns-repeated="1018"/>
        </table:table-row>
        <table:table-row table:style-name="ro1">
          <table:table-cell table:number-columns-repeated="3"/>
          <table:table-cell table:style-name="ce6"/>
          <table:table-cell table:style-name="ce10" office:value-type="string" calcext:value-type="string">
            <text:p>Result:</text:p>
          </table:table-cell>
          <table:table-cell table:style-name="ce10"/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finmath lib Version</text:p>
          </table:table-cell>
          <table:table-cell table:style-name="ce3"/>
          <table:table-cell table:style-name="ce6"/>
          <table:table-cell table:style-name="ce6" office:value-type="string" calcext:value-type="string">
            <text:p>Loaded:</text:p>
          </table:table-cell>
          <table:table-cell table:style-name="ce6" table:formula="of:=INFO.OBBA.OBBA.OBADDCLASSES([.F17];[.F18])" office:value-type="string" office:string-value="/Users/fries/git/finmath-spreadsheets/spreadsheets/Monte Carlo Black Scholes Model Delta Hedge Portfolio" calcext:value-type="string">
            <text:p>/Users/fries/git/finmath-spreadsheets/spreadsheets/Monte Carlo Black Scholes Model Delta Hedge Portfolio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6"/>
          <table:table-cell table:style-name="ce12" table:number-columns-repeated="2"/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Result:</text:p>
          </table:table-cell>
          <table:table-cell table:style-name="ce4"/>
          <table:table-cell table:style-name="ce6" table:number-columns-repeated="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ersion:</text:p>
          </table:table-cell>
          <table:table-cell table:style-name="ce8" table:formula="of:=INFO.OBBA.OBBA.OBGET(INFO.OBBA.OBBA.OBCALL(&quot;&quot;;obLibs&amp;&quot;net.finmath.information.Library&quot;;&quot;getVersionString&quot;))" office:value-type="string" office:string-value="2.2.5-SNAPSHOT" calcext:value-type="string">
            <text:p>2.2.5-SNAPSHOT</text:p>
          </table:table-cell>
          <table:table-cell table:style-name="ce6" table:number-columns-repeated="3"/>
          <table:table-cell table:number-columns-repeated="1018"/>
        </table:table-row>
        <table:table-row table:style-name="ro1">
          <table:table-cell table:number-columns-repeated="3"/>
          <table:table-cell table:style-name="ce6"/>
          <table:table-cell table:style-name="ce9" office:value-type="string" calcext:value-type="string">
            <text:p>Reference cell below to ensure lib is loaded: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 table:number-columns-repeated="3"/>
          <table:table-cell table:style-name="ce13" table:formula="of:=IF(OR(ISERROR([.F12]);ISERROR([.F21]));NA();&quot;&quot;)">
            <text:p/>
          </table:table-cell>
          <table:table-cell table:style-name="ce6"/>
          <table:table-cell table:number-columns-repeated="1018"/>
        </table:table-row>
        <table:table-row table:style-name="ro1">
          <table:table-cell/>
          <table:table-cell table:style-name="ce6" table:number-columns-repeated="5"/>
          <table:table-cell table:number-columns-repeated="1018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nteCarloBlackScholes" table:style-name="ta2" table:print="false">
        <office:forms form:automatic-focus="false" form:apply-design-mode="false"/>
        <table:table-column table:style-name="co6" table:default-cell-style-name="ce19"/>
        <table:table-column table:style-name="co7" table:number-columns-repeated="4" table:default-cell-style-name="ce19"/>
        <table:table-column table:style-name="co6" table:default-cell-style-name="ce19"/>
        <table:table-column table:style-name="co8" table:default-cell-style-name="ce19"/>
        <table:table-column table:style-name="co9" table:number-columns-repeated="3" table:default-cell-style-name="ce19"/>
        <table:table-column table:style-name="co6" table:default-cell-style-name="ce19"/>
        <table:table-column table:style-name="co9" table:number-columns-repeated="248" table:default-cell-style-name="ce19"/>
        <table:table-column table:style-name="co9" table:default-cell-style-name="ce42"/>
        <table:table-column table:style-name="co10" table:number-columns-repeated="764" table:default-cell-style-name="Default"/>
        <table:table-row table:style-name="ro2">
          <table:table-cell table:number-columns-repeated="1024"/>
        </table:table-row>
        <table:table-row table:style-name="ro3">
          <table:table-cell table:style-name="ce20"/>
          <table:table-cell table:style-name="ce20" office:value-type="string" calcext:value-type="string">
            <text:p>Monte Carlo Black Scholes Model Delta Hedged Portfolio</text:p>
          </table:table-cell>
          <table:table-cell table:style-name="ce20" table:number-columns-repeated="1022"/>
        </table:table-row>
        <table:table-row table:style-name="ro2">
          <table:table-cell table:style-name="ce21"/>
          <table:table-cell table:style-name="ce22" office:value-type="string" calcext:value-type="string">
            <text:p>Note: This sheet requires Obba 3.1 ( <text:span text:style-name="T4">http://www.obba.info/</text:span><text:span text:style-name="T3"> )</text:span></text:p>
          </table:table-cell>
          <table:table-cell table:style-name="ce21" table:number-columns-repeated="1022"/>
        </table:table-row>
        <table:table-row table:style-name="ro2">
          <table:table-cell table:style-name="ce21"/>
          <table:table-cell table:style-name="ce23" table:number-columns-spanned="14" table:number-rows-spanned="1"/>
          <table:covered-table-cell table:number-columns-repeated="13" table:style-name="ce23"/>
          <table:table-cell table:style-name="ce21" table:number-columns-repeated="1009"/>
        </table:table-row>
        <table:table-row table:style-name="ro2">
          <table:table-cell table:number-columns-repeated="14"/>
          <table:table-cell table:style-name="ce21"/>
          <table:table-cell table:number-columns-repeated="1009"/>
        </table:table-row>
        <table:table-row table:style-name="ro2">
          <table:table-cell/>
          <table:table-cell table:style-name="ce24" office:value-type="string" calcext:value-type="string">
            <text:p>Time Discretization</text:p>
          </table:table-cell>
          <table:table-cell table:style-name="ce24" table:number-columns-repeated="3"/>
          <table:table-cell/>
          <table:table-cell table:style-name="ce24" office:value-type="string" calcext:value-type="string">
            <text:p>Product (Hedge Portfolio)</text:p>
          </table:table-cell>
          <table:table-cell table:style-name="ce24" table:number-columns-repeated="3"/>
          <table:table-cell table:number-columns-repeated="4"/>
          <table:table-cell table:style-name="ce21"/>
          <table:table-cell table:number-columns-repeated="1009"/>
        </table:table-row>
        <table:table-row table:style-name="ro2">
          <table:table-cell/>
          <table:table-cell table:style-name="ce25" office:value-type="string" calcext:value-type="string">
            <text:p>className</text:p>
          </table:table-cell>
          <table:table-cell table:style-name="ce25" table:formula="of:=obLibs&amp;&quot;net.finmath.time.TimeDiscretization&quot;" office:value-type="string" office:string-value="net.finmath.time.TimeDiscretization" calcext:value-type="string">
            <text:p>net.finmath.time.TimeDiscretization</text:p>
          </table:table-cell>
          <table:table-cell table:style-name="ce25" table:number-columns-repeated="2"/>
          <table:table-cell/>
          <table:table-cell table:style-name="ce25" office:value-type="string" calcext:value-type="string">
            <text:p>className</text:p>
          </table:table-cell>
          <table:table-cell office:value-type="string" calcext:value-type="string">
            <text:p>net.finmath.montecarlo.assetderivativevaluation.products.BlackScholesDeltaHedgedPortfolio</text:p>
          </table:table-cell>
          <table:table-cell table:number-columns-repeated="5"/>
          <table:table-cell table:style-name="ce40"/>
          <table:table-cell table:style-name="ce21"/>
          <table:table-cell table:number-columns-repeated="1009"/>
        </table:table-row>
        <table:table-row table:style-name="ro2">
          <table:table-cell/>
          <table:table-cell table:style-name="ce26" office:value-type="string" calcext:value-type="string">
            <text:p>Parameters:</text:p>
          </table:table-cell>
          <table:table-cell table:style-name="ce26" table:number-columns-repeated="3"/>
          <table:table-cell/>
          <table:table-cell table:style-name="ce33" office:value-type="string" calcext:value-type="string">
            <text:p>Parameters:</text:p>
          </table:table-cell>
          <table:table-cell table:style-name="ce33" table:number-columns-repeated="3"/>
          <table:table-cell table:number-columns-repeated="4"/>
          <table:table-cell table:style-name="ce21"/>
          <table:table-cell table:number-columns-repeated="1009"/>
        </table:table-row>
        <table:table-row table:style-name="ro2">
          <table:table-cell/>
          <table:table-cell table:style-name="ce25" table:formula="of:=INFO.OBBA.OBBA.OBMAKE([.C9];[.D9];[.E9])" office:value-type="string" office:string-value="td.start &#10;[4720]" calcext:value-type="string">
            <text:p>td.start </text:p>
            <text:p>[4720]</text:p>
          </table:table-cell>
          <table:table-cell table:style-name="ce27" office:value-type="string" calcext:value-type="string">
            <text:p>td.start</text:p>
          </table:table-cell>
          <table:table-cell table:style-name="ce27" office:value-type="string" calcext:value-type="string">
            <text:p>double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style-name="ce25" table:formula="of:=INFO.OBBA.OBBA.OBMAKE([.H9];[.I9];[.J9])" office:value-type="string" office:string-value="optionMaturity &#10;[4731]" calcext:value-type="string">
            <text:p>optionMaturity </text:p>
            <text:p>[4731]</text:p>
          </table:table-cell>
          <table:table-cell table:style-name="ce34" office:value-type="string" calcext:value-type="string">
            <text:p>optionMaturity</text:p>
          </table:table-cell>
          <table:table-cell table:style-name="ce34" office:value-type="string" calcext:value-type="string">
            <text:p>double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4"/>
          <table:table-cell table:style-name="ce18"/>
          <table:table-cell table:number-columns-repeated="1009"/>
        </table:table-row>
        <table:table-row table:style-name="ro2">
          <table:table-cell/>
          <table:table-cell table:style-name="ce25" table:formula="of:=INFO.OBBA.OBBA.OBMAKE([.C10];[.D10];[.E10])" office:value-type="string" office:string-value="td.num &#10;[4721]" calcext:value-type="string">
            <text:p>td.num </text:p>
            <text:p>[4721]</text:p>
          </table:table-cell>
          <table:table-cell table:style-name="ce27" office:value-type="string" calcext:value-type="string">
            <text:p>td.num</text:p>
          </table:table-cell>
          <table:table-cell table:style-name="ce27" office:value-type="string" calcext:value-type="string">
            <text:p>int</text:p>
          </table:table-cell>
          <table:table-cell table:style-name="ce30" office:value-type="float" office:value="50" calcext:value-type="float">
            <text:p>50</text:p>
          </table:table-cell>
          <table:table-cell/>
          <table:table-cell table:style-name="ce25" table:formula="of:=INFO.OBBA.OBBA.OBMAKE([.H10];[.I10];[.J10])" office:value-type="string" office:string-value="optionStrike &#10;[4732]" calcext:value-type="string">
            <text:p>optionStrike </text:p>
            <text:p>[4732]</text:p>
          </table:table-cell>
          <table:table-cell table:style-name="ce34" office:value-type="string" calcext:value-type="string">
            <text:p>optionStrike</text:p>
          </table:table-cell>
          <table:table-cell table:style-name="ce34" office:value-type="string" calcext:value-type="string">
            <text:p>double</text:p>
          </table:table-cell>
          <table:table-cell table:style-name="ce37" office:value-type="float" office:value="105" calcext:value-type="float">
            <text:p>105</text:p>
          </table:table-cell>
          <table:table-cell/>
          <table:table-cell table:style-name="ce18" table:number-columns-repeated="2"/>
          <table:table-cell table:number-columns-repeated="1011"/>
        </table:table-row>
        <table:table-row table:style-name="ro2">
          <table:table-cell/>
          <table:table-cell table:style-name="ce25" table:formula="of:=INFO.OBBA.OBBA.OBMAKE([.C11];[.D11];[.E11])" office:value-type="string" office:string-value="td.step &#10;[4722]" calcext:value-type="string">
            <text:p>td.step </text:p>
            <text:p>[4722]</text:p>
          </table:table-cell>
          <table:table-cell table:style-name="ce27" office:value-type="string" calcext:value-type="string">
            <text:p>td.step</text:p>
          </table:table-cell>
          <table:table-cell table:style-name="ce27" office:value-type="string" calcext:value-type="string">
            <text:p>double</text:p>
          </table:table-cell>
          <table:table-cell table:style-name="ce30" office:value-type="float" office:value="0.1" calcext:value-type="float">
            <text:p>0.1</text:p>
          </table:table-cell>
          <table:table-cell/>
          <table:table-cell table:style-name="ce25" table:formula="of:=INFO.OBBA.OBBA.OBMAKE([.H11];[.I11];[.J11])" office:value-type="string" office:string-value="riskFreeRateAssumed &#10;[4733]" calcext:value-type="string">
            <text:p>riskFreeRateAssumed </text:p>
            <text:p>[4733]</text:p>
          </table:table-cell>
          <table:table-cell table:style-name="ce34" office:value-type="string" calcext:value-type="string">
            <text:p>riskFreeRateAssumed</text:p>
          </table:table-cell>
          <table:table-cell table:style-name="ce34" office:value-type="string" calcext:value-type="string">
            <text:p>double</text:p>
          </table:table-cell>
          <table:table-cell table:style-name="ce38" office:value-type="percentage" office:value="0.05" calcext:value-type="percentage">
            <text:p>5%</text:p>
          </table:table-cell>
          <table:table-cell table:number-columns-repeated="1014"/>
        </table:table-row>
        <table:table-row table:style-name="ro2">
          <table:table-cell/>
          <table:table-cell table:style-name="ce18"/>
          <table:table-cell table:style-name="ce25"/>
          <table:table-cell table:style-name="ce27"/>
          <table:table-cell table:style-name="ce25"/>
          <table:table-cell/>
          <table:table-cell table:style-name="ce25" table:formula="of:=INFO.OBBA.OBBA.OBMAKE([.H12];[.I12];[.J12])" office:value-type="string" office:string-value="volatilityAssumed &#10;[4734]" calcext:value-type="string">
            <text:p>volatilityAssumed </text:p>
            <text:p>[4734]</text:p>
          </table:table-cell>
          <table:table-cell table:style-name="ce34" office:value-type="string" calcext:value-type="string">
            <text:p>volatilityAssumed</text:p>
          </table:table-cell>
          <table:table-cell table:style-name="ce34" office:value-type="string" calcext:value-type="string">
            <text:p>double</text:p>
          </table:table-cell>
          <table:table-cell table:style-name="ce38" office:value-type="percentage" office:value="0.3" calcext:value-type="percentage">
            <text:p>30%</text:p>
          </table:table-cell>
          <table:table-cell table:number-columns-repeated="1014"/>
        </table:table-row>
        <table:table-row table:style-name="ro2">
          <table:table-cell/>
          <table:table-cell table:style-name="ce26" office:value-type="string" calcext:value-type="string">
            <text:p>Object:</text:p>
          </table:table-cell>
          <table:table-cell table:style-name="ce26" table:number-columns-repeated="3"/>
          <table:table-cell table:number-columns-repeated="4"/>
          <table:table-cell table:style-name="ce39"/>
          <table:table-cell table:number-columns-repeated="1014"/>
        </table:table-row>
        <table:table-row table:style-name="ro2">
          <table:table-cell/>
          <table:table-cell table:style-name="ce27" table:formula="of:=INFO.OBBA.OBBA.OBMAKE([.C14];obLibs&amp;[.C7];[.B9:.B11])" office:value-type="string" office:string-value="timeDiscretization &#10;[4738]" calcext:value-type="string">
            <text:p>timeDiscretization </text:p>
            <text:p>[4738]</text:p>
          </table:table-cell>
          <table:table-cell table:style-name="ce29" office:value-type="string" calcext:value-type="string">
            <text:p>timeDiscretization</text:p>
          </table:table-cell>
          <table:table-cell table:style-name="ce25" table:number-columns-repeated="2"/>
          <table:table-cell/>
          <table:table-cell table:style-name="ce33" office:value-type="string" calcext:value-type="string">
            <text:p>Object:</text:p>
          </table:table-cell>
          <table:table-cell table:style-name="ce33" table:number-columns-repeated="3"/>
          <table:table-cell table:number-columns-repeated="1014"/>
        </table:table-row>
        <table:table-row table:style-name="ro2">
          <table:table-cell/>
          <table:table-cell table:style-name="ce25" table:number-columns-repeated="4"/>
          <table:table-cell/>
          <table:table-cell table:style-name="ce27" table:formula="of:=INFO.OBBA.OBBA.OBMAKE([.H15];obLibs&amp;[.H7];[.G9:.G12])" office:value-type="string" office:string-value="product &#10;[4777]" calcext:value-type="string">
            <text:p>product </text:p>
            <text:p>[4777]</text:p>
          </table:table-cell>
          <table:table-cell table:style-name="ce34" office:value-type="string" calcext:value-type="string">
            <text:p>product</text:p>
          </table:table-cell>
          <table:table-cell table:style-name="ce34"/>
          <table:table-cell table:number-columns-repeated="1015"/>
        </table:table-row>
        <table:table-row table:style-name="ro2">
          <table:table-cell/>
          <table:table-cell table:style-name="ce24" office:value-type="string" calcext:value-type="string">
            <text:p>Black Scholes Model</text:p>
          </table:table-cell>
          <table:table-cell table:style-name="ce24" table:number-columns-repeated="3"/>
          <table:table-cell table:number-columns-repeated="1019"/>
        </table:table-row>
        <table:table-row table:style-name="ro2">
          <table:table-cell/>
          <table:table-cell table:style-name="ce25" office:value-type="string" calcext:value-type="string">
            <text:p>className</text:p>
          </table:table-cell>
          <table:table-cell table:style-name="ce25" office:value-type="string" calcext:value-type="string">
            <text:p>net.finmath.montecarlo.assetderivativevaluation.BlackScholesModel</text:p>
          </table:table-cell>
          <table:table-cell table:style-name="ce25" table:number-columns-repeated="2"/>
          <table:table-cell table:number-columns-repeated="1019"/>
        </table:table-row>
        <table:table-row table:style-name="ro2">
          <table:table-cell/>
          <table:table-cell table:style-name="ce26" office:value-type="string" calcext:value-type="string">
            <text:p>Parameters:</text:p>
          </table:table-cell>
          <table:table-cell table:style-name="ce26" table:number-columns-repeated="3"/>
          <table:table-cell/>
          <table:table-cell table:style-name="ce24" office:value-type="string" calcext:value-type="string">
            <text:p>Evaluation</text:p>
          </table:table-cell>
          <table:table-cell table:style-name="ce24" table:number-columns-repeated="3"/>
          <table:table-cell table:number-columns-repeated="1014"/>
        </table:table-row>
        <table:table-row table:style-name="ro2">
          <table:table-cell/>
          <table:table-cell table:style-name="ce25" table:formula="of:=INFO.OBBA.OBBA.OBMAKE([.C19];[.D19];[.E19])" office:value-type="string" office:string-value="initialValue &#10;[4725]" calcext:value-type="string">
            <text:p>initialValue </text:p>
            <text:p>[4725]</text:p>
          </table:table-cell>
          <table:table-cell table:style-name="ce27" office:value-type="string" calcext:value-type="string">
            <text:p>initialValue</text:p>
          </table:table-cell>
          <table:table-cell table:style-name="ce27" office:value-type="string" calcext:value-type="string">
            <text:p>double</text:p>
          </table:table-cell>
          <table:table-cell table:style-name="ce30" office:value-type="float" office:value="100" calcext:value-type="float">
            <text:p>100</text:p>
          </table:table-cell>
          <table:table-cell/>
          <table:table-cell table:style-name="ce34" table:formula="of:=INFO.OBBA.OBBA.OBMAKE(&quot;evaluationTime&quot;;&quot;double&quot;;[.J19])" office:value-type="string" office:string-value="evaluationTime &#10;[4724]" calcext:value-type="string">
            <text:p>evaluationTime </text:p>
            <text:p>[4724]</text:p>
          </table:table-cell>
          <table:table-cell table:style-name="ce34" table:number-columns-repeated="2"/>
          <table:table-cell table:style-name="ce40" table:formula="of:=[.J9]"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/>
          <table:table-cell table:style-name="ce25" table:formula="of:=INFO.OBBA.OBBA.OBMAKE([.C20];[.D20];[.E20])" office:value-type="string" office:string-value="riskFreeRate &#10;[4726]" calcext:value-type="string">
            <text:p>riskFreeRate </text:p>
            <text:p>[4726]</text:p>
          </table:table-cell>
          <table:table-cell table:style-name="ce27" office:value-type="string" calcext:value-type="string">
            <text:p>riskFreeRate</text:p>
          </table:table-cell>
          <table:table-cell table:style-name="ce27" office:value-type="string" calcext:value-type="string">
            <text:p>double</text:p>
          </table:table-cell>
          <table:table-cell table:style-name="ce30" office:value-type="float" office:value="0.05" calcext:value-type="float">
            <text:p>0.05</text:p>
          </table:table-cell>
          <table:table-cell table:number-columns-repeated="1019"/>
        </table:table-row>
        <table:table-row table:style-name="ro2">
          <table:table-cell/>
          <table:table-cell table:style-name="ce25" table:formula="of:=INFO.OBBA.OBBA.OBMAKE([.C21];[.D21];[.E21])" office:value-type="string" office:string-value="volatility &#10;[4727]" calcext:value-type="string">
            <text:p>volatility </text:p>
            <text:p>[4727]</text:p>
          </table:table-cell>
          <table:table-cell table:style-name="ce27" office:value-type="string" calcext:value-type="string">
            <text:p>volatility</text:p>
          </table:table-cell>
          <table:table-cell table:style-name="ce27" office:value-type="string" calcext:value-type="string">
            <text:p>double</text:p>
          </table:table-cell>
          <table:table-cell table:style-name="ce30" office:value-type="float" office:value="0.3" calcext:value-type="float">
            <text:p>0.3</text:p>
          </table:table-cell>
          <table:table-cell/>
          <table:table-cell table:style-name="ce24" office:value-type="string" calcext:value-type="string">
            <text:p>Result</text:p>
          </table:table-cell>
          <table:table-cell table:style-name="ce24" table:number-columns-repeated="3"/>
          <table:table-cell table:number-columns-repeated="1014"/>
        </table:table-row>
        <table:table-row table:style-name="ro2">
          <table:table-cell/>
          <table:table-cell table:style-name="ce25" table:number-columns-repeated="4"/>
          <table:table-cell/>
          <table:table-cell table:style-name="ce35" office:value-type="string" calcext:value-type="string">
            <text:p>Analytic Value:</text:p>
          </table:table-cell>
          <table:table-cell table:style-name="ce35" table:number-columns-repeated="2"/>
          <table:table-cell table:style-name="ce41" table:formula="of:=INFO.OBBA.OBBA.OBGET(INFO.OBBA.OBBA.OBCALL(&quot;&quot;;obLibs&amp;&quot;net.finmath.functions.AnalyticFormulas&quot;;&quot;blackScholesOptionValue&quot;;[.B19];[.B20];[.B21];[.G9];[.G10]))" office:value-type="float" office:value="18.9936784262154" calcext:value-type="float">
            <text:p>18.994</text:p>
          </table:table-cell>
          <table:table-cell table:number-columns-repeated="1014"/>
        </table:table-row>
        <table:table-row table:style-name="ro2">
          <table:table-cell/>
          <table:table-cell table:style-name="ce26" office:value-type="string" calcext:value-type="string">
            <text:p>Object:</text:p>
          </table:table-cell>
          <table:table-cell table:style-name="ce26" table:number-columns-repeated="3"/>
          <table:table-cell/>
          <table:table-cell table:style-name="ce35" table:number-columns-repeated="3"/>
          <table:table-cell table:style-name="ce41"/>
          <table:table-cell table:number-columns-repeated="1014"/>
        </table:table-row>
        <table:table-row table:style-name="ro2">
          <table:table-cell/>
          <table:table-cell table:style-name="ce27" table:formula="of:=INFO.OBBA.OBBA.OBMAKE([.C24];obLibs&amp;[.C17];[.B19:.B21])" office:value-type="string" office:string-value="model &#10;[4742]" calcext:value-type="string">
            <text:p>model </text:p>
            <text:p>[4742]</text:p>
          </table:table-cell>
          <table:table-cell table:style-name="ce27" office:value-type="string" calcext:value-type="string">
            <text:p>model</text:p>
          </table:table-cell>
          <table:table-cell table:style-name="ce27" table:number-columns-repeated="2"/>
          <table:table-cell/>
          <table:table-cell table:style-name="ce35">
            <draw:frame table:end-cell-address="MonteCarloBlackScholes.J41" table:end-x="26.52mm" table:end-y="0.32mm" draw:z-index="0" draw:name="Diagramm 1" draw:style-name="gr1" draw:text-style-name="P1" svg:width="116.82mm" svg:height="70.49mm" svg:x="1.99mm" svg:y="0.89mm">
              <loext:p draw:notify-on-update-of-ranges="MonteCarloBlackScholes.B63:MonteCarloBlackScholes.B312 MonteCarloBlackScholes.F61:MonteCarloBlackScholes.F61 MonteCarloBlackScholes.F63:MonteCarloBlackScholes.F312 MonteCarloBlackScholes.B63:MonteCarloBlackScholes.B312 MonteCarloBlackScholes.C61:MonteCarloBlackScholes.C61 MonteCarloBlackScholes.C63:MonteCarloBlackScholes.C312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35" table:number-columns-repeated="2"/>
          <table:table-cell table:style-name="ce41"/>
          <table:table-cell table:number-columns-repeated="1014"/>
        </table:table-row>
        <table:table-row table:style-name="ro2">
          <table:table-cell/>
          <table:table-cell table:style-name="ce25" table:number-columns-repeated="4"/>
          <table:table-cell/>
          <table:table-cell table:style-name="ce35" table:number-columns-repeated="3"/>
          <table:table-cell table:style-name="ce41"/>
          <table:table-cell table:number-columns-repeated="1014"/>
        </table:table-row>
        <table:table-row table:style-name="ro2">
          <table:table-cell/>
          <table:table-cell table:style-name="ce24" office:value-type="string" calcext:value-type="string">
            <text:p>Brownian Motion</text:p>
          </table:table-cell>
          <table:table-cell table:style-name="ce24" table:number-columns-repeated="3"/>
          <table:table-cell/>
          <table:table-cell table:style-name="ce35" table:number-columns-repeated="3"/>
          <table:table-cell table:style-name="ce41"/>
          <table:table-cell table:number-columns-repeated="1014"/>
        </table:table-row>
        <table:table-row table:style-name="ro2">
          <table:table-cell/>
          <table:table-cell table:style-name="ce25" office:value-type="string" calcext:value-type="string">
            <text:p>className</text:p>
          </table:table-cell>
          <table:table-cell table:style-name="ce25" office:value-type="string" calcext:value-type="string">
            <text:p>net.finmath.montecarlo.BrownianMotion</text:p>
          </table:table-cell>
          <table:table-cell table:style-name="ce25" table:number-columns-repeated="2"/>
          <table:table-cell/>
          <table:table-cell table:style-name="ce35" table:number-columns-repeated="3"/>
          <table:table-cell table:style-name="ce41"/>
          <table:table-cell table:number-columns-repeated="1014"/>
        </table:table-row>
        <table:table-row table:style-name="ro2">
          <table:table-cell/>
          <table:table-cell table:style-name="ce26" office:value-type="string" calcext:value-type="string">
            <text:p>Parameters:</text:p>
          </table:table-cell>
          <table:table-cell table:style-name="ce26" table:number-columns-repeated="3"/>
          <table:table-cell/>
          <table:table-cell table:style-name="ce35" table:number-columns-repeated="3"/>
          <table:table-cell table:style-name="ce41"/>
          <table:table-cell table:number-columns-repeated="1014"/>
        </table:table-row>
        <table:table-row table:style-name="ro2">
          <table:table-cell/>
          <table:table-cell table:style-name="ce25" table:formula="of:=[.B14]" office:value-type="string" office:string-value="timeDiscretization &#10;[4738]" calcext:value-type="string">
            <text:p>timeDiscretization </text:p>
            <text:p>[4738]</text:p>
          </table:table-cell>
          <table:table-cell table:style-name="ce27" office:value-type="string" calcext:value-type="string">
            <text:p>time disc</text:p>
          </table:table-cell>
          <table:table-cell table:style-name="ce27" office:value-type="string" calcext:value-type="string">
            <text:p>object</text:p>
          </table:table-cell>
          <table:table-cell table:style-name="ce27"/>
          <table:table-cell/>
          <table:table-cell table:style-name="ce35" table:number-columns-repeated="3"/>
          <table:table-cell table:style-name="ce41"/>
          <table:table-cell table:number-columns-repeated="1014"/>
        </table:table-row>
        <table:table-row table:style-name="ro2">
          <table:table-cell/>
          <table:table-cell table:style-name="ce25" table:formula="of:=INFO.OBBA.OBBA.OBMAKE([.C30];[.D30];[.E30])" office:value-type="string" office:string-value="numberOfFactors &#10;[4768]" calcext:value-type="string">
            <text:p>numberOfFactors </text:p>
            <text:p>[4768]</text:p>
          </table:table-cell>
          <table:table-cell table:style-name="ce27" office:value-type="string" calcext:value-type="string">
            <text:p>numberOfFactors</text:p>
          </table:table-cell>
          <table:table-cell table:style-name="ce27" office:value-type="string" calcext:value-type="string">
            <text:p>int</text:p>
          </table:table-cell>
          <table:table-cell table:style-name="ce31" office:value-type="float" office:value="1" calcext:value-type="float">
            <text:p>1</text:p>
          </table:table-cell>
          <table:table-cell/>
          <table:table-cell table:style-name="ce35" table:number-columns-repeated="3"/>
          <table:table-cell table:style-name="ce41"/>
          <table:table-cell table:number-columns-repeated="1014"/>
        </table:table-row>
        <table:table-row table:style-name="ro2">
          <table:table-cell/>
          <table:table-cell table:style-name="ce25" table:formula="of:=INFO.OBBA.OBBA.OBMAKE([.C31];[.D31];[.E31])" office:value-type="string" office:string-value="numberOfPaths &#10;[4729]" calcext:value-type="string">
            <text:p>numberOfPaths </text:p>
            <text:p>[4729]</text:p>
          </table:table-cell>
          <table:table-cell table:style-name="ce27" office:value-type="string" calcext:value-type="string">
            <text:p>numberOfPaths</text:p>
          </table:table-cell>
          <table:table-cell table:style-name="ce27" office:value-type="string" calcext:value-type="string">
            <text:p>int</text:p>
          </table:table-cell>
          <table:table-cell table:style-name="ce31" office:value-type="float" office:value="10000" calcext:value-type="float">
            <text:p>10000</text:p>
          </table:table-cell>
          <table:table-cell/>
          <table:table-cell table:style-name="ce35" table:number-columns-repeated="3"/>
          <table:table-cell table:style-name="ce41"/>
          <table:table-cell table:number-columns-repeated="1014"/>
        </table:table-row>
        <table:table-row table:style-name="ro2">
          <table:table-cell/>
          <table:table-cell table:style-name="ce25" table:formula="of:=INFO.OBBA.OBBA.OBMAKE([.C32];[.D32];[.E32])" office:value-type="string" office:string-value="seed &#10;[4730]" calcext:value-type="string">
            <text:p>seed </text:p>
            <text:p>[4730]</text:p>
          </table:table-cell>
          <table:table-cell table:style-name="ce27" office:value-type="string" calcext:value-type="string">
            <text:p>seed</text:p>
          </table:table-cell>
          <table:table-cell table:style-name="ce27" office:value-type="string" calcext:value-type="string">
            <text:p>int</text:p>
          </table:table-cell>
          <table:table-cell table:style-name="ce31" office:value-type="float" office:value="3131" calcext:value-type="float">
            <text:p>3131</text:p>
          </table:table-cell>
          <table:table-cell/>
          <table:table-cell table:style-name="ce35" table:number-columns-repeated="3"/>
          <table:table-cell table:style-name="ce41"/>
          <table:table-cell table:number-columns-repeated="1014"/>
        </table:table-row>
        <table:table-row table:style-name="ro2">
          <table:table-cell/>
          <table:table-cell table:style-name="ce25" table:number-columns-repeated="4"/>
          <table:table-cell/>
          <table:table-cell table:style-name="ce35" table:number-columns-repeated="3"/>
          <table:table-cell table:style-name="ce41"/>
          <table:table-cell table:number-columns-repeated="1014"/>
        </table:table-row>
        <table:table-row table:style-name="ro2">
          <table:table-cell/>
          <table:table-cell table:style-name="ce26" office:value-type="string" calcext:value-type="string">
            <text:p>Object:</text:p>
          </table:table-cell>
          <table:table-cell table:style-name="ce26" table:number-columns-repeated="3"/>
          <table:table-cell/>
          <table:table-cell table:style-name="ce35" table:number-columns-repeated="3"/>
          <table:table-cell table:style-name="ce41"/>
          <table:table-cell table:number-columns-repeated="1014"/>
        </table:table-row>
        <table:table-row table:style-name="ro2">
          <table:table-cell/>
          <table:table-cell table:style-name="ce27" table:formula="of:=INFO.OBBA.OBBA.OBMAKE([.C35];obLibs&amp;[.C27];[.B29:.B32])" office:value-type="string" office:string-value="brownianMotion &#10;[4769]" calcext:value-type="string">
            <text:p>brownianMotion </text:p>
            <text:p>[4769]</text:p>
          </table:table-cell>
          <table:table-cell table:style-name="ce27" office:value-type="string" calcext:value-type="string">
            <text:p>brownianMotion</text:p>
          </table:table-cell>
          <table:table-cell table:style-name="ce27" table:number-columns-repeated="2"/>
          <table:table-cell/>
          <table:table-cell table:style-name="ce35" table:number-columns-repeated="3"/>
          <table:table-cell table:style-name="ce41"/>
          <table:table-cell table:number-columns-repeated="1014"/>
        </table:table-row>
        <table:table-row table:style-name="ro2">
          <table:table-cell/>
          <table:table-cell table:style-name="ce27" table:number-columns-repeated="4"/>
          <table:table-cell/>
          <table:table-cell table:style-name="ce35" table:number-columns-repeated="3"/>
          <table:table-cell table:style-name="ce41"/>
          <table:table-cell table:number-columns-repeated="1014"/>
        </table:table-row>
        <table:table-row table:style-name="ro2">
          <table:table-cell/>
          <table:table-cell table:style-name="ce24" office:value-type="string" calcext:value-type="string">
            <text:p>Euler Scheme</text:p>
          </table:table-cell>
          <table:table-cell table:style-name="ce24" table:number-columns-repeated="3"/>
          <table:table-cell/>
          <table:table-cell table:style-name="ce35" table:number-columns-repeated="3"/>
          <table:table-cell table:style-name="ce41"/>
          <table:table-cell table:number-columns-repeated="1014"/>
        </table:table-row>
        <table:table-row table:style-name="ro2">
          <table:table-cell/>
          <table:table-cell table:style-name="ce25" office:value-type="string" calcext:value-type="string">
            <text:p>className</text:p>
          </table:table-cell>
          <table:table-cell table:style-name="ce25" office:value-type="string" calcext:value-type="string">
            <text:p>net.finmath.montecarlo.process.ProcessEulerScheme</text:p>
          </table:table-cell>
          <table:table-cell table:style-name="ce25" table:number-columns-repeated="2"/>
          <table:table-cell/>
          <table:table-cell table:style-name="ce35" table:number-columns-repeated="3"/>
          <table:table-cell table:style-name="ce41"/>
          <table:table-cell table:number-columns-repeated="1014"/>
        </table:table-row>
        <table:table-row table:style-name="ro2">
          <table:table-cell/>
          <table:table-cell table:style-name="ce26" office:value-type="string" calcext:value-type="string">
            <text:p>Parameters:</text:p>
          </table:table-cell>
          <table:table-cell table:style-name="ce26" table:number-columns-repeated="3"/>
          <table:table-cell/>
          <table:table-cell table:style-name="ce35" table:number-columns-repeated="3"/>
          <table:table-cell table:style-name="ce41"/>
          <table:table-cell table:number-columns-repeated="1014"/>
        </table:table-row>
        <table:table-row table:style-name="ro2">
          <table:table-cell/>
          <table:table-cell table:style-name="ce25" table:formula="of:=[.B35]" office:value-type="string" office:string-value="brownianMotion &#10;[4769]" calcext:value-type="string">
            <text:p>brownianMotion </text:p>
            <text:p>[4769]</text:p>
          </table:table-cell>
          <table:table-cell table:style-name="ce27"/>
          <table:table-cell table:style-name="ce27" office:value-type="string" calcext:value-type="string">
            <text:p>object</text:p>
          </table:table-cell>
          <table:table-cell table:style-name="ce27"/>
          <table:table-cell/>
          <table:table-cell table:style-name="ce35" table:number-columns-repeated="3"/>
          <table:table-cell table:style-name="ce41"/>
          <table:table-cell table:number-columns-repeated="1014"/>
        </table:table-row>
        <table:table-row table:style-name="ro2">
          <table:table-cell/>
          <table:table-cell table:style-name="ce25" table:number-columns-repeated="4"/>
          <table:table-cell/>
          <table:table-cell table:style-name="ce35" table:number-columns-repeated="3"/>
          <table:table-cell table:style-name="ce41"/>
          <table:table-cell table:number-columns-repeated="1014"/>
        </table:table-row>
        <table:table-row table:style-name="ro2">
          <table:table-cell/>
          <table:table-cell table:style-name="ce26" office:value-type="string" calcext:value-type="string">
            <text:p>Object:</text:p>
          </table:table-cell>
          <table:table-cell table:style-name="ce26" table:number-columns-repeated="3"/>
          <table:table-cell/>
          <table:table-cell table:style-name="ce35" table:number-columns-repeated="3"/>
          <table:table-cell table:style-name="ce41"/>
          <table:table-cell table:number-columns-repeated="1014"/>
        </table:table-row>
        <table:table-row table:style-name="ro2">
          <table:table-cell/>
          <table:table-cell table:style-name="ce27" table:formula="of:=INFO.OBBA.OBBA.OBMAKE([.C43];obLibs&amp;[.C38];[.B40:.B40])" office:value-type="string" office:string-value="eulerScheme &#10;[4770]" calcext:value-type="string">
            <text:p>eulerScheme </text:p>
            <text:p>[4770]</text:p>
          </table:table-cell>
          <table:table-cell table:style-name="ce27" office:value-type="string" calcext:value-type="string">
            <text:p>eulerScheme</text:p>
          </table:table-cell>
          <table:table-cell table:style-name="ce27" table:number-columns-repeated="2"/>
          <table:table-cell/>
          <table:table-cell table:style-name="ce35" table:number-columns-repeated="3"/>
          <table:table-cell table:style-name="ce41"/>
          <table:table-cell table:number-columns-repeated="1014"/>
        </table:table-row>
        <table:table-row table:style-name="ro2">
          <table:table-cell/>
          <table:table-cell table:style-name="ce27" table:number-columns-repeated="4"/>
          <table:table-cell/>
          <table:table-cell table:style-name="ce35" table:number-columns-repeated="3"/>
          <table:table-cell table:style-name="ce41"/>
          <table:table-cell table:number-columns-repeated="1014"/>
        </table:table-row>
        <table:table-row table:style-name="ro2">
          <table:table-cell/>
          <table:table-cell table:style-name="ce24" office:value-type="string" calcext:value-type="string">
            <text:p>Monte Carlo Simulation of Heston Model with Euler Scheme</text:p>
          </table:table-cell>
          <table:table-cell table:style-name="ce24" table:number-columns-repeated="3"/>
          <table:table-cell/>
          <table:table-cell table:style-name="ce35" table:number-columns-repeated="3"/>
          <table:table-cell table:style-name="ce41"/>
          <table:table-cell table:number-columns-repeated="1014"/>
        </table:table-row>
        <table:table-row table:style-name="ro2">
          <table:table-cell/>
          <table:table-cell table:style-name="ce25" office:value-type="string" calcext:value-type="string">
            <text:p>className</text:p>
          </table:table-cell>
          <table:table-cell table:style-name="ce25" office:value-type="string" calcext:value-type="string">
            <text:p>net.finmath.montecarlo.assetderivativevaluation.MonteCarloAssetModel</text:p>
          </table:table-cell>
          <table:table-cell table:style-name="ce25" table:number-columns-repeated="2"/>
          <table:table-cell/>
          <table:table-cell table:style-name="ce35" table:number-columns-repeated="3"/>
          <table:table-cell table:style-name="ce41"/>
          <table:table-cell table:number-columns-repeated="1014"/>
        </table:table-row>
        <table:table-row table:style-name="ro2">
          <table:table-cell/>
          <table:table-cell table:style-name="ce26" office:value-type="string" calcext:value-type="string">
            <text:p>Parameters:</text:p>
          </table:table-cell>
          <table:table-cell table:style-name="ce26" table:number-columns-repeated="3"/>
          <table:table-cell/>
          <table:table-cell table:style-name="ce35" table:number-columns-repeated="3"/>
          <table:table-cell table:style-name="ce41"/>
          <table:table-cell table:number-columns-repeated="1014"/>
        </table:table-row>
        <table:table-row table:style-name="ro2">
          <table:table-cell/>
          <table:table-cell table:style-name="ce25" table:formula="of:=[.B24]" office:value-type="string" office:string-value="model &#10;[4742]" calcext:value-type="string">
            <text:p>model </text:p>
            <text:p>[4742]</text:p>
          </table:table-cell>
          <table:table-cell table:style-name="ce27"/>
          <table:table-cell table:style-name="ce27" office:value-type="string" calcext:value-type="string">
            <text:p>object</text:p>
          </table:table-cell>
          <table:table-cell table:style-name="ce27"/>
          <table:table-cell/>
          <table:table-cell table:style-name="ce35" table:number-columns-repeated="3"/>
          <table:table-cell table:style-name="ce41"/>
          <table:table-cell table:number-columns-repeated="1014"/>
        </table:table-row>
        <table:table-row table:style-name="ro2">
          <table:table-cell/>
          <table:table-cell table:style-name="ce25" table:formula="of:=[.B43]" office:value-type="string" office:string-value="eulerScheme &#10;[4770]" calcext:value-type="string">
            <text:p>eulerScheme </text:p>
            <text:p>[4770]</text:p>
          </table:table-cell>
          <table:table-cell table:style-name="ce27" table:number-columns-repeated="3"/>
          <table:table-cell/>
          <table:table-cell table:style-name="ce35" table:number-columns-repeated="3"/>
          <table:table-cell table:style-name="ce41"/>
          <table:table-cell table:number-columns-repeated="1014"/>
        </table:table-row>
        <table:table-row table:style-name="ro2">
          <table:table-cell/>
          <table:table-cell table:style-name="ce25" table:number-columns-repeated="4"/>
          <table:table-cell table:number-columns-repeated="1019"/>
        </table:table-row>
        <table:table-row table:style-name="ro2">
          <table:table-cell/>
          <table:table-cell table:style-name="ce26" office:value-type="string" calcext:value-type="string">
            <text:p>Object:</text:p>
          </table:table-cell>
          <table:table-cell table:style-name="ce26" table:number-columns-repeated="3"/>
          <table:table-cell table:number-columns-repeated="1019"/>
        </table:table-row>
        <table:table-row table:style-name="ro2">
          <table:table-cell/>
          <table:table-cell table:style-name="ce27" table:formula="of:=INFO.OBBA.OBBA.OBMAKE([.C52];obLibs&amp;[.C46];[.B48:.B49])" office:value-type="string" office:string-value="simulation &#10;[4771]" calcext:value-type="string">
            <text:p>simulation </text:p>
            <text:p>[4771]</text:p>
          </table:table-cell>
          <table:table-cell table:style-name="ce27" office:value-type="string" calcext:value-type="string">
            <text:p>simulation</text:p>
          </table:table-cell>
          <table:table-cell table:style-name="ce27" table:number-columns-repeated="2"/>
          <table:table-cell table:number-columns-repeated="1019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plication</text:p>
          </table:table-cell>
          <table:table-cell table:number-columns-repeated="2"/>
          <table:table-cell office:value-type="string" calcext:value-type="string">
            <text:p>derivative payoff</text:p>
          </table:table-cell>
          <table:table-cell table:number-columns-repeated="1018"/>
        </table:table-row>
        <table:table-row table:style-name="ro2">
          <table:table-cell/>
          <table:table-cell table:formula="of:=INFO.OBBA.OBBA.OBCALL(&quot;underlyingValue&quot;;[.B52];&quot;getAssetValue&quot;;[.G19];INFO.OBBA.OBBA.OBMAKE(&quot;&quot;;&quot;int&quot;;0))" office:value-type="string" office:string-value="underlyingValue &#10;[4773]" calcext:value-type="string">
            <text:p>underlyingValue </text:p>
            <text:p>[4773]</text:p>
          </table:table-cell>
          <table:table-cell table:formula="of:=INFO.OBBA.OBBA.OBCALL(&quot;productValues&quot;;[.G15];&quot;getValue&quot;;[.G19];[.$B$52])" office:value-type="string" office:string-value="productValues &#10;[4778]" calcext:value-type="string">
            <text:p>productValues </text:p>
            <text:p>[4778]</text:p>
          </table:table-cell>
          <table:table-cell table:number-columns-repeated="2"/>
          <table:table-cell office:value-type="string" calcext:value-type="string">
            <text:p>payoff</text:p>
          </table:table-cell>
          <table:table-cell table:number-columns-repeated="1018"/>
        </table:table-row>
        <table:table-row table:style-name="ro2">
          <table:table-cell/>
          <table:table-cell table:style-name="ce28" table:number-matrix-columns-spanned="1" table:number-matrix-rows-spanned="250" table:formula="of:=TRANSPOSE(INFO.OBBA.OBBA.OBGET(INFO.OBBA.OBBA.OBCALL(&quot;&quot;;[.B62];&quot;getRealizations&quot;)))" office:value-type="float" office:value="81.898959668445" calcext:value-type="float">
            <text:p>81.9</text:p>
          </table:table-cell>
          <table:table-cell table:style-name="ce28" table:number-matrix-columns-spanned="1" table:number-matrix-rows-spanned="250" table:formula="of:=TRANSPOSE(INFO.OBBA.OBBA.OBGET(INFO.OBBA.OBBA.OBCALL(&quot;&quot;;[.C62];&quot;getRealizations&quot;)))" office:value-type="float" office:value="-0.593433358090643" calcext:value-type="float">
            <text:p>-0.6</text:p>
          </table:table-cell>
          <table:table-cell table:style-name="ce28" table:number-columns-repeated="2"/>
          <table:table-cell table:style-name="ce32" table:formula="of:=MAX([.B63]-[.$J$10];0)" office:value-type="float" office:value="0" calcext:value-type="float">
            <text:p>0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42.884105171806" calcext:value-type="float">
            <text:p>142.9</text:p>
          </table:table-cell>
          <table:table-cell table:style-name="ce28" office:value-type="float" office:value="40.0926765232078" calcext:value-type="float">
            <text:p>40.1</text:p>
          </table:table-cell>
          <table:table-cell table:style-name="ce28" table:number-columns-repeated="2"/>
          <table:table-cell table:style-name="ce32" table:formula="of:=MAX([.B64]-[.$J$10];0)" office:value-type="float" office:value="37.884105171806" calcext:value-type="float">
            <text:p>37.9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88.0242178145169" calcext:value-type="float">
            <text:p>88.0</text:p>
          </table:table-cell>
          <table:table-cell table:style-name="ce28" office:value-type="float" office:value="-0.238533083702968" calcext:value-type="float">
            <text:p>-0.2</text:p>
          </table:table-cell>
          <table:table-cell table:style-name="ce28" table:number-columns-repeated="2"/>
          <table:table-cell table:style-name="ce32" table:formula="of:=MAX([.B65]-[.$J$10];0)" office:value-type="float" office:value="0" calcext:value-type="float">
            <text:p>0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10.068316989596" calcext:value-type="float">
            <text:p>110.1</text:p>
          </table:table-cell>
          <table:table-cell table:style-name="ce28" office:value-type="float" office:value="6.86111501288303" calcext:value-type="float">
            <text:p>6.9</text:p>
          </table:table-cell>
          <table:table-cell table:style-name="ce28" table:number-columns-repeated="2"/>
          <table:table-cell table:style-name="ce32" table:formula="of:=MAX([.B66]-[.$J$10];0)" office:value-type="float" office:value="5.06831698959647" calcext:value-type="float">
            <text:p>5.1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87.3864182928381" calcext:value-type="float">
            <text:p>87.4</text:p>
          </table:table-cell>
          <table:table-cell table:style-name="ce28" office:value-type="float" office:value="-1.35380266317944" calcext:value-type="float">
            <text:p>-1.4</text:p>
          </table:table-cell>
          <table:table-cell table:style-name="ce28" table:number-columns-repeated="2"/>
          <table:table-cell table:style-name="ce32" table:formula="of:=MAX([.B67]-[.$J$10];0)" office:value-type="float" office:value="0" calcext:value-type="float">
            <text:p>0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21.987575221905" calcext:value-type="float">
            <text:p>122.0</text:p>
          </table:table-cell>
          <table:table-cell table:style-name="ce28" office:value-type="float" office:value="20.9445033141047" calcext:value-type="float">
            <text:p>20.9</text:p>
          </table:table-cell>
          <table:table-cell table:style-name="ce28" table:number-columns-repeated="2"/>
          <table:table-cell table:style-name="ce32" table:formula="of:=MAX([.B68]-[.$J$10];0)" office:value-type="float" office:value="16.9875752219051" calcext:value-type="float">
            <text:p>17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32.225056765366" calcext:value-type="float">
            <text:p>132.2</text:p>
          </table:table-cell>
          <table:table-cell table:style-name="ce28" office:value-type="float" office:value="27.9267861707009" calcext:value-type="float">
            <text:p>27.9</text:p>
          </table:table-cell>
          <table:table-cell table:style-name="ce28" table:number-columns-repeated="2"/>
          <table:table-cell table:style-name="ce32" table:formula="of:=MAX([.B69]-[.$J$10];0)" office:value-type="float" office:value="27.2250567653662" calcext:value-type="float">
            <text:p>27.2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10.151675124891" calcext:value-type="float">
            <text:p>110.2</text:p>
          </table:table-cell>
          <table:table-cell table:style-name="ce28" office:value-type="float" office:value="5.84979577404279" calcext:value-type="float">
            <text:p>5.8</text:p>
          </table:table-cell>
          <table:table-cell table:style-name="ce28" table:number-columns-repeated="2"/>
          <table:table-cell table:style-name="ce32" table:formula="of:=MAX([.B70]-[.$J$10];0)" office:value-type="float" office:value="5.1516751248914" calcext:value-type="float">
            <text:p>5.2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34.054901139755" calcext:value-type="float">
            <text:p>134.1</text:p>
          </table:table-cell>
          <table:table-cell table:style-name="ce28" office:value-type="float" office:value="29.3898350898634" calcext:value-type="float">
            <text:p>29.4</text:p>
          </table:table-cell>
          <table:table-cell table:style-name="ce28" table:number-columns-repeated="2"/>
          <table:table-cell table:style-name="ce32" table:formula="of:=MAX([.B71]-[.$J$10];0)" office:value-type="float" office:value="29.054901139755" calcext:value-type="float">
            <text:p>29.1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09.571855231193" calcext:value-type="float">
            <text:p>109.6</text:p>
          </table:table-cell>
          <table:table-cell table:style-name="ce28" office:value-type="float" office:value="7.28426158687265" calcext:value-type="float">
            <text:p>7.3</text:p>
          </table:table-cell>
          <table:table-cell table:style-name="ce28" table:number-columns-repeated="2"/>
          <table:table-cell table:style-name="ce32" table:formula="of:=MAX([.B72]-[.$J$10];0)" office:value-type="float" office:value="4.5718552311927" calcext:value-type="float">
            <text:p>4.6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97.0652538363257" calcext:value-type="float">
            <text:p>97.1</text:p>
          </table:table-cell>
          <table:table-cell table:style-name="ce28" office:value-type="float" office:value="-3.24757435264751" calcext:value-type="float">
            <text:p>-3.2</text:p>
          </table:table-cell>
          <table:table-cell table:style-name="ce28" table:number-columns-repeated="2"/>
          <table:table-cell table:style-name="ce32" table:formula="of:=MAX([.B73]-[.$J$10];0)" office:value-type="float" office:value="0" calcext:value-type="float">
            <text:p>0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75.648756083407" calcext:value-type="float">
            <text:p>175.6</text:p>
          </table:table-cell>
          <table:table-cell table:style-name="ce28" office:value-type="float" office:value="70.1572600309135" calcext:value-type="float">
            <text:p>70.2</text:p>
          </table:table-cell>
          <table:table-cell table:style-name="ce28" table:number-columns-repeated="2"/>
          <table:table-cell table:style-name="ce32" table:formula="of:=MAX([.B74]-[.$J$10];0)" office:value-type="float" office:value="70.6487560834071" calcext:value-type="float">
            <text:p>70.6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68.5478750634119" calcext:value-type="float">
            <text:p>68.5</text:p>
          </table:table-cell>
          <table:table-cell table:style-name="ce28" office:value-type="float" office:value="-1.52614382234662" calcext:value-type="float">
            <text:p>-1.5</text:p>
          </table:table-cell>
          <table:table-cell table:style-name="ce28" table:number-columns-repeated="2"/>
          <table:table-cell table:style-name="ce32" table:formula="of:=MAX([.B75]-[.$J$10];0)" office:value-type="float" office:value="0" calcext:value-type="float">
            <text:p>0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52.773431283789" calcext:value-type="float">
            <text:p>152.8</text:p>
          </table:table-cell>
          <table:table-cell table:style-name="ce28" office:value-type="float" office:value="48.7997185540175" calcext:value-type="float">
            <text:p>48.8</text:p>
          </table:table-cell>
          <table:table-cell table:style-name="ce28" table:number-columns-repeated="2"/>
          <table:table-cell table:style-name="ce32" table:formula="of:=MAX([.B76]-[.$J$10];0)" office:value-type="float" office:value="47.7734312837893" calcext:value-type="float">
            <text:p>47.8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88.1404204756763" calcext:value-type="float">
            <text:p>88.1</text:p>
          </table:table-cell>
          <table:table-cell table:style-name="ce28" office:value-type="float" office:value="-0.237309158211869" calcext:value-type="float">
            <text:p>-0.2</text:p>
          </table:table-cell>
          <table:table-cell table:style-name="ce28" table:number-columns-repeated="2"/>
          <table:table-cell table:style-name="ce32" table:formula="of:=MAX([.B77]-[.$J$10];0)" office:value-type="float" office:value="0" calcext:value-type="float">
            <text:p>0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72.0464419925132" calcext:value-type="float">
            <text:p>72.0</text:p>
          </table:table-cell>
          <table:table-cell table:style-name="ce28" office:value-type="float" office:value="4.9237601590612" calcext:value-type="float">
            <text:p>4.9</text:p>
          </table:table-cell>
          <table:table-cell table:style-name="ce28" table:number-columns-repeated="2"/>
          <table:table-cell table:style-name="ce32" table:formula="of:=MAX([.B78]-[.$J$10];0)" office:value-type="float" office:value="0" calcext:value-type="float">
            <text:p>0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45.5428429579225" calcext:value-type="float">
            <text:p>45.5</text:p>
          </table:table-cell>
          <table:table-cell table:style-name="ce28" office:value-type="float" office:value="0.862691197939655" calcext:value-type="float">
            <text:p>0.9</text:p>
          </table:table-cell>
          <table:table-cell table:style-name="ce28" table:number-columns-repeated="2"/>
          <table:table-cell table:style-name="ce32" table:formula="of:=MAX([.B79]-[.$J$10];0)" office:value-type="float" office:value="0" calcext:value-type="float">
            <text:p>0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96.0049329175153" calcext:value-type="float">
            <text:p>96.0</text:p>
          </table:table-cell>
          <table:table-cell table:style-name="ce28" office:value-type="float" office:value="6.53978843936119" calcext:value-type="float">
            <text:p>6.5</text:p>
          </table:table-cell>
          <table:table-cell table:style-name="ce28" table:number-columns-repeated="2"/>
          <table:table-cell table:style-name="ce32" table:formula="of:=MAX([.B80]-[.$J$10];0)" office:value-type="float" office:value="0" calcext:value-type="float">
            <text:p>0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61.94138384357" calcext:value-type="float">
            <text:p>161.9</text:p>
          </table:table-cell>
          <table:table-cell table:style-name="ce28" office:value-type="float" office:value="59.3956178151628" calcext:value-type="float">
            <text:p>59.4</text:p>
          </table:table-cell>
          <table:table-cell table:style-name="ce28" table:number-columns-repeated="2"/>
          <table:table-cell table:style-name="ce32" table:formula="of:=MAX([.B81]-[.$J$10];0)" office:value-type="float" office:value="56.9413838435704" calcext:value-type="float">
            <text:p>56.9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276.62837394945" calcext:value-type="float">
            <text:p>276.6</text:p>
          </table:table-cell>
          <table:table-cell table:style-name="ce28" office:value-type="float" office:value="167.875807876424" calcext:value-type="float">
            <text:p>167.9</text:p>
          </table:table-cell>
          <table:table-cell table:style-name="ce28" table:number-columns-repeated="2"/>
          <table:table-cell table:style-name="ce32" table:formula="of:=MAX([.B82]-[.$J$10];0)" office:value-type="float" office:value="171.62837394945" calcext:value-type="float">
            <text:p>171.6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202.729695090713" calcext:value-type="float">
            <text:p>202.7</text:p>
          </table:table-cell>
          <table:table-cell table:style-name="ce28" office:value-type="float" office:value="95.8442291158199" calcext:value-type="float">
            <text:p>95.8</text:p>
          </table:table-cell>
          <table:table-cell table:style-name="ce28" table:number-columns-repeated="2"/>
          <table:table-cell table:style-name="ce32" table:formula="of:=MAX([.B83]-[.$J$10];0)" office:value-type="float" office:value="97.7296950907127" calcext:value-type="float">
            <text:p>97.7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82.1268347104748" calcext:value-type="float">
            <text:p>82.1</text:p>
          </table:table-cell>
          <table:table-cell table:style-name="ce28" office:value-type="float" office:value="0.472581111642529" calcext:value-type="float">
            <text:p>0.5</text:p>
          </table:table-cell>
          <table:table-cell table:style-name="ce28" table:number-columns-repeated="2"/>
          <table:table-cell table:style-name="ce32" table:formula="of:=MAX([.B84]-[.$J$10];0)" office:value-type="float" office:value="0" calcext:value-type="float">
            <text:p>0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18.751308320085" calcext:value-type="float">
            <text:p>118.8</text:p>
          </table:table-cell>
          <table:table-cell table:style-name="ce28" office:value-type="float" office:value="16.8893248470112" calcext:value-type="float">
            <text:p>16.9</text:p>
          </table:table-cell>
          <table:table-cell table:style-name="ce28" table:number-columns-repeated="2"/>
          <table:table-cell table:style-name="ce32" table:formula="of:=MAX([.B85]-[.$J$10];0)" office:value-type="float" office:value="13.7513083200846" calcext:value-type="float">
            <text:p>13.8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79.6136255008025" calcext:value-type="float">
            <text:p>79.6</text:p>
          </table:table-cell>
          <table:table-cell table:style-name="ce28" office:value-type="float" office:value="1.29299275286009" calcext:value-type="float">
            <text:p>1.3</text:p>
          </table:table-cell>
          <table:table-cell table:style-name="ce28" table:number-columns-repeated="2"/>
          <table:table-cell table:style-name="ce32" table:formula="of:=MAX([.B86]-[.$J$10];0)" office:value-type="float" office:value="0" calcext:value-type="float">
            <text:p>0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54.2676526516494" calcext:value-type="float">
            <text:p>54.3</text:p>
          </table:table-cell>
          <table:table-cell table:style-name="ce28" office:value-type="float" office:value="-5.70530840123443" calcext:value-type="float">
            <text:p>-5.7</text:p>
          </table:table-cell>
          <table:table-cell table:style-name="ce28" table:number-columns-repeated="2"/>
          <table:table-cell table:style-name="ce32" table:formula="of:=MAX([.B87]-[.$J$10];0)" office:value-type="float" office:value="0" calcext:value-type="float">
            <text:p>0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51.7634444073393" calcext:value-type="float">
            <text:p>51.8</text:p>
          </table:table-cell>
          <table:table-cell table:style-name="ce28" office:value-type="float" office:value="-0.186268947599497" calcext:value-type="float">
            <text:p>-0.2</text:p>
          </table:table-cell>
          <table:table-cell table:style-name="ce28" table:number-columns-repeated="2"/>
          <table:table-cell table:style-name="ce32" table:formula="of:=MAX([.B88]-[.$J$10];0)" office:value-type="float" office:value="0" calcext:value-type="float">
            <text:p>0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48.855890416393" calcext:value-type="float">
            <text:p>148.9</text:p>
          </table:table-cell>
          <table:table-cell table:style-name="ce28" office:value-type="float" office:value="46.0381847189658" calcext:value-type="float">
            <text:p>46.0</text:p>
          </table:table-cell>
          <table:table-cell table:style-name="ce28" table:number-columns-repeated="2"/>
          <table:table-cell table:style-name="ce32" table:formula="of:=MAX([.B89]-[.$J$10];0)" office:value-type="float" office:value="43.8558904163931" calcext:value-type="float">
            <text:p>43.9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03.349351521387" calcext:value-type="float">
            <text:p>103.3</text:p>
          </table:table-cell>
          <table:table-cell table:style-name="ce28" office:value-type="float" office:value="-0.344533007629281" calcext:value-type="float">
            <text:p>-0.3</text:p>
          </table:table-cell>
          <table:table-cell table:style-name="ce28" table:number-columns-repeated="2"/>
          <table:table-cell table:style-name="ce32" table:formula="of:=MAX([.B90]-[.$J$10];0)" office:value-type="float" office:value="0" calcext:value-type="float">
            <text:p>0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78.8150940545751" calcext:value-type="float">
            <text:p>78.8</text:p>
          </table:table-cell>
          <table:table-cell table:style-name="ce28" office:value-type="float" office:value="3.1296990298316" calcext:value-type="float">
            <text:p>3.1</text:p>
          </table:table-cell>
          <table:table-cell table:style-name="ce28" table:number-columns-repeated="2"/>
          <table:table-cell table:style-name="ce32" table:formula="of:=MAX([.B91]-[.$J$10];0)" office:value-type="float" office:value="0" calcext:value-type="float">
            <text:p>0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76.474249938904" calcext:value-type="float">
            <text:p>76.5</text:p>
          </table:table-cell>
          <table:table-cell table:style-name="ce28" office:value-type="float" office:value="0.840158585448264" calcext:value-type="float">
            <text:p>0.8</text:p>
          </table:table-cell>
          <table:table-cell table:style-name="ce28" table:number-columns-repeated="2"/>
          <table:table-cell table:style-name="ce32" table:formula="of:=MAX([.B92]-[.$J$10];0)" office:value-type="float" office:value="0" calcext:value-type="float">
            <text:p>0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78.2264452672354" calcext:value-type="float">
            <text:p>78.2</text:p>
          </table:table-cell>
          <table:table-cell table:style-name="ce28" office:value-type="float" office:value="0.540839345872344" calcext:value-type="float">
            <text:p>0.5</text:p>
          </table:table-cell>
          <table:table-cell table:style-name="ce28" table:number-columns-repeated="2"/>
          <table:table-cell table:style-name="ce32" table:formula="of:=MAX([.B93]-[.$J$10];0)" office:value-type="float" office:value="0" calcext:value-type="float">
            <text:p>0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49.702614673567" calcext:value-type="float">
            <text:p>149.7</text:p>
          </table:table-cell>
          <table:table-cell table:style-name="ce28" office:value-type="float" office:value="42.7586319126925" calcext:value-type="float">
            <text:p>42.8</text:p>
          </table:table-cell>
          <table:table-cell table:style-name="ce28" table:number-columns-repeated="2"/>
          <table:table-cell table:style-name="ce32" table:formula="of:=MAX([.B94]-[.$J$10];0)" office:value-type="float" office:value="44.7026146735668" calcext:value-type="float">
            <text:p>44.7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34.355730608475" calcext:value-type="float">
            <text:p>134.4</text:p>
          </table:table-cell>
          <table:table-cell table:style-name="ce28" office:value-type="float" office:value="27.8982075458741" calcext:value-type="float">
            <text:p>27.9</text:p>
          </table:table-cell>
          <table:table-cell table:style-name="ce28" table:number-columns-repeated="2"/>
          <table:table-cell table:style-name="ce32" table:formula="of:=MAX([.B95]-[.$J$10];0)" office:value-type="float" office:value="29.3557306084749" calcext:value-type="float">
            <text:p>29.4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97.1966354216742" calcext:value-type="float">
            <text:p>97.2</text:p>
          </table:table-cell>
          <table:table-cell table:style-name="ce28" office:value-type="float" office:value="3.78600711016453" calcext:value-type="float">
            <text:p>3.8</text:p>
          </table:table-cell>
          <table:table-cell table:style-name="ce28" table:number-columns-repeated="2"/>
          <table:table-cell table:style-name="ce32" table:formula="of:=MAX([.B96]-[.$J$10];0)" office:value-type="float" office:value="0" calcext:value-type="float">
            <text:p>0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79.9693060038099" calcext:value-type="float">
            <text:p>80.0</text:p>
          </table:table-cell>
          <table:table-cell table:style-name="ce28" office:value-type="float" office:value="5.84493349658128" calcext:value-type="float">
            <text:p>5.8</text:p>
          </table:table-cell>
          <table:table-cell table:style-name="ce28" table:number-columns-repeated="2"/>
          <table:table-cell table:style-name="ce32" table:formula="of:=MAX([.B97]-[.$J$10];0)" office:value-type="float" office:value="0" calcext:value-type="float">
            <text:p>0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29.699705596793" calcext:value-type="float">
            <text:p>129.7</text:p>
          </table:table-cell>
          <table:table-cell table:style-name="ce28" office:value-type="float" office:value="25.8345262329977" calcext:value-type="float">
            <text:p>25.8</text:p>
          </table:table-cell>
          <table:table-cell table:style-name="ce28" table:number-columns-repeated="2"/>
          <table:table-cell table:style-name="ce32" table:formula="of:=MAX([.B98]-[.$J$10];0)" office:value-type="float" office:value="24.699705596793" calcext:value-type="float">
            <text:p>24.7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29.152877970597" calcext:value-type="float">
            <text:p>129.2</text:p>
          </table:table-cell>
          <table:table-cell table:style-name="ce28" office:value-type="float" office:value="23.9791406844152" calcext:value-type="float">
            <text:p>24.0</text:p>
          </table:table-cell>
          <table:table-cell table:style-name="ce28" table:number-columns-repeated="2"/>
          <table:table-cell table:style-name="ce32" table:formula="of:=MAX([.B99]-[.$J$10];0)" office:value-type="float" office:value="24.1528779705969" calcext:value-type="float">
            <text:p>24.2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99.3448343046376" calcext:value-type="float">
            <text:p>99.3</text:p>
          </table:table-cell>
          <table:table-cell table:style-name="ce28" office:value-type="float" office:value="-0.394426410592512" calcext:value-type="float">
            <text:p>-0.4</text:p>
          </table:table-cell>
          <table:table-cell table:style-name="ce28" table:number-columns-repeated="2"/>
          <table:table-cell table:style-name="ce32" table:formula="of:=MAX([.B100]-[.$J$10];0)" office:value-type="float" office:value="0" calcext:value-type="float">
            <text:p>0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97.3412279310664" calcext:value-type="float">
            <text:p>97.3</text:p>
          </table:table-cell>
          <table:table-cell table:style-name="ce28" office:value-type="float" office:value="-0.684927964858375" calcext:value-type="float">
            <text:p>-0.7</text:p>
          </table:table-cell>
          <table:table-cell table:style-name="ce28" table:number-columns-repeated="2"/>
          <table:table-cell table:style-name="ce32" table:formula="of:=MAX([.B101]-[.$J$10];0)" office:value-type="float" office:value="0" calcext:value-type="float">
            <text:p>0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92.9903159095" calcext:value-type="float">
            <text:p>193.0</text:p>
          </table:table-cell>
          <table:table-cell table:style-name="ce28" office:value-type="float" office:value="83.1093090073428" calcext:value-type="float">
            <text:p>83.1</text:p>
          </table:table-cell>
          <table:table-cell table:style-name="ce28" table:number-columns-repeated="2"/>
          <table:table-cell table:style-name="ce32" table:formula="of:=MAX([.B102]-[.$J$10];0)" office:value-type="float" office:value="87.9903159095001" calcext:value-type="float">
            <text:p>88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38.071920814588" calcext:value-type="float">
            <text:p>138.1</text:p>
          </table:table-cell>
          <table:table-cell table:style-name="ce28" office:value-type="float" office:value="33.9347600935782" calcext:value-type="float">
            <text:p>33.9</text:p>
          </table:table-cell>
          <table:table-cell table:style-name="ce28" table:number-columns-repeated="2"/>
          <table:table-cell table:style-name="ce32" table:formula="of:=MAX([.B103]-[.$J$10];0)" office:value-type="float" office:value="33.0719208145878" calcext:value-type="float">
            <text:p>33.1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58.416320757123" calcext:value-type="float">
            <text:p>158.4</text:p>
          </table:table-cell>
          <table:table-cell table:style-name="ce28" office:value-type="float" office:value="51.833431331829" calcext:value-type="float">
            <text:p>51.8</text:p>
          </table:table-cell>
          <table:table-cell table:style-name="ce28" table:number-columns-repeated="2"/>
          <table:table-cell table:style-name="ce32" table:formula="of:=MAX([.B104]-[.$J$10];0)" office:value-type="float" office:value="53.4163207571227" calcext:value-type="float">
            <text:p>53.4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18.8579177054" calcext:value-type="float">
            <text:p>118.9</text:p>
          </table:table-cell>
          <table:table-cell table:style-name="ce28" office:value-type="float" office:value="12.610487655699" calcext:value-type="float">
            <text:p>12.6</text:p>
          </table:table-cell>
          <table:table-cell table:style-name="ce28" table:number-columns-repeated="2"/>
          <table:table-cell table:style-name="ce32" table:formula="of:=MAX([.B105]-[.$J$10];0)" office:value-type="float" office:value="13.8579177054004" calcext:value-type="float">
            <text:p>13.9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78.5046910480635" calcext:value-type="float">
            <text:p>78.5</text:p>
          </table:table-cell>
          <table:table-cell table:style-name="ce28" office:value-type="float" office:value="5.14532839649091" calcext:value-type="float">
            <text:p>5.1</text:p>
          </table:table-cell>
          <table:table-cell table:style-name="ce28" table:number-columns-repeated="2"/>
          <table:table-cell table:style-name="ce32" table:formula="of:=MAX([.B106]-[.$J$10];0)" office:value-type="float" office:value="0" calcext:value-type="float">
            <text:p>0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16.276067038124" calcext:value-type="float">
            <text:p>116.3</text:p>
          </table:table-cell>
          <table:table-cell table:style-name="ce28" office:value-type="float" office:value="16.3387498674006" calcext:value-type="float">
            <text:p>16.3</text:p>
          </table:table-cell>
          <table:table-cell table:style-name="ce28" table:number-columns-repeated="2"/>
          <table:table-cell table:style-name="ce32" table:formula="of:=MAX([.B107]-[.$J$10];0)" office:value-type="float" office:value="11.276067038124" calcext:value-type="float">
            <text:p>11.3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74.9797788490545" calcext:value-type="float">
            <text:p>75.0</text:p>
          </table:table-cell>
          <table:table-cell table:style-name="ce28" office:value-type="float" office:value="2.49269892802833" calcext:value-type="float">
            <text:p>2.5</text:p>
          </table:table-cell>
          <table:table-cell table:style-name="ce28" table:number-columns-repeated="2"/>
          <table:table-cell table:style-name="ce32" table:formula="of:=MAX([.B108]-[.$J$10];0)" office:value-type="float" office:value="0" calcext:value-type="float">
            <text:p>0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02.154598824406" calcext:value-type="float">
            <text:p>102.2</text:p>
          </table:table-cell>
          <table:table-cell table:style-name="ce28" office:value-type="float" office:value="0.396542565687606" calcext:value-type="float">
            <text:p>0.4</text:p>
          </table:table-cell>
          <table:table-cell table:style-name="ce28" table:number-columns-repeated="2"/>
          <table:table-cell table:style-name="ce32" table:formula="of:=MAX([.B109]-[.$J$10];0)" office:value-type="float" office:value="0" calcext:value-type="float">
            <text:p>0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04.18092226635" calcext:value-type="float">
            <text:p>104.2</text:p>
          </table:table-cell>
          <table:table-cell table:style-name="ce28" office:value-type="float" office:value="3.64114242462222" calcext:value-type="float">
            <text:p>3.6</text:p>
          </table:table-cell>
          <table:table-cell table:style-name="ce28" table:number-columns-repeated="2"/>
          <table:table-cell table:style-name="ce32" table:formula="of:=MAX([.B110]-[.$J$10];0)" office:value-type="float" office:value="0" calcext:value-type="float">
            <text:p>0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92.7696714626789" calcext:value-type="float">
            <text:p>92.8</text:p>
          </table:table-cell>
          <table:table-cell table:style-name="ce28" office:value-type="float" office:value="-4.48436309861019" calcext:value-type="float">
            <text:p>-4.5</text:p>
          </table:table-cell>
          <table:table-cell table:style-name="ce28" table:number-columns-repeated="2"/>
          <table:table-cell table:style-name="ce32" table:formula="of:=MAX([.B111]-[.$J$10];0)" office:value-type="float" office:value="0" calcext:value-type="float">
            <text:p>0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12.814321693518" calcext:value-type="float">
            <text:p>112.8</text:p>
          </table:table-cell>
          <table:table-cell table:style-name="ce28" office:value-type="float" office:value="11.3725182061363" calcext:value-type="float">
            <text:p>11.4</text:p>
          </table:table-cell>
          <table:table-cell table:style-name="ce28" table:number-columns-repeated="2"/>
          <table:table-cell table:style-name="ce32" table:formula="of:=MAX([.B112]-[.$J$10];0)" office:value-type="float" office:value="7.81432169351844" calcext:value-type="float">
            <text:p>7.8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39.1562217318395" calcext:value-type="float">
            <text:p>39.2</text:p>
          </table:table-cell>
          <table:table-cell table:style-name="ce28" office:value-type="float" office:value="0.146078760327395" calcext:value-type="float">
            <text:p>0.1</text:p>
          </table:table-cell>
          <table:table-cell table:style-name="ce28" table:number-columns-repeated="2"/>
          <table:table-cell table:style-name="ce32" table:formula="of:=MAX([.B113]-[.$J$10];0)" office:value-type="float" office:value="0" calcext:value-type="float">
            <text:p>0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57.656414546365" calcext:value-type="float">
            <text:p>157.7</text:p>
          </table:table-cell>
          <table:table-cell table:style-name="ce28" office:value-type="float" office:value="52.2012783089611" calcext:value-type="float">
            <text:p>52.2</text:p>
          </table:table-cell>
          <table:table-cell table:style-name="ce28" table:number-columns-repeated="2"/>
          <table:table-cell table:style-name="ce32" table:formula="of:=MAX([.B114]-[.$J$10];0)" office:value-type="float" office:value="52.6564145463651" calcext:value-type="float">
            <text:p>52.7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57.273358996893" calcext:value-type="float">
            <text:p>157.3</text:p>
          </table:table-cell>
          <table:table-cell table:style-name="ce28" office:value-type="float" office:value="48.3461293927018" calcext:value-type="float">
            <text:p>48.3</text:p>
          </table:table-cell>
          <table:table-cell table:style-name="ce28" table:number-columns-repeated="2"/>
          <table:table-cell table:style-name="ce32" table:formula="of:=MAX([.B115]-[.$J$10];0)" office:value-type="float" office:value="52.2733589968933" calcext:value-type="float">
            <text:p>52.3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88.2013419593965" calcext:value-type="float">
            <text:p>88.2</text:p>
          </table:table-cell>
          <table:table-cell table:style-name="ce28" office:value-type="float" office:value="-2.37025035562137" calcext:value-type="float">
            <text:p>-2.4</text:p>
          </table:table-cell>
          <table:table-cell table:style-name="ce28" table:number-columns-repeated="2"/>
          <table:table-cell table:style-name="ce32" table:formula="of:=MAX([.B116]-[.$J$10];0)" office:value-type="float" office:value="0" calcext:value-type="float">
            <text:p>0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69.894444290744" calcext:value-type="float">
            <text:p>169.9</text:p>
          </table:table-cell>
          <table:table-cell table:style-name="ce28" office:value-type="float" office:value="63.5169244349318" calcext:value-type="float">
            <text:p>63.5</text:p>
          </table:table-cell>
          <table:table-cell table:style-name="ce28" table:number-columns-repeated="2"/>
          <table:table-cell table:style-name="ce32" table:formula="of:=MAX([.B117]-[.$J$10];0)" office:value-type="float" office:value="64.8944442907442" calcext:value-type="float">
            <text:p>64.9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94.8719411116451" calcext:value-type="float">
            <text:p>94.9</text:p>
          </table:table-cell>
          <table:table-cell table:style-name="ce28" office:value-type="float" office:value="5.48886010522802" calcext:value-type="float">
            <text:p>5.5</text:p>
          </table:table-cell>
          <table:table-cell table:style-name="ce28" table:number-columns-repeated="2"/>
          <table:table-cell table:style-name="ce32" table:formula="of:=MAX([.B118]-[.$J$10];0)" office:value-type="float" office:value="0" calcext:value-type="float">
            <text:p>0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02.966393990679" calcext:value-type="float">
            <text:p>103.0</text:p>
          </table:table-cell>
          <table:table-cell table:style-name="ce28" office:value-type="float" office:value="-0.262192056139945" calcext:value-type="float">
            <text:p>-0.3</text:p>
          </table:table-cell>
          <table:table-cell table:style-name="ce28" table:number-columns-repeated="2"/>
          <table:table-cell table:style-name="ce32" table:formula="of:=MAX([.B119]-[.$J$10];0)" office:value-type="float" office:value="0" calcext:value-type="float">
            <text:p>0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66.9230936223975" calcext:value-type="float">
            <text:p>66.9</text:p>
          </table:table-cell>
          <table:table-cell table:style-name="ce28" office:value-type="float" office:value="1.78214744355344" calcext:value-type="float">
            <text:p>1.8</text:p>
          </table:table-cell>
          <table:table-cell table:style-name="ce28" table:number-columns-repeated="2"/>
          <table:table-cell table:style-name="ce32" table:formula="of:=MAX([.B120]-[.$J$10];0)" office:value-type="float" office:value="0" calcext:value-type="float">
            <text:p>0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215.909560534393" calcext:value-type="float">
            <text:p>215.9</text:p>
          </table:table-cell>
          <table:table-cell table:style-name="ce28" office:value-type="float" office:value="112.736550497423" calcext:value-type="float">
            <text:p>112.7</text:p>
          </table:table-cell>
          <table:table-cell table:style-name="ce28" table:number-columns-repeated="2"/>
          <table:table-cell table:style-name="ce32" table:formula="of:=MAX([.B121]-[.$J$10];0)" office:value-type="float" office:value="110.909560534393" calcext:value-type="float">
            <text:p>110.9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61.349076447888" calcext:value-type="float">
            <text:p>61.3</text:p>
          </table:table-cell>
          <table:table-cell table:style-name="ce28" office:value-type="float" office:value="-1.58032305721285" calcext:value-type="float">
            <text:p>-1.6</text:p>
          </table:table-cell>
          <table:table-cell table:style-name="ce28" table:number-columns-repeated="2"/>
          <table:table-cell table:style-name="ce32" table:formula="of:=MAX([.B122]-[.$J$10];0)" office:value-type="float" office:value="0" calcext:value-type="float">
            <text:p>0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74.3264805397155" calcext:value-type="float">
            <text:p>74.3</text:p>
          </table:table-cell>
          <table:table-cell table:style-name="ce28" office:value-type="float" office:value="-4.13056735804985" calcext:value-type="float">
            <text:p>-4.1</text:p>
          </table:table-cell>
          <table:table-cell table:style-name="ce28" table:number-columns-repeated="2"/>
          <table:table-cell table:style-name="ce32" table:formula="of:=MAX([.B123]-[.$J$10];0)" office:value-type="float" office:value="0" calcext:value-type="float">
            <text:p>0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57.8639947440227" calcext:value-type="float">
            <text:p>57.9</text:p>
          </table:table-cell>
          <table:table-cell table:style-name="ce28" office:value-type="float" office:value="-2.9830272707927" calcext:value-type="float">
            <text:p>-3.0</text:p>
          </table:table-cell>
          <table:table-cell table:style-name="ce28" table:number-columns-repeated="2"/>
          <table:table-cell table:style-name="ce32" table:formula="of:=MAX([.B124]-[.$J$10];0)" office:value-type="float" office:value="0" calcext:value-type="float">
            <text:p>0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03.563652726938" calcext:value-type="float">
            <text:p>103.6</text:p>
          </table:table-cell>
          <table:table-cell table:style-name="ce28" office:value-type="float" office:value="6.96324197900848" calcext:value-type="float">
            <text:p>7.0</text:p>
          </table:table-cell>
          <table:table-cell table:style-name="ce28" table:number-columns-repeated="2"/>
          <table:table-cell table:style-name="ce32" table:formula="of:=MAX([.B125]-[.$J$10];0)" office:value-type="float" office:value="0" calcext:value-type="float">
            <text:p>0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77.390511656907" calcext:value-type="float">
            <text:p>177.4</text:p>
          </table:table-cell>
          <table:table-cell table:style-name="ce28" office:value-type="float" office:value="68.8274133899556" calcext:value-type="float">
            <text:p>68.8</text:p>
          </table:table-cell>
          <table:table-cell table:style-name="ce28" table:number-columns-repeated="2"/>
          <table:table-cell table:style-name="ce32" table:formula="of:=MAX([.B126]-[.$J$10];0)" office:value-type="float" office:value="72.3905116569067" calcext:value-type="float">
            <text:p>72.4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86.8130620254945" calcext:value-type="float">
            <text:p>86.8</text:p>
          </table:table-cell>
          <table:table-cell table:style-name="ce28" office:value-type="float" office:value="3.09227875837929" calcext:value-type="float">
            <text:p>3.1</text:p>
          </table:table-cell>
          <table:table-cell table:style-name="ce28" table:number-columns-repeated="2"/>
          <table:table-cell table:style-name="ce32" table:formula="of:=MAX([.B127]-[.$J$10];0)" office:value-type="float" office:value="0" calcext:value-type="float">
            <text:p>0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25.522774482186" calcext:value-type="float">
            <text:p>125.5</text:p>
          </table:table-cell>
          <table:table-cell table:style-name="ce28" office:value-type="float" office:value="21.5391741517144" calcext:value-type="float">
            <text:p>21.5</text:p>
          </table:table-cell>
          <table:table-cell table:style-name="ce28" table:number-columns-repeated="2"/>
          <table:table-cell table:style-name="ce32" table:formula="of:=MAX([.B128]-[.$J$10];0)" office:value-type="float" office:value="20.5227744821859" calcext:value-type="float">
            <text:p>20.5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69.6385874942463" calcext:value-type="float">
            <text:p>69.6</text:p>
          </table:table-cell>
          <table:table-cell table:style-name="ce28" office:value-type="float" office:value="-1.0758660574722" calcext:value-type="float">
            <text:p>-1.1</text:p>
          </table:table-cell>
          <table:table-cell table:style-name="ce28" table:number-columns-repeated="2"/>
          <table:table-cell table:style-name="ce32" table:formula="of:=MAX([.B129]-[.$J$10];0)" office:value-type="float" office:value="0" calcext:value-type="float">
            <text:p>0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80.7767141654248" calcext:value-type="float">
            <text:p>80.8</text:p>
          </table:table-cell>
          <table:table-cell table:style-name="ce28" office:value-type="float" office:value="-0.744121093025829" calcext:value-type="float">
            <text:p>-0.7</text:p>
          </table:table-cell>
          <table:table-cell table:style-name="ce28" table:number-columns-repeated="2"/>
          <table:table-cell table:style-name="ce32" table:formula="of:=MAX([.B130]-[.$J$10];0)" office:value-type="float" office:value="0" calcext:value-type="float">
            <text:p>0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49.008382138496" calcext:value-type="float">
            <text:p>149.0</text:p>
          </table:table-cell>
          <table:table-cell table:style-name="ce28" office:value-type="float" office:value="42.197650926136" calcext:value-type="float">
            <text:p>42.2</text:p>
          </table:table-cell>
          <table:table-cell table:style-name="ce28" table:number-columns-repeated="2"/>
          <table:table-cell table:style-name="ce32" table:formula="of:=MAX([.B131]-[.$J$10];0)" office:value-type="float" office:value="44.0083821384964" calcext:value-type="float">
            <text:p>44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24.794744296152" calcext:value-type="float">
            <text:p>124.8</text:p>
          </table:table-cell>
          <table:table-cell table:style-name="ce28" office:value-type="float" office:value="17.2512902165244" calcext:value-type="float">
            <text:p>17.3</text:p>
          </table:table-cell>
          <table:table-cell table:style-name="ce28" table:number-columns-repeated="2"/>
          <table:table-cell table:style-name="ce32" table:formula="of:=MAX([.B132]-[.$J$10];0)" office:value-type="float" office:value="19.7947442961523" calcext:value-type="float">
            <text:p>19.8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50.4755141005886" calcext:value-type="float">
            <text:p>50.5</text:p>
          </table:table-cell>
          <table:table-cell table:style-name="ce28" office:value-type="float" office:value="-9.09936903884217" calcext:value-type="float">
            <text:p>-9.1</text:p>
          </table:table-cell>
          <table:table-cell table:style-name="ce28" table:number-columns-repeated="2"/>
          <table:table-cell table:style-name="ce32" table:formula="of:=MAX([.B133]-[.$J$10];0)" office:value-type="float" office:value="0" calcext:value-type="float">
            <text:p>0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77.3311515735763" calcext:value-type="float">
            <text:p>77.3</text:p>
          </table:table-cell>
          <table:table-cell table:style-name="ce28" office:value-type="float" office:value="-4.02885016289383" calcext:value-type="float">
            <text:p>-4.0</text:p>
          </table:table-cell>
          <table:table-cell table:style-name="ce28" table:number-columns-repeated="2"/>
          <table:table-cell table:style-name="ce32" table:formula="of:=MAX([.B134]-[.$J$10];0)" office:value-type="float" office:value="0" calcext:value-type="float">
            <text:p>0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93.8605354793111" calcext:value-type="float">
            <text:p>93.9</text:p>
          </table:table-cell>
          <table:table-cell table:style-name="ce28" office:value-type="float" office:value="-0.432856428331206" calcext:value-type="float">
            <text:p>-0.4</text:p>
          </table:table-cell>
          <table:table-cell table:style-name="ce28" table:number-columns-repeated="2"/>
          <table:table-cell table:style-name="ce32" table:formula="of:=MAX([.B135]-[.$J$10];0)" office:value-type="float" office:value="0" calcext:value-type="float">
            <text:p>0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63.5744840100854" calcext:value-type="float">
            <text:p>63.6</text:p>
          </table:table-cell>
          <table:table-cell table:style-name="ce28" office:value-type="float" office:value="-4.16974461767573" calcext:value-type="float">
            <text:p>-4.2</text:p>
          </table:table-cell>
          <table:table-cell table:style-name="ce28" table:number-columns-repeated="2"/>
          <table:table-cell table:style-name="ce32" table:formula="of:=MAX([.B136]-[.$J$10];0)" office:value-type="float" office:value="0" calcext:value-type="float">
            <text:p>0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66.0012637635384" calcext:value-type="float">
            <text:p>66.0</text:p>
          </table:table-cell>
          <table:table-cell table:style-name="ce28" office:value-type="float" office:value="0.81233040680428" calcext:value-type="float">
            <text:p>0.8</text:p>
          </table:table-cell>
          <table:table-cell table:style-name="ce28" table:number-columns-repeated="2"/>
          <table:table-cell table:style-name="ce32" table:formula="of:=MAX([.B137]-[.$J$10];0)" office:value-type="float" office:value="0" calcext:value-type="float">
            <text:p>0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93.83800909643" calcext:value-type="float">
            <text:p>93.8</text:p>
          </table:table-cell>
          <table:table-cell table:style-name="ce28" office:value-type="float" office:value="3.16930384391834" calcext:value-type="float">
            <text:p>3.2</text:p>
          </table:table-cell>
          <table:table-cell table:style-name="ce28" table:number-columns-repeated="2"/>
          <table:table-cell table:style-name="ce32" table:formula="of:=MAX([.B138]-[.$J$10];0)" office:value-type="float" office:value="0" calcext:value-type="float">
            <text:p>0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68.037138221825" calcext:value-type="float">
            <text:p>168.0</text:p>
          </table:table-cell>
          <table:table-cell table:style-name="ce28" office:value-type="float" office:value="60.5524872240514" calcext:value-type="float">
            <text:p>60.6</text:p>
          </table:table-cell>
          <table:table-cell table:style-name="ce28" table:number-columns-repeated="2"/>
          <table:table-cell table:style-name="ce32" table:formula="of:=MAX([.B139]-[.$J$10];0)" office:value-type="float" office:value="63.0371382218252" calcext:value-type="float">
            <text:p>63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77.2012612096475" calcext:value-type="float">
            <text:p>77.2</text:p>
          </table:table-cell>
          <table:table-cell table:style-name="ce28" office:value-type="float" office:value="1.23164529756351" calcext:value-type="float">
            <text:p>1.2</text:p>
          </table:table-cell>
          <table:table-cell table:style-name="ce28" table:number-columns-repeated="2"/>
          <table:table-cell table:style-name="ce32" table:formula="of:=MAX([.B140]-[.$J$10];0)" office:value-type="float" office:value="0" calcext:value-type="float">
            <text:p>0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81.2844349136654" calcext:value-type="float">
            <text:p>81.3</text:p>
          </table:table-cell>
          <table:table-cell table:style-name="ce28" office:value-type="float" office:value="0.735430156352364" calcext:value-type="float">
            <text:p>0.7</text:p>
          </table:table-cell>
          <table:table-cell table:style-name="ce28" table:number-columns-repeated="2"/>
          <table:table-cell table:style-name="ce32" table:formula="of:=MAX([.B141]-[.$J$10];0)" office:value-type="float" office:value="0" calcext:value-type="float">
            <text:p>0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372.984841034835" calcext:value-type="float">
            <text:p>373.0</text:p>
          </table:table-cell>
          <table:table-cell table:style-name="ce28" office:value-type="float" office:value="265.614947724138" calcext:value-type="float">
            <text:p>265.6</text:p>
          </table:table-cell>
          <table:table-cell table:style-name="ce28" table:number-columns-repeated="2"/>
          <table:table-cell table:style-name="ce32" table:formula="of:=MAX([.B142]-[.$J$10];0)" office:value-type="float" office:value="267.984841034835" calcext:value-type="float">
            <text:p>268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76.5001321163346" calcext:value-type="float">
            <text:p>76.5</text:p>
          </table:table-cell>
          <table:table-cell table:style-name="ce28" office:value-type="float" office:value="-3.15693867219384" calcext:value-type="float">
            <text:p>-3.2</text:p>
          </table:table-cell>
          <table:table-cell table:style-name="ce28" table:number-columns-repeated="2"/>
          <table:table-cell table:style-name="ce32" table:formula="of:=MAX([.B143]-[.$J$10];0)" office:value-type="float" office:value="0" calcext:value-type="float">
            <text:p>0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76.8516611003835" calcext:value-type="float">
            <text:p>76.9</text:p>
          </table:table-cell>
          <table:table-cell table:style-name="ce28" office:value-type="float" office:value="0.744351906452418" calcext:value-type="float">
            <text:p>0.7</text:p>
          </table:table-cell>
          <table:table-cell table:style-name="ce28" table:number-columns-repeated="2"/>
          <table:table-cell table:style-name="ce32" table:formula="of:=MAX([.B144]-[.$J$10];0)" office:value-type="float" office:value="0" calcext:value-type="float">
            <text:p>0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79.141959027825" calcext:value-type="float">
            <text:p>179.1</text:p>
          </table:table-cell>
          <table:table-cell table:style-name="ce28" office:value-type="float" office:value="74.1044958781413" calcext:value-type="float">
            <text:p>74.1</text:p>
          </table:table-cell>
          <table:table-cell table:style-name="ce28" table:number-columns-repeated="2"/>
          <table:table-cell table:style-name="ce32" table:formula="of:=MAX([.B145]-[.$J$10];0)" office:value-type="float" office:value="74.1419590278248" calcext:value-type="float">
            <text:p>74.1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52.2225522706182" calcext:value-type="float">
            <text:p>52.2</text:p>
          </table:table-cell>
          <table:table-cell table:style-name="ce28" office:value-type="float" office:value="-2.40880969848653" calcext:value-type="float">
            <text:p>-2.4</text:p>
          </table:table-cell>
          <table:table-cell table:style-name="ce28" table:number-columns-repeated="2"/>
          <table:table-cell table:style-name="ce32" table:formula="of:=MAX([.B146]-[.$J$10];0)" office:value-type="float" office:value="0" calcext:value-type="float">
            <text:p>0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81.8960374427411" calcext:value-type="float">
            <text:p>81.9</text:p>
          </table:table-cell>
          <table:table-cell table:style-name="ce28" office:value-type="float" office:value="-2.19436097557591" calcext:value-type="float">
            <text:p>-2.2</text:p>
          </table:table-cell>
          <table:table-cell table:style-name="ce28" table:number-columns-repeated="2"/>
          <table:table-cell table:style-name="ce32" table:formula="of:=MAX([.B147]-[.$J$10];0)" office:value-type="float" office:value="0" calcext:value-type="float">
            <text:p>0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76.4689962750196" calcext:value-type="float">
            <text:p>76.5</text:p>
          </table:table-cell>
          <table:table-cell table:style-name="ce28" office:value-type="float" office:value="-1.43606111882224" calcext:value-type="float">
            <text:p>-1.4</text:p>
          </table:table-cell>
          <table:table-cell table:style-name="ce28" table:number-columns-repeated="2"/>
          <table:table-cell table:style-name="ce32" table:formula="of:=MAX([.B148]-[.$J$10];0)" office:value-type="float" office:value="0" calcext:value-type="float">
            <text:p>0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81.025178535937" calcext:value-type="float">
            <text:p>181.0</text:p>
          </table:table-cell>
          <table:table-cell table:style-name="ce28" office:value-type="float" office:value="78.8172270356379" calcext:value-type="float">
            <text:p>78.8</text:p>
          </table:table-cell>
          <table:table-cell table:style-name="ce28" table:number-columns-repeated="2"/>
          <table:table-cell table:style-name="ce32" table:formula="of:=MAX([.B149]-[.$J$10];0)" office:value-type="float" office:value="76.0251785359368" calcext:value-type="float">
            <text:p>76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41.2787438510098" calcext:value-type="float">
            <text:p>41.3</text:p>
          </table:table-cell>
          <table:table-cell table:style-name="ce28" office:value-type="float" office:value="-2.30079379184664" calcext:value-type="float">
            <text:p>-2.3</text:p>
          </table:table-cell>
          <table:table-cell table:style-name="ce28" table:number-columns-repeated="2"/>
          <table:table-cell table:style-name="ce32" table:formula="of:=MAX([.B150]-[.$J$10];0)" office:value-type="float" office:value="0" calcext:value-type="float">
            <text:p>0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60.2076924384219" calcext:value-type="float">
            <text:p>60.2</text:p>
          </table:table-cell>
          <table:table-cell table:style-name="ce28" office:value-type="float" office:value="0.245172680793291" calcext:value-type="float">
            <text:p>0.2</text:p>
          </table:table-cell>
          <table:table-cell table:style-name="ce28" table:number-columns-repeated="2"/>
          <table:table-cell table:style-name="ce32" table:formula="of:=MAX([.B151]-[.$J$10];0)" office:value-type="float" office:value="0" calcext:value-type="float">
            <text:p>0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31.356737847042" calcext:value-type="float">
            <text:p>131.4</text:p>
          </table:table-cell>
          <table:table-cell table:style-name="ce28" office:value-type="float" office:value="22.5710035634637" calcext:value-type="float">
            <text:p>22.6</text:p>
          </table:table-cell>
          <table:table-cell table:style-name="ce28" table:number-columns-repeated="2"/>
          <table:table-cell table:style-name="ce32" table:formula="of:=MAX([.B152]-[.$J$10];0)" office:value-type="float" office:value="26.3567378470423" calcext:value-type="float">
            <text:p>26.4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17.186374391877" calcext:value-type="float">
            <text:p>117.2</text:p>
          </table:table-cell>
          <table:table-cell table:style-name="ce28" office:value-type="float" office:value="13.4973790624973" calcext:value-type="float">
            <text:p>13.5</text:p>
          </table:table-cell>
          <table:table-cell table:style-name="ce28" table:number-columns-repeated="2"/>
          <table:table-cell table:style-name="ce32" table:formula="of:=MAX([.B153]-[.$J$10];0)" office:value-type="float" office:value="12.1863743918773" calcext:value-type="float">
            <text:p>12.2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41.202424960594" calcext:value-type="float">
            <text:p>141.2</text:p>
          </table:table-cell>
          <table:table-cell table:style-name="ce28" office:value-type="float" office:value="33.3102503649184" calcext:value-type="float">
            <text:p>33.3</text:p>
          </table:table-cell>
          <table:table-cell table:style-name="ce28" table:number-columns-repeated="2"/>
          <table:table-cell table:style-name="ce32" table:formula="of:=MAX([.B154]-[.$J$10];0)" office:value-type="float" office:value="36.2024249605941" calcext:value-type="float">
            <text:p>36.2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24.008050963107" calcext:value-type="float">
            <text:p>124.0</text:p>
          </table:table-cell>
          <table:table-cell table:style-name="ce28" office:value-type="float" office:value="20.0213770919206" calcext:value-type="float">
            <text:p>20.0</text:p>
          </table:table-cell>
          <table:table-cell table:style-name="ce28" table:number-columns-repeated="2"/>
          <table:table-cell table:style-name="ce32" table:formula="of:=MAX([.B155]-[.$J$10];0)" office:value-type="float" office:value="19.0080509631067" calcext:value-type="float">
            <text:p>19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80.345982067678" calcext:value-type="float">
            <text:p>80.3</text:p>
          </table:table-cell>
          <table:table-cell table:style-name="ce28" office:value-type="float" office:value="0.0183913217165103" calcext:value-type="float">
            <text:p>0.0</text:p>
          </table:table-cell>
          <table:table-cell table:style-name="ce28" table:number-columns-repeated="2"/>
          <table:table-cell table:style-name="ce32" table:formula="of:=MAX([.B156]-[.$J$10];0)" office:value-type="float" office:value="0" calcext:value-type="float">
            <text:p>0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89.5312698292303" calcext:value-type="float">
            <text:p>89.5</text:p>
          </table:table-cell>
          <table:table-cell table:style-name="ce28" office:value-type="float" office:value="4.13045361660797" calcext:value-type="float">
            <text:p>4.1</text:p>
          </table:table-cell>
          <table:table-cell table:style-name="ce28" table:number-columns-repeated="2"/>
          <table:table-cell table:style-name="ce32" table:formula="of:=MAX([.B157]-[.$J$10];0)" office:value-type="float" office:value="0" calcext:value-type="float">
            <text:p>0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00.847031574532" calcext:value-type="float">
            <text:p>100.8</text:p>
          </table:table-cell>
          <table:table-cell table:style-name="ce28" office:value-type="float" office:value="-3.94796400974746" calcext:value-type="float">
            <text:p>-3.9</text:p>
          </table:table-cell>
          <table:table-cell table:style-name="ce28" table:number-columns-repeated="2"/>
          <table:table-cell table:style-name="ce32" table:formula="of:=MAX([.B158]-[.$J$10];0)" office:value-type="float" office:value="0" calcext:value-type="float">
            <text:p>0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72.3235214295173" calcext:value-type="float">
            <text:p>72.3</text:p>
          </table:table-cell>
          <table:table-cell table:style-name="ce28" office:value-type="float" office:value="-1.10434298434763" calcext:value-type="float">
            <text:p>-1.1</text:p>
          </table:table-cell>
          <table:table-cell table:style-name="ce28" table:number-columns-repeated="2"/>
          <table:table-cell table:style-name="ce32" table:formula="of:=MAX([.B159]-[.$J$10];0)" office:value-type="float" office:value="0" calcext:value-type="float">
            <text:p>0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77.2617717096676" calcext:value-type="float">
            <text:p>77.3</text:p>
          </table:table-cell>
          <table:table-cell table:style-name="ce28" office:value-type="float" office:value="0.495121639718136" calcext:value-type="float">
            <text:p>0.5</text:p>
          </table:table-cell>
          <table:table-cell table:style-name="ce28" table:number-columns-repeated="2"/>
          <table:table-cell table:style-name="ce32" table:formula="of:=MAX([.B160]-[.$J$10];0)" office:value-type="float" office:value="0" calcext:value-type="float">
            <text:p>0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213.153564858783" calcext:value-type="float">
            <text:p>213.2</text:p>
          </table:table-cell>
          <table:table-cell table:style-name="ce28" office:value-type="float" office:value="109.480601620909" calcext:value-type="float">
            <text:p>109.5</text:p>
          </table:table-cell>
          <table:table-cell table:style-name="ce28" table:number-columns-repeated="2"/>
          <table:table-cell table:style-name="ce32" table:formula="of:=MAX([.B161]-[.$J$10];0)" office:value-type="float" office:value="108.153564858783" calcext:value-type="float">
            <text:p>108.2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99.263470943281" calcext:value-type="float">
            <text:p>99.3</text:p>
          </table:table-cell>
          <table:table-cell table:style-name="ce28" office:value-type="float" office:value="5.76901234247874" calcext:value-type="float">
            <text:p>5.8</text:p>
          </table:table-cell>
          <table:table-cell table:style-name="ce28" table:number-columns-repeated="2"/>
          <table:table-cell table:style-name="ce32" table:formula="of:=MAX([.B162]-[.$J$10];0)" office:value-type="float" office:value="0" calcext:value-type="float">
            <text:p>0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04.361999202577" calcext:value-type="float">
            <text:p>104.4</text:p>
          </table:table-cell>
          <table:table-cell table:style-name="ce28" office:value-type="float" office:value="0.623120588063573" calcext:value-type="float">
            <text:p>0.6</text:p>
          </table:table-cell>
          <table:table-cell table:style-name="ce28" table:number-columns-repeated="2"/>
          <table:table-cell table:style-name="ce32" table:formula="of:=MAX([.B163]-[.$J$10];0)" office:value-type="float" office:value="0" calcext:value-type="float">
            <text:p>0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91.3171685765992" calcext:value-type="float">
            <text:p>91.3</text:p>
          </table:table-cell>
          <table:table-cell table:style-name="ce28" office:value-type="float" office:value="-0.0563767015901249" calcext:value-type="float">
            <text:p>-0.1</text:p>
          </table:table-cell>
          <table:table-cell table:style-name="ce28" table:number-columns-repeated="2"/>
          <table:table-cell table:style-name="ce32" table:formula="of:=MAX([.B164]-[.$J$10];0)" office:value-type="float" office:value="0" calcext:value-type="float">
            <text:p>0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80.8660636949823" calcext:value-type="float">
            <text:p>80.9</text:p>
          </table:table-cell>
          <table:table-cell table:style-name="ce28" office:value-type="float" office:value="-0.397246883046245" calcext:value-type="float">
            <text:p>-0.4</text:p>
          </table:table-cell>
          <table:table-cell table:style-name="ce28" table:number-columns-repeated="2"/>
          <table:table-cell table:style-name="ce32" table:formula="of:=MAX([.B165]-[.$J$10];0)" office:value-type="float" office:value="0" calcext:value-type="float">
            <text:p>0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79.675954802398" calcext:value-type="float">
            <text:p>179.7</text:p>
          </table:table-cell>
          <table:table-cell table:style-name="ce28" office:value-type="float" office:value="74.8034354372976" calcext:value-type="float">
            <text:p>74.8</text:p>
          </table:table-cell>
          <table:table-cell table:style-name="ce28" table:number-columns-repeated="2"/>
          <table:table-cell table:style-name="ce32" table:formula="of:=MAX([.B166]-[.$J$10];0)" office:value-type="float" office:value="74.6759548023978" calcext:value-type="float">
            <text:p>74.7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14.631837692114" calcext:value-type="float">
            <text:p>114.6</text:p>
          </table:table-cell>
          <table:table-cell table:style-name="ce28" office:value-type="float" office:value="12.3091099942635" calcext:value-type="float">
            <text:p>12.3</text:p>
          </table:table-cell>
          <table:table-cell table:style-name="ce28" table:number-columns-repeated="2"/>
          <table:table-cell table:style-name="ce32" table:formula="of:=MAX([.B167]-[.$J$10];0)" office:value-type="float" office:value="9.63183769211393" calcext:value-type="float">
            <text:p>9.6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87.7488113643471" calcext:value-type="float">
            <text:p>87.7</text:p>
          </table:table-cell>
          <table:table-cell table:style-name="ce28" office:value-type="float" office:value="1.05772212492665" calcext:value-type="float">
            <text:p>1.1</text:p>
          </table:table-cell>
          <table:table-cell table:style-name="ce28" table:number-columns-repeated="2"/>
          <table:table-cell table:style-name="ce32" table:formula="of:=MAX([.B168]-[.$J$10];0)" office:value-type="float" office:value="0" calcext:value-type="float">
            <text:p>0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19.083097114904" calcext:value-type="float">
            <text:p>119.1</text:p>
          </table:table-cell>
          <table:table-cell table:style-name="ce28" office:value-type="float" office:value="11.8273632988943" calcext:value-type="float">
            <text:p>11.8</text:p>
          </table:table-cell>
          <table:table-cell table:style-name="ce28" table:number-columns-repeated="2"/>
          <table:table-cell table:style-name="ce32" table:formula="of:=MAX([.B169]-[.$J$10];0)" office:value-type="float" office:value="14.0830971149035" calcext:value-type="float">
            <text:p>14.1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80.6412553346309" calcext:value-type="float">
            <text:p>80.6</text:p>
          </table:table-cell>
          <table:table-cell table:style-name="ce28" office:value-type="float" office:value="1.31106689652521" calcext:value-type="float">
            <text:p>1.3</text:p>
          </table:table-cell>
          <table:table-cell table:style-name="ce28" table:number-columns-repeated="2"/>
          <table:table-cell table:style-name="ce32" table:formula="of:=MAX([.B170]-[.$J$10];0)" office:value-type="float" office:value="0" calcext:value-type="float">
            <text:p>0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74.7926518204527" calcext:value-type="float">
            <text:p>74.8</text:p>
          </table:table-cell>
          <table:table-cell table:style-name="ce28" office:value-type="float" office:value="-2.2047334035175" calcext:value-type="float">
            <text:p>-2.2</text:p>
          </table:table-cell>
          <table:table-cell table:style-name="ce28" table:number-columns-repeated="2"/>
          <table:table-cell table:style-name="ce32" table:formula="of:=MAX([.B171]-[.$J$10];0)" office:value-type="float" office:value="0" calcext:value-type="float">
            <text:p>0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90.1105107390776" calcext:value-type="float">
            <text:p>90.1</text:p>
          </table:table-cell>
          <table:table-cell table:style-name="ce28" office:value-type="float" office:value="0.00337711542213626" calcext:value-type="float">
            <text:p>0.0</text:p>
          </table:table-cell>
          <table:table-cell table:style-name="ce28" table:number-columns-repeated="2"/>
          <table:table-cell table:style-name="ce32" table:formula="of:=MAX([.B172]-[.$J$10];0)" office:value-type="float" office:value="0" calcext:value-type="float">
            <text:p>0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237.884037526546" calcext:value-type="float">
            <text:p>237.9</text:p>
          </table:table-cell>
          <table:table-cell table:style-name="ce28" office:value-type="float" office:value="131.517604038485" calcext:value-type="float">
            <text:p>131.5</text:p>
          </table:table-cell>
          <table:table-cell table:style-name="ce28" table:number-columns-repeated="2"/>
          <table:table-cell table:style-name="ce32" table:formula="of:=MAX([.B173]-[.$J$10];0)" office:value-type="float" office:value="132.884037526546" calcext:value-type="float">
            <text:p>132.9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215.813884602829" calcext:value-type="float">
            <text:p>215.8</text:p>
          </table:table-cell>
          <table:table-cell table:style-name="ce28" office:value-type="float" office:value="110.586670096486" calcext:value-type="float">
            <text:p>110.6</text:p>
          </table:table-cell>
          <table:table-cell table:style-name="ce28" table:number-columns-repeated="2"/>
          <table:table-cell table:style-name="ce32" table:formula="of:=MAX([.B174]-[.$J$10];0)" office:value-type="float" office:value="110.813884602829" calcext:value-type="float">
            <text:p>110.8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59.7479356845293" calcext:value-type="float">
            <text:p>59.7</text:p>
          </table:table-cell>
          <table:table-cell table:style-name="ce28" office:value-type="float" office:value="0.529409407468518" calcext:value-type="float">
            <text:p>0.5</text:p>
          </table:table-cell>
          <table:table-cell table:style-name="ce28" table:number-columns-repeated="2"/>
          <table:table-cell table:style-name="ce32" table:formula="of:=MAX([.B175]-[.$J$10];0)" office:value-type="float" office:value="0" calcext:value-type="float">
            <text:p>0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62.819735573494" calcext:value-type="float">
            <text:p>62.8</text:p>
          </table:table-cell>
          <table:table-cell table:style-name="ce28" office:value-type="float" office:value="0.452449304983848" calcext:value-type="float">
            <text:p>0.5</text:p>
          </table:table-cell>
          <table:table-cell table:style-name="ce28" table:number-columns-repeated="2"/>
          <table:table-cell table:style-name="ce32" table:formula="of:=MAX([.B176]-[.$J$10];0)" office:value-type="float" office:value="0" calcext:value-type="float">
            <text:p>0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00.741394259666" calcext:value-type="float">
            <text:p>100.7</text:p>
          </table:table-cell>
          <table:table-cell table:style-name="ce28" office:value-type="float" office:value="0.661493863876556" calcext:value-type="float">
            <text:p>0.7</text:p>
          </table:table-cell>
          <table:table-cell table:style-name="ce28" table:number-columns-repeated="2"/>
          <table:table-cell table:style-name="ce32" table:formula="of:=MAX([.B177]-[.$J$10];0)" office:value-type="float" office:value="0" calcext:value-type="float">
            <text:p>0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05.47563936493" calcext:value-type="float">
            <text:p>105.5</text:p>
          </table:table-cell>
          <table:table-cell table:style-name="ce28" office:value-type="float" office:value="3.80464310913632" calcext:value-type="float">
            <text:p>3.8</text:p>
          </table:table-cell>
          <table:table-cell table:style-name="ce28" table:number-columns-repeated="2"/>
          <table:table-cell table:style-name="ce32" table:formula="of:=MAX([.B178]-[.$J$10];0)" office:value-type="float" office:value="0.475639364929776" calcext:value-type="float">
            <text:p>0.5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23.759536418344" calcext:value-type="float">
            <text:p>123.8</text:p>
          </table:table-cell>
          <table:table-cell table:style-name="ce28" office:value-type="float" office:value="24.538132262467" calcext:value-type="float">
            <text:p>24.5</text:p>
          </table:table-cell>
          <table:table-cell table:style-name="ce28" table:number-columns-repeated="2"/>
          <table:table-cell table:style-name="ce32" table:formula="of:=MAX([.B179]-[.$J$10];0)" office:value-type="float" office:value="18.759536418344" calcext:value-type="float">
            <text:p>18.8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48.936123091162" calcext:value-type="float">
            <text:p>148.9</text:p>
          </table:table-cell>
          <table:table-cell table:style-name="ce28" office:value-type="float" office:value="47.4600149161301" calcext:value-type="float">
            <text:p>47.5</text:p>
          </table:table-cell>
          <table:table-cell table:style-name="ce28" table:number-columns-repeated="2"/>
          <table:table-cell table:style-name="ce32" table:formula="of:=MAX([.B180]-[.$J$10];0)" office:value-type="float" office:value="43.9361230911619" calcext:value-type="float">
            <text:p>43.9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86.9774721010927" calcext:value-type="float">
            <text:p>87.0</text:p>
          </table:table-cell>
          <table:table-cell table:style-name="ce28" office:value-type="float" office:value="-2.43856476425937" calcext:value-type="float">
            <text:p>-2.4</text:p>
          </table:table-cell>
          <table:table-cell table:style-name="ce28" table:number-columns-repeated="2"/>
          <table:table-cell table:style-name="ce32" table:formula="of:=MAX([.B181]-[.$J$10];0)" office:value-type="float" office:value="0" calcext:value-type="float">
            <text:p>0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19.137429000683" calcext:value-type="float">
            <text:p>119.1</text:p>
          </table:table-cell>
          <table:table-cell table:style-name="ce28" office:value-type="float" office:value="16.5542273678286" calcext:value-type="float">
            <text:p>16.6</text:p>
          </table:table-cell>
          <table:table-cell table:style-name="ce28" table:number-columns-repeated="2"/>
          <table:table-cell table:style-name="ce32" table:formula="of:=MAX([.B182]-[.$J$10];0)" office:value-type="float" office:value="14.1374290006826" calcext:value-type="float">
            <text:p>14.1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69.9876800417219" calcext:value-type="float">
            <text:p>70.0</text:p>
          </table:table-cell>
          <table:table-cell table:style-name="ce28" office:value-type="float" office:value="0.522466987939971" calcext:value-type="float">
            <text:p>0.5</text:p>
          </table:table-cell>
          <table:table-cell table:style-name="ce28" table:number-columns-repeated="2"/>
          <table:table-cell table:style-name="ce32" table:formula="of:=MAX([.B183]-[.$J$10];0)" office:value-type="float" office:value="0" calcext:value-type="float">
            <text:p>0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30.6928638823895" calcext:value-type="float">
            <text:p>30.7</text:p>
          </table:table-cell>
          <table:table-cell table:style-name="ce28" office:value-type="float" office:value="0.160528028155112" calcext:value-type="float">
            <text:p>0.2</text:p>
          </table:table-cell>
          <table:table-cell table:style-name="ce28" table:number-columns-repeated="2"/>
          <table:table-cell table:style-name="ce32" table:formula="of:=MAX([.B184]-[.$J$10];0)" office:value-type="float" office:value="0" calcext:value-type="float">
            <text:p>0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86.1155752980065" calcext:value-type="float">
            <text:p>86.1</text:p>
          </table:table-cell>
          <table:table-cell table:style-name="ce28" office:value-type="float" office:value="-1.697910208147" calcext:value-type="float">
            <text:p>-1.7</text:p>
          </table:table-cell>
          <table:table-cell table:style-name="ce28" table:number-columns-repeated="2"/>
          <table:table-cell table:style-name="ce32" table:formula="of:=MAX([.B185]-[.$J$10];0)" office:value-type="float" office:value="0" calcext:value-type="float">
            <text:p>0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64.7880386111478" calcext:value-type="float">
            <text:p>64.8</text:p>
          </table:table-cell>
          <table:table-cell table:style-name="ce28" office:value-type="float" office:value="3.0494303911786" calcext:value-type="float">
            <text:p>3.0</text:p>
          </table:table-cell>
          <table:table-cell table:style-name="ce28" table:number-columns-repeated="2"/>
          <table:table-cell table:style-name="ce32" table:formula="of:=MAX([.B186]-[.$J$10];0)" office:value-type="float" office:value="0" calcext:value-type="float">
            <text:p>0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46.538473957571" calcext:value-type="float">
            <text:p>146.5</text:p>
          </table:table-cell>
          <table:table-cell table:style-name="ce28" office:value-type="float" office:value="41.8860021921873" calcext:value-type="float">
            <text:p>41.9</text:p>
          </table:table-cell>
          <table:table-cell table:style-name="ce28" table:number-columns-repeated="2"/>
          <table:table-cell table:style-name="ce32" table:formula="of:=MAX([.B187]-[.$J$10];0)" office:value-type="float" office:value="41.5384739575713" calcext:value-type="float">
            <text:p>41.5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11.184821096365" calcext:value-type="float">
            <text:p>111.2</text:p>
          </table:table-cell>
          <table:table-cell table:style-name="ce28" office:value-type="float" office:value="10.6494468667313" calcext:value-type="float">
            <text:p>10.6</text:p>
          </table:table-cell>
          <table:table-cell table:style-name="ce28" table:number-columns-repeated="2"/>
          <table:table-cell table:style-name="ce32" table:formula="of:=MAX([.B188]-[.$J$10];0)" office:value-type="float" office:value="6.18482109636521" calcext:value-type="float">
            <text:p>6.2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86.5027901805683" calcext:value-type="float">
            <text:p>86.5</text:p>
          </table:table-cell>
          <table:table-cell table:style-name="ce28" office:value-type="float" office:value="-0.205236416331294" calcext:value-type="float">
            <text:p>-0.2</text:p>
          </table:table-cell>
          <table:table-cell table:style-name="ce28" table:number-columns-repeated="2"/>
          <table:table-cell table:style-name="ce32" table:formula="of:=MAX([.B189]-[.$J$10];0)" office:value-type="float" office:value="0" calcext:value-type="float">
            <text:p>0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22.125491820701" calcext:value-type="float">
            <text:p>122.1</text:p>
          </table:table-cell>
          <table:table-cell table:style-name="ce28" office:value-type="float" office:value="20.3620446285099" calcext:value-type="float">
            <text:p>20.4</text:p>
          </table:table-cell>
          <table:table-cell table:style-name="ce28" table:number-columns-repeated="2"/>
          <table:table-cell table:style-name="ce32" table:formula="of:=MAX([.B190]-[.$J$10];0)" office:value-type="float" office:value="17.1254918207007" calcext:value-type="float">
            <text:p>17.1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85.014504668793" calcext:value-type="float">
            <text:p>85.0</text:p>
          </table:table-cell>
          <table:table-cell table:style-name="ce28" office:value-type="float" office:value="-0.731746143223064" calcext:value-type="float">
            <text:p>-0.7</text:p>
          </table:table-cell>
          <table:table-cell table:style-name="ce28" table:number-columns-repeated="2"/>
          <table:table-cell table:style-name="ce32" table:formula="of:=MAX([.B191]-[.$J$10];0)" office:value-type="float" office:value="0" calcext:value-type="float">
            <text:p>0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03.71853297056" calcext:value-type="float">
            <text:p>103.7</text:p>
          </table:table-cell>
          <table:table-cell table:style-name="ce28" office:value-type="float" office:value="5.21107611971699" calcext:value-type="float">
            <text:p>5.2</text:p>
          </table:table-cell>
          <table:table-cell table:style-name="ce28" table:number-columns-repeated="2"/>
          <table:table-cell table:style-name="ce32" table:formula="of:=MAX([.B192]-[.$J$10];0)" office:value-type="float" office:value="0" calcext:value-type="float">
            <text:p>0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88.5453110755913" calcext:value-type="float">
            <text:p>88.5</text:p>
          </table:table-cell>
          <table:table-cell table:style-name="ce28" office:value-type="float" office:value="2.26602024370058" calcext:value-type="float">
            <text:p>2.3</text:p>
          </table:table-cell>
          <table:table-cell table:style-name="ce28" table:number-columns-repeated="2"/>
          <table:table-cell table:style-name="ce32" table:formula="of:=MAX([.B193]-[.$J$10];0)" office:value-type="float" office:value="0" calcext:value-type="float">
            <text:p>0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39.172112149014" calcext:value-type="float">
            <text:p>139.2</text:p>
          </table:table-cell>
          <table:table-cell table:style-name="ce28" office:value-type="float" office:value="36.9141357659578" calcext:value-type="float">
            <text:p>36.9</text:p>
          </table:table-cell>
          <table:table-cell table:style-name="ce28" table:number-columns-repeated="2"/>
          <table:table-cell table:style-name="ce32" table:formula="of:=MAX([.B194]-[.$J$10];0)" office:value-type="float" office:value="34.1721121490136" calcext:value-type="float">
            <text:p>34.2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63.7765322193198" calcext:value-type="float">
            <text:p>63.8</text:p>
          </table:table-cell>
          <table:table-cell table:style-name="ce28" office:value-type="float" office:value="-3.96210563320146" calcext:value-type="float">
            <text:p>-4.0</text:p>
          </table:table-cell>
          <table:table-cell table:style-name="ce28" table:number-columns-repeated="2"/>
          <table:table-cell table:style-name="ce32" table:formula="of:=MAX([.B195]-[.$J$10];0)" office:value-type="float" office:value="0" calcext:value-type="float">
            <text:p>0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66.9088667309815" calcext:value-type="float">
            <text:p>66.9</text:p>
          </table:table-cell>
          <table:table-cell table:style-name="ce28" office:value-type="float" office:value="-0.742759545723954" calcext:value-type="float">
            <text:p>-0.7</text:p>
          </table:table-cell>
          <table:table-cell table:style-name="ce28" table:number-columns-repeated="2"/>
          <table:table-cell table:style-name="ce32" table:formula="of:=MAX([.B196]-[.$J$10];0)" office:value-type="float" office:value="0" calcext:value-type="float">
            <text:p>0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04.828068026749" calcext:value-type="float">
            <text:p>104.8</text:p>
          </table:table-cell>
          <table:table-cell table:style-name="ce28" office:value-type="float" office:value="6.64406387598665" calcext:value-type="float">
            <text:p>6.6</text:p>
          </table:table-cell>
          <table:table-cell table:style-name="ce28" table:number-columns-repeated="2"/>
          <table:table-cell table:style-name="ce32" table:formula="of:=MAX([.B197]-[.$J$10];0)" office:value-type="float" office:value="0" calcext:value-type="float">
            <text:p>0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38.8128030386226" calcext:value-type="float">
            <text:p>38.8</text:p>
          </table:table-cell>
          <table:table-cell table:style-name="ce28" office:value-type="float" office:value="0.963282315604831" calcext:value-type="float">
            <text:p>1.0</text:p>
          </table:table-cell>
          <table:table-cell table:style-name="ce28" table:number-columns-repeated="2"/>
          <table:table-cell table:style-name="ce32" table:formula="of:=MAX([.B198]-[.$J$10];0)" office:value-type="float" office:value="0" calcext:value-type="float">
            <text:p>0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84.4980881891002" calcext:value-type="float">
            <text:p>84.5</text:p>
          </table:table-cell>
          <table:table-cell table:style-name="ce28" office:value-type="float" office:value="2.02349108992274" calcext:value-type="float">
            <text:p>2.0</text:p>
          </table:table-cell>
          <table:table-cell table:style-name="ce28" table:number-columns-repeated="2"/>
          <table:table-cell table:style-name="ce32" table:formula="of:=MAX([.B199]-[.$J$10];0)" office:value-type="float" office:value="0" calcext:value-type="float">
            <text:p>0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91.9686631053942" calcext:value-type="float">
            <text:p>92.0</text:p>
          </table:table-cell>
          <table:table-cell table:style-name="ce28" office:value-type="float" office:value="6.20843644974797" calcext:value-type="float">
            <text:p>6.2</text:p>
          </table:table-cell>
          <table:table-cell table:style-name="ce28" table:number-columns-repeated="2"/>
          <table:table-cell table:style-name="ce32" table:formula="of:=MAX([.B200]-[.$J$10];0)" office:value-type="float" office:value="0" calcext:value-type="float">
            <text:p>0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77.389797405272" calcext:value-type="float">
            <text:p>77.4</text:p>
          </table:table-cell>
          <table:table-cell table:style-name="ce28" office:value-type="float" office:value="-0.598247540257075" calcext:value-type="float">
            <text:p>-0.6</text:p>
          </table:table-cell>
          <table:table-cell table:style-name="ce28" table:number-columns-repeated="2"/>
          <table:table-cell table:style-name="ce32" table:formula="of:=MAX([.B201]-[.$J$10];0)" office:value-type="float" office:value="0" calcext:value-type="float">
            <text:p>0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08.248626083562" calcext:value-type="float">
            <text:p>108.2</text:p>
          </table:table-cell>
          <table:table-cell table:style-name="ce28" office:value-type="float" office:value="12.3250041490485" calcext:value-type="float">
            <text:p>12.3</text:p>
          </table:table-cell>
          <table:table-cell table:style-name="ce28" table:number-columns-repeated="2"/>
          <table:table-cell table:style-name="ce32" table:formula="of:=MAX([.B202]-[.$J$10];0)" office:value-type="float" office:value="3.2486260835616" calcext:value-type="float">
            <text:p>3.2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02.907382042665" calcext:value-type="float">
            <text:p>102.9</text:p>
          </table:table-cell>
          <table:table-cell table:style-name="ce28" office:value-type="float" office:value="0.206437811350616" calcext:value-type="float">
            <text:p>0.2</text:p>
          </table:table-cell>
          <table:table-cell table:style-name="ce28" table:number-columns-repeated="2"/>
          <table:table-cell table:style-name="ce32" table:formula="of:=MAX([.B203]-[.$J$10];0)" office:value-type="float" office:value="0" calcext:value-type="float">
            <text:p>0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05.51741894731" calcext:value-type="float">
            <text:p>105.5</text:p>
          </table:table-cell>
          <table:table-cell table:style-name="ce28" office:value-type="float" office:value="5.13655186016152" calcext:value-type="float">
            <text:p>5.1</text:p>
          </table:table-cell>
          <table:table-cell table:style-name="ce28" table:number-columns-repeated="2"/>
          <table:table-cell table:style-name="ce32" table:formula="of:=MAX([.B204]-[.$J$10];0)" office:value-type="float" office:value="0.517418947310034" calcext:value-type="float">
            <text:p>0.5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204.915484385599" calcext:value-type="float">
            <text:p>204.9</text:p>
          </table:table-cell>
          <table:table-cell table:style-name="ce28" office:value-type="float" office:value="94.9298736719283" calcext:value-type="float">
            <text:p>94.9</text:p>
          </table:table-cell>
          <table:table-cell table:style-name="ce28" table:number-columns-repeated="2"/>
          <table:table-cell table:style-name="ce32" table:formula="of:=MAX([.B205]-[.$J$10];0)" office:value-type="float" office:value="99.9154843855994" calcext:value-type="float">
            <text:p>99.9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12.717357919132" calcext:value-type="float">
            <text:p>112.7</text:p>
          </table:table-cell>
          <table:table-cell table:style-name="ce28" office:value-type="float" office:value="7.4488611110859" calcext:value-type="float">
            <text:p>7.4</text:p>
          </table:table-cell>
          <table:table-cell table:style-name="ce28" table:number-columns-repeated="2"/>
          <table:table-cell table:style-name="ce32" table:formula="of:=MAX([.B206]-[.$J$10];0)" office:value-type="float" office:value="7.71735791913233" calcext:value-type="float">
            <text:p>7.7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66.1915760910337" calcext:value-type="float">
            <text:p>66.2</text:p>
          </table:table-cell>
          <table:table-cell table:style-name="ce28" office:value-type="float" office:value="2.32497356582573" calcext:value-type="float">
            <text:p>2.3</text:p>
          </table:table-cell>
          <table:table-cell table:style-name="ce28" table:number-columns-repeated="2"/>
          <table:table-cell table:style-name="ce32" table:formula="of:=MAX([.B207]-[.$J$10];0)" office:value-type="float" office:value="0" calcext:value-type="float">
            <text:p>0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89.815059161746" calcext:value-type="float">
            <text:p>89.8</text:p>
          </table:table-cell>
          <table:table-cell table:style-name="ce28" office:value-type="float" office:value="1.81147095443966" calcext:value-type="float">
            <text:p>1.8</text:p>
          </table:table-cell>
          <table:table-cell table:style-name="ce28" table:number-columns-repeated="2"/>
          <table:table-cell table:style-name="ce32" table:formula="of:=MAX([.B208]-[.$J$10];0)" office:value-type="float" office:value="0" calcext:value-type="float">
            <text:p>0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23.457299935359" calcext:value-type="float">
            <text:p>123.5</text:p>
          </table:table-cell>
          <table:table-cell table:style-name="ce28" office:value-type="float" office:value="18.3250490698378" calcext:value-type="float">
            <text:p>18.3</text:p>
          </table:table-cell>
          <table:table-cell table:style-name="ce28" table:number-columns-repeated="2"/>
          <table:table-cell table:style-name="ce32" table:formula="of:=MAX([.B209]-[.$J$10];0)" office:value-type="float" office:value="18.457299935359" calcext:value-type="float">
            <text:p>18.5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44.2361640976603" calcext:value-type="float">
            <text:p>44.2</text:p>
          </table:table-cell>
          <table:table-cell table:style-name="ce28" office:value-type="float" office:value="-0.752402834127931" calcext:value-type="float">
            <text:p>-0.8</text:p>
          </table:table-cell>
          <table:table-cell table:style-name="ce28" table:number-columns-repeated="2"/>
          <table:table-cell table:style-name="ce32" table:formula="of:=MAX([.B210]-[.$J$10];0)" office:value-type="float" office:value="0" calcext:value-type="float">
            <text:p>0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24.436237525959" calcext:value-type="float">
            <text:p>124.4</text:p>
          </table:table-cell>
          <table:table-cell table:style-name="ce28" office:value-type="float" office:value="18.8007093428699" calcext:value-type="float">
            <text:p>18.8</text:p>
          </table:table-cell>
          <table:table-cell table:style-name="ce28" table:number-columns-repeated="2"/>
          <table:table-cell table:style-name="ce32" table:formula="of:=MAX([.B211]-[.$J$10];0)" office:value-type="float" office:value="19.436237525959" calcext:value-type="float">
            <text:p>19.4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66.516216729526" calcext:value-type="float">
            <text:p>166.5</text:p>
          </table:table-cell>
          <table:table-cell table:style-name="ce28" office:value-type="float" office:value="60.1004208357158" calcext:value-type="float">
            <text:p>60.1</text:p>
          </table:table-cell>
          <table:table-cell table:style-name="ce28" table:number-columns-repeated="2"/>
          <table:table-cell table:style-name="ce32" table:formula="of:=MAX([.B212]-[.$J$10];0)" office:value-type="float" office:value="61.5162167295263" calcext:value-type="float">
            <text:p>61.5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49.269408502407" calcext:value-type="float">
            <text:p>149.3</text:p>
          </table:table-cell>
          <table:table-cell table:style-name="ce28" office:value-type="float" office:value="44.8235951932409" calcext:value-type="float">
            <text:p>44.8</text:p>
          </table:table-cell>
          <table:table-cell table:style-name="ce28" table:number-columns-repeated="2"/>
          <table:table-cell table:style-name="ce32" table:formula="of:=MAX([.B213]-[.$J$10];0)" office:value-type="float" office:value="44.2694085024074" calcext:value-type="float">
            <text:p>44.3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88.6170342692211" calcext:value-type="float">
            <text:p>88.6</text:p>
          </table:table-cell>
          <table:table-cell table:style-name="ce28" office:value-type="float" office:value="0.187705496160202" calcext:value-type="float">
            <text:p>0.2</text:p>
          </table:table-cell>
          <table:table-cell table:style-name="ce28" table:number-columns-repeated="2"/>
          <table:table-cell table:style-name="ce32" table:formula="of:=MAX([.B214]-[.$J$10];0)" office:value-type="float" office:value="0" calcext:value-type="float">
            <text:p>0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74.6158806556667" calcext:value-type="float">
            <text:p>74.6</text:p>
          </table:table-cell>
          <table:table-cell table:style-name="ce28" office:value-type="float" office:value="-0.66598534619213" calcext:value-type="float">
            <text:p>-0.7</text:p>
          </table:table-cell>
          <table:table-cell table:style-name="ce28" table:number-columns-repeated="2"/>
          <table:table-cell table:style-name="ce32" table:formula="of:=MAX([.B215]-[.$J$10];0)" office:value-type="float" office:value="0" calcext:value-type="float">
            <text:p>0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59.511774090921" calcext:value-type="float">
            <text:p>59.5</text:p>
          </table:table-cell>
          <table:table-cell table:style-name="ce28" office:value-type="float" office:value="-3.45035663021559" calcext:value-type="float">
            <text:p>-3.5</text:p>
          </table:table-cell>
          <table:table-cell table:style-name="ce28" table:number-columns-repeated="2"/>
          <table:table-cell table:style-name="ce32" table:formula="of:=MAX([.B216]-[.$J$10];0)" office:value-type="float" office:value="0" calcext:value-type="float">
            <text:p>0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42.444807561237" calcext:value-type="float">
            <text:p>142.4</text:p>
          </table:table-cell>
          <table:table-cell table:style-name="ce28" office:value-type="float" office:value="39.8793137650333" calcext:value-type="float">
            <text:p>39.9</text:p>
          </table:table-cell>
          <table:table-cell table:style-name="ce28" table:number-columns-repeated="2"/>
          <table:table-cell table:style-name="ce32" table:formula="of:=MAX([.B217]-[.$J$10];0)" office:value-type="float" office:value="37.4448075612368" calcext:value-type="float">
            <text:p>37.4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92.477811931046" calcext:value-type="float">
            <text:p>92.5</text:p>
          </table:table-cell>
          <table:table-cell table:style-name="ce28" office:value-type="float" office:value="0.0650628522844032" calcext:value-type="float">
            <text:p>0.1</text:p>
          </table:table-cell>
          <table:table-cell table:style-name="ce28" table:number-columns-repeated="2"/>
          <table:table-cell table:style-name="ce32" table:formula="of:=MAX([.B218]-[.$J$10];0)" office:value-type="float" office:value="0" calcext:value-type="float">
            <text:p>0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70.971064169908" calcext:value-type="float">
            <text:p>171.0</text:p>
          </table:table-cell>
          <table:table-cell table:style-name="ce28" office:value-type="float" office:value="67.3867581222349" calcext:value-type="float">
            <text:p>67.4</text:p>
          </table:table-cell>
          <table:table-cell table:style-name="ce28" table:number-columns-repeated="2"/>
          <table:table-cell table:style-name="ce32" table:formula="of:=MAX([.B219]-[.$J$10];0)" office:value-type="float" office:value="65.9710641699084" calcext:value-type="float">
            <text:p>66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72.358041657846" calcext:value-type="float">
            <text:p>172.4</text:p>
          </table:table-cell>
          <table:table-cell table:style-name="ce28" office:value-type="float" office:value="67.6635270196168" calcext:value-type="float">
            <text:p>67.7</text:p>
          </table:table-cell>
          <table:table-cell table:style-name="ce28" table:number-columns-repeated="2"/>
          <table:table-cell table:style-name="ce32" table:formula="of:=MAX([.B220]-[.$J$10];0)" office:value-type="float" office:value="67.3580416578459" calcext:value-type="float">
            <text:p>67.4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49.1278162466197" calcext:value-type="float">
            <text:p>49.1</text:p>
          </table:table-cell>
          <table:table-cell table:style-name="ce28" office:value-type="float" office:value="2.38483436195863" calcext:value-type="float">
            <text:p>2.4</text:p>
          </table:table-cell>
          <table:table-cell table:style-name="ce28" table:number-columns-repeated="2"/>
          <table:table-cell table:style-name="ce32" table:formula="of:=MAX([.B221]-[.$J$10];0)" office:value-type="float" office:value="0" calcext:value-type="float">
            <text:p>0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13.545000735117" calcext:value-type="float">
            <text:p>113.5</text:p>
          </table:table-cell>
          <table:table-cell table:style-name="ce28" office:value-type="float" office:value="11.5064818524522" calcext:value-type="float">
            <text:p>11.5</text:p>
          </table:table-cell>
          <table:table-cell table:style-name="ce28" table:number-columns-repeated="2"/>
          <table:table-cell table:style-name="ce32" table:formula="of:=MAX([.B222]-[.$J$10];0)" office:value-type="float" office:value="8.54500073511707" calcext:value-type="float">
            <text:p>8.5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76.8165664764619" calcext:value-type="float">
            <text:p>76.8</text:p>
          </table:table-cell>
          <table:table-cell table:style-name="ce28" office:value-type="float" office:value="1.35915375348889" calcext:value-type="float">
            <text:p>1.4</text:p>
          </table:table-cell>
          <table:table-cell table:style-name="ce28" table:number-columns-repeated="2"/>
          <table:table-cell table:style-name="ce32" table:formula="of:=MAX([.B223]-[.$J$10];0)" office:value-type="float" office:value="0" calcext:value-type="float">
            <text:p>0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57.4673311557577" calcext:value-type="float">
            <text:p>57.5</text:p>
          </table:table-cell>
          <table:table-cell table:style-name="ce28" office:value-type="float" office:value="-2.1821648401137" calcext:value-type="float">
            <text:p>-2.2</text:p>
          </table:table-cell>
          <table:table-cell table:style-name="ce28" table:number-columns-repeated="2"/>
          <table:table-cell table:style-name="ce32" table:formula="of:=MAX([.B224]-[.$J$10];0)" office:value-type="float" office:value="0" calcext:value-type="float">
            <text:p>0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93.0236601464277" calcext:value-type="float">
            <text:p>93.0</text:p>
          </table:table-cell>
          <table:table-cell table:style-name="ce28" office:value-type="float" office:value="-2.16920824523088" calcext:value-type="float">
            <text:p>-2.2</text:p>
          </table:table-cell>
          <table:table-cell table:style-name="ce28" table:number-columns-repeated="2"/>
          <table:table-cell table:style-name="ce32" table:formula="of:=MAX([.B225]-[.$J$10];0)" office:value-type="float" office:value="0" calcext:value-type="float">
            <text:p>0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267.687341212077" calcext:value-type="float">
            <text:p>267.7</text:p>
          </table:table-cell>
          <table:table-cell table:style-name="ce28" office:value-type="float" office:value="160.89443912341" calcext:value-type="float">
            <text:p>160.9</text:p>
          </table:table-cell>
          <table:table-cell table:style-name="ce28" table:number-columns-repeated="2"/>
          <table:table-cell table:style-name="ce32" table:formula="of:=MAX([.B226]-[.$J$10];0)" office:value-type="float" office:value="162.687341212077" calcext:value-type="float">
            <text:p>162.7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36.795463879664" calcext:value-type="float">
            <text:p>136.8</text:p>
          </table:table-cell>
          <table:table-cell table:style-name="ce28" office:value-type="float" office:value="31.7489081846496" calcext:value-type="float">
            <text:p>31.7</text:p>
          </table:table-cell>
          <table:table-cell table:style-name="ce28" table:number-columns-repeated="2"/>
          <table:table-cell table:style-name="ce32" table:formula="of:=MAX([.B227]-[.$J$10];0)" office:value-type="float" office:value="31.7954638796644" calcext:value-type="float">
            <text:p>31.8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77.3054389638746" calcext:value-type="float">
            <text:p>77.3</text:p>
          </table:table-cell>
          <table:table-cell table:style-name="ce28" office:value-type="float" office:value="0.314996091954927" calcext:value-type="float">
            <text:p>0.3</text:p>
          </table:table-cell>
          <table:table-cell table:style-name="ce28" table:number-columns-repeated="2"/>
          <table:table-cell table:style-name="ce32" table:formula="of:=MAX([.B228]-[.$J$10];0)" office:value-type="float" office:value="0" calcext:value-type="float">
            <text:p>0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90.703515339418" calcext:value-type="float">
            <text:p>190.7</text:p>
          </table:table-cell>
          <table:table-cell table:style-name="ce28" office:value-type="float" office:value="79.5095458994093" calcext:value-type="float">
            <text:p>79.5</text:p>
          </table:table-cell>
          <table:table-cell table:style-name="ce28" table:number-columns-repeated="2"/>
          <table:table-cell table:style-name="ce32" table:formula="of:=MAX([.B229]-[.$J$10];0)" office:value-type="float" office:value="85.7035153394184" calcext:value-type="float">
            <text:p>85.7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52.491410924029" calcext:value-type="float">
            <text:p>152.5</text:p>
          </table:table-cell>
          <table:table-cell table:style-name="ce28" office:value-type="float" office:value="45.7070364408499" calcext:value-type="float">
            <text:p>45.7</text:p>
          </table:table-cell>
          <table:table-cell table:style-name="ce28" table:number-columns-repeated="2"/>
          <table:table-cell table:style-name="ce32" table:formula="of:=MAX([.B230]-[.$J$10];0)" office:value-type="float" office:value="47.4914109240295" calcext:value-type="float">
            <text:p>47.5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51.925357022463" calcext:value-type="float">
            <text:p>151.9</text:p>
          </table:table-cell>
          <table:table-cell table:style-name="ce28" office:value-type="float" office:value="47.0778320162196" calcext:value-type="float">
            <text:p>47.1</text:p>
          </table:table-cell>
          <table:table-cell table:style-name="ce28" table:number-columns-repeated="2"/>
          <table:table-cell table:style-name="ce32" table:formula="of:=MAX([.B231]-[.$J$10];0)" office:value-type="float" office:value="46.9253570224629" calcext:value-type="float">
            <text:p>46.9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05.39344286833" calcext:value-type="float">
            <text:p>105.4</text:p>
          </table:table-cell>
          <table:table-cell table:style-name="ce28" office:value-type="float" office:value="7.86903702870568" calcext:value-type="float">
            <text:p>7.9</text:p>
          </table:table-cell>
          <table:table-cell table:style-name="ce28" table:number-columns-repeated="2"/>
          <table:table-cell table:style-name="ce32" table:formula="of:=MAX([.B232]-[.$J$10];0)" office:value-type="float" office:value="0.393442868330482" calcext:value-type="float">
            <text:p>0.4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71.5372706837451" calcext:value-type="float">
            <text:p>71.5</text:p>
          </table:table-cell>
          <table:table-cell table:style-name="ce28" office:value-type="float" office:value="2.18233504561022" calcext:value-type="float">
            <text:p>2.2</text:p>
          </table:table-cell>
          <table:table-cell table:style-name="ce28" table:number-columns-repeated="2"/>
          <table:table-cell table:style-name="ce32" table:formula="of:=MAX([.B233]-[.$J$10];0)" office:value-type="float" office:value="0" calcext:value-type="float">
            <text:p>0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01.064218587311" calcext:value-type="float">
            <text:p>101.1</text:p>
          </table:table-cell>
          <table:table-cell table:style-name="ce28" office:value-type="float" office:value="-2.14700247364344" calcext:value-type="float">
            <text:p>-2.1</text:p>
          </table:table-cell>
          <table:table-cell table:style-name="ce28" table:number-columns-repeated="2"/>
          <table:table-cell table:style-name="ce32" table:formula="of:=MAX([.B234]-[.$J$10];0)" office:value-type="float" office:value="0" calcext:value-type="float">
            <text:p>0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48.939157321482" calcext:value-type="float">
            <text:p>148.9</text:p>
          </table:table-cell>
          <table:table-cell table:style-name="ce28" office:value-type="float" office:value="41.8429713766641" calcext:value-type="float">
            <text:p>41.8</text:p>
          </table:table-cell>
          <table:table-cell table:style-name="ce28" table:number-columns-repeated="2"/>
          <table:table-cell table:style-name="ce32" table:formula="of:=MAX([.B235]-[.$J$10];0)" office:value-type="float" office:value="43.9391573214815" calcext:value-type="float">
            <text:p>43.9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55.3227229033149" calcext:value-type="float">
            <text:p>55.3</text:p>
          </table:table-cell>
          <table:table-cell table:style-name="ce28" office:value-type="float" office:value="-3.22889348353178" calcext:value-type="float">
            <text:p>-3.2</text:p>
          </table:table-cell>
          <table:table-cell table:style-name="ce28" table:number-columns-repeated="2"/>
          <table:table-cell table:style-name="ce32" table:formula="of:=MAX([.B236]-[.$J$10];0)" office:value-type="float" office:value="0" calcext:value-type="float">
            <text:p>0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38.879558059236" calcext:value-type="float">
            <text:p>138.9</text:p>
          </table:table-cell>
          <table:table-cell table:style-name="ce28" office:value-type="float" office:value="26.9442775030973" calcext:value-type="float">
            <text:p>26.9</text:p>
          </table:table-cell>
          <table:table-cell table:style-name="ce28" table:number-columns-repeated="2"/>
          <table:table-cell table:style-name="ce32" table:formula="of:=MAX([.B237]-[.$J$10];0)" office:value-type="float" office:value="33.8795580592358" calcext:value-type="float">
            <text:p>33.9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90.0823801619769" calcext:value-type="float">
            <text:p>90.1</text:p>
          </table:table-cell>
          <table:table-cell table:style-name="ce28" office:value-type="float" office:value="2.35355623407259" calcext:value-type="float">
            <text:p>2.4</text:p>
          </table:table-cell>
          <table:table-cell table:style-name="ce28" table:number-columns-repeated="2"/>
          <table:table-cell table:style-name="ce32" table:formula="of:=MAX([.B238]-[.$J$10];0)" office:value-type="float" office:value="0" calcext:value-type="float">
            <text:p>0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69.444061873232" calcext:value-type="float">
            <text:p>169.4</text:p>
          </table:table-cell>
          <table:table-cell table:style-name="ce28" office:value-type="float" office:value="63.6760613040808" calcext:value-type="float">
            <text:p>63.7</text:p>
          </table:table-cell>
          <table:table-cell table:style-name="ce28" table:number-columns-repeated="2"/>
          <table:table-cell table:style-name="ce32" table:formula="of:=MAX([.B239]-[.$J$10];0)" office:value-type="float" office:value="64.4440618732315" calcext:value-type="float">
            <text:p>64.4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38.5595992459957" calcext:value-type="float">
            <text:p>38.6</text:p>
          </table:table-cell>
          <table:table-cell table:style-name="ce28" office:value-type="float" office:value="-5.44521203155224" calcext:value-type="float">
            <text:p>-5.4</text:p>
          </table:table-cell>
          <table:table-cell table:style-name="ce28" table:number-columns-repeated="2"/>
          <table:table-cell table:style-name="ce32" table:formula="of:=MAX([.B240]-[.$J$10];0)" office:value-type="float" office:value="0" calcext:value-type="float">
            <text:p>0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71.6729177760909" calcext:value-type="float">
            <text:p>71.7</text:p>
          </table:table-cell>
          <table:table-cell table:style-name="ce28" office:value-type="float" office:value="0.42621680226986" calcext:value-type="float">
            <text:p>0.4</text:p>
          </table:table-cell>
          <table:table-cell table:style-name="ce28" table:number-columns-repeated="2"/>
          <table:table-cell table:style-name="ce32" table:formula="of:=MAX([.B241]-[.$J$10];0)" office:value-type="float" office:value="0" calcext:value-type="float">
            <text:p>0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73.960628187951" calcext:value-type="float">
            <text:p>174.0</text:p>
          </table:table-cell>
          <table:table-cell table:style-name="ce28" office:value-type="float" office:value="69.0206743390289" calcext:value-type="float">
            <text:p>69.0</text:p>
          </table:table-cell>
          <table:table-cell table:style-name="ce28" table:number-columns-repeated="2"/>
          <table:table-cell table:style-name="ce32" table:formula="of:=MAX([.B242]-[.$J$10];0)" office:value-type="float" office:value="68.9606281879515" calcext:value-type="float">
            <text:p>69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87.539107357397" calcext:value-type="float">
            <text:p>187.5</text:p>
          </table:table-cell>
          <table:table-cell table:style-name="ce28" office:value-type="float" office:value="81.5091582203395" calcext:value-type="float">
            <text:p>81.5</text:p>
          </table:table-cell>
          <table:table-cell table:style-name="ce28" table:number-columns-repeated="2"/>
          <table:table-cell table:style-name="ce32" table:formula="of:=MAX([.B243]-[.$J$10];0)" office:value-type="float" office:value="82.5391073573972" calcext:value-type="float">
            <text:p>82.5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56.6461279578465" calcext:value-type="float">
            <text:p>56.6</text:p>
          </table:table-cell>
          <table:table-cell table:style-name="ce28" office:value-type="float" office:value="1.31639198024624" calcext:value-type="float">
            <text:p>1.3</text:p>
          </table:table-cell>
          <table:table-cell table:style-name="ce28" table:number-columns-repeated="2"/>
          <table:table-cell table:style-name="ce32" table:formula="of:=MAX([.B244]-[.$J$10];0)" office:value-type="float" office:value="0" calcext:value-type="float">
            <text:p>0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75.575328465659" calcext:value-type="float">
            <text:p>175.6</text:p>
          </table:table-cell>
          <table:table-cell table:style-name="ce28" office:value-type="float" office:value="68.4771467263221" calcext:value-type="float">
            <text:p>68.5</text:p>
          </table:table-cell>
          <table:table-cell table:style-name="ce28" table:number-columns-repeated="2"/>
          <table:table-cell table:style-name="ce32" table:formula="of:=MAX([.B245]-[.$J$10];0)" office:value-type="float" office:value="70.575328465659" calcext:value-type="float">
            <text:p>70.6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65.4615895609616" calcext:value-type="float">
            <text:p>65.5</text:p>
          </table:table-cell>
          <table:table-cell table:style-name="ce28" office:value-type="float" office:value="1.21375512997502" calcext:value-type="float">
            <text:p>1.2</text:p>
          </table:table-cell>
          <table:table-cell table:style-name="ce28" table:number-columns-repeated="2"/>
          <table:table-cell table:style-name="ce32" table:formula="of:=MAX([.B246]-[.$J$10];0)" office:value-type="float" office:value="0" calcext:value-type="float">
            <text:p>0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77.274359678225" calcext:value-type="float">
            <text:p>177.3</text:p>
          </table:table-cell>
          <table:table-cell table:style-name="ce28" office:value-type="float" office:value="72.3311782033827" calcext:value-type="float">
            <text:p>72.3</text:p>
          </table:table-cell>
          <table:table-cell table:style-name="ce28" table:number-columns-repeated="2"/>
          <table:table-cell table:style-name="ce32" table:formula="of:=MAX([.B247]-[.$J$10];0)" office:value-type="float" office:value="72.274359678225" calcext:value-type="float">
            <text:p>72.3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32.718833173348" calcext:value-type="float">
            <text:p>132.7</text:p>
          </table:table-cell>
          <table:table-cell table:style-name="ce28" office:value-type="float" office:value="31.7532412378451" calcext:value-type="float">
            <text:p>31.8</text:p>
          </table:table-cell>
          <table:table-cell table:style-name="ce28" table:number-columns-repeated="2"/>
          <table:table-cell table:style-name="ce32" table:formula="of:=MAX([.B248]-[.$J$10];0)" office:value-type="float" office:value="27.7188331733477" calcext:value-type="float">
            <text:p>27.7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87.2194928980839" calcext:value-type="float">
            <text:p>87.2</text:p>
          </table:table-cell>
          <table:table-cell table:style-name="ce28" office:value-type="float" office:value="-13.61778376199" calcext:value-type="float">
            <text:p>-13.6</text:p>
          </table:table-cell>
          <table:table-cell table:style-name="ce28" table:number-columns-repeated="2"/>
          <table:table-cell table:style-name="ce32" table:formula="of:=MAX([.B249]-[.$J$10];0)" office:value-type="float" office:value="0" calcext:value-type="float">
            <text:p>0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56.6545738338968" calcext:value-type="float">
            <text:p>56.7</text:p>
          </table:table-cell>
          <table:table-cell table:style-name="ce28" office:value-type="float" office:value="-1.32175519122598" calcext:value-type="float">
            <text:p>-1.3</text:p>
          </table:table-cell>
          <table:table-cell table:style-name="ce28" table:number-columns-repeated="2"/>
          <table:table-cell table:style-name="ce32" table:formula="of:=MAX([.B250]-[.$J$10];0)" office:value-type="float" office:value="0" calcext:value-type="float">
            <text:p>0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07.195564205372" calcext:value-type="float">
            <text:p>107.2</text:p>
          </table:table-cell>
          <table:table-cell table:style-name="ce28" office:value-type="float" office:value="6.72636637850735" calcext:value-type="float">
            <text:p>6.7</text:p>
          </table:table-cell>
          <table:table-cell table:style-name="ce28" table:number-columns-repeated="2"/>
          <table:table-cell table:style-name="ce32" table:formula="of:=MAX([.B251]-[.$J$10];0)" office:value-type="float" office:value="2.19556420537184" calcext:value-type="float">
            <text:p>2.2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299.898697972276" calcext:value-type="float">
            <text:p>299.9</text:p>
          </table:table-cell>
          <table:table-cell table:style-name="ce28" office:value-type="float" office:value="192.941097824483" calcext:value-type="float">
            <text:p>192.9</text:p>
          </table:table-cell>
          <table:table-cell table:style-name="ce28" table:number-columns-repeated="2"/>
          <table:table-cell table:style-name="ce32" table:formula="of:=MAX([.B252]-[.$J$10];0)" office:value-type="float" office:value="194.898697972276" calcext:value-type="float">
            <text:p>194.9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09.549719921142" calcext:value-type="float">
            <text:p>109.5</text:p>
          </table:table-cell>
          <table:table-cell table:style-name="ce28" office:value-type="float" office:value="-0.974673159178522" calcext:value-type="float">
            <text:p>-1.0</text:p>
          </table:table-cell>
          <table:table-cell table:style-name="ce28" table:number-columns-repeated="2"/>
          <table:table-cell table:style-name="ce32" table:formula="of:=MAX([.B253]-[.$J$10];0)" office:value-type="float" office:value="4.54971992114176" calcext:value-type="float">
            <text:p>4.5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03.477320768337" calcext:value-type="float">
            <text:p>103.5</text:p>
          </table:table-cell>
          <table:table-cell table:style-name="ce28" office:value-type="float" office:value="4.66497003093081" calcext:value-type="float">
            <text:p>4.7</text:p>
          </table:table-cell>
          <table:table-cell table:style-name="ce28" table:number-columns-repeated="2"/>
          <table:table-cell table:style-name="ce32" table:formula="of:=MAX([.B254]-[.$J$10];0)" office:value-type="float" office:value="0" calcext:value-type="float">
            <text:p>0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250.290598259681" calcext:value-type="float">
            <text:p>250.3</text:p>
          </table:table-cell>
          <table:table-cell table:style-name="ce28" office:value-type="float" office:value="143.420040496423" calcext:value-type="float">
            <text:p>143.4</text:p>
          </table:table-cell>
          <table:table-cell table:style-name="ce28" table:number-columns-repeated="2"/>
          <table:table-cell table:style-name="ce32" table:formula="of:=MAX([.B255]-[.$J$10];0)" office:value-type="float" office:value="145.290598259681" calcext:value-type="float">
            <text:p>145.3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42.116846277764" calcext:value-type="float">
            <text:p>142.1</text:p>
          </table:table-cell>
          <table:table-cell table:style-name="ce28" office:value-type="float" office:value="28.8654131670199" calcext:value-type="float">
            <text:p>28.9</text:p>
          </table:table-cell>
          <table:table-cell table:style-name="ce28" table:number-columns-repeated="2"/>
          <table:table-cell table:style-name="ce32" table:formula="of:=MAX([.B256]-[.$J$10];0)" office:value-type="float" office:value="37.1168462777639" calcext:value-type="float">
            <text:p>37.1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26.685792183588" calcext:value-type="float">
            <text:p>126.7</text:p>
          </table:table-cell>
          <table:table-cell table:style-name="ce28" office:value-type="float" office:value="21.5937470936473" calcext:value-type="float">
            <text:p>21.6</text:p>
          </table:table-cell>
          <table:table-cell table:style-name="ce28" table:number-columns-repeated="2"/>
          <table:table-cell table:style-name="ce32" table:formula="of:=MAX([.B257]-[.$J$10];0)" office:value-type="float" office:value="21.6857921835875" calcext:value-type="float">
            <text:p>21.7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35.641122634341" calcext:value-type="float">
            <text:p>135.6</text:p>
          </table:table-cell>
          <table:table-cell table:style-name="ce28" office:value-type="float" office:value="33.6591379616109" calcext:value-type="float">
            <text:p>33.7</text:p>
          </table:table-cell>
          <table:table-cell table:style-name="ce28" table:number-columns-repeated="2"/>
          <table:table-cell table:style-name="ce32" table:formula="of:=MAX([.B258]-[.$J$10];0)" office:value-type="float" office:value="30.641122634341" calcext:value-type="float">
            <text:p>30.6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64.5192939180345" calcext:value-type="float">
            <text:p>64.5</text:p>
          </table:table-cell>
          <table:table-cell table:style-name="ce28" office:value-type="float" office:value="2.43795896644571" calcext:value-type="float">
            <text:p>2.4</text:p>
          </table:table-cell>
          <table:table-cell table:style-name="ce28" table:number-columns-repeated="2"/>
          <table:table-cell table:style-name="ce32" table:formula="of:=MAX([.B259]-[.$J$10];0)" office:value-type="float" office:value="0" calcext:value-type="float">
            <text:p>0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17.600970289446" calcext:value-type="float">
            <text:p>117.6</text:p>
          </table:table-cell>
          <table:table-cell table:style-name="ce28" office:value-type="float" office:value="11.8344787266173" calcext:value-type="float">
            <text:p>11.8</text:p>
          </table:table-cell>
          <table:table-cell table:style-name="ce28" table:number-columns-repeated="2"/>
          <table:table-cell table:style-name="ce32" table:formula="of:=MAX([.B260]-[.$J$10];0)" office:value-type="float" office:value="12.6009702894459" calcext:value-type="float">
            <text:p>12.6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248.378357732237" calcext:value-type="float">
            <text:p>248.4</text:p>
          </table:table-cell>
          <table:table-cell table:style-name="ce28" office:value-type="float" office:value="144.287152556365" calcext:value-type="float">
            <text:p>144.3</text:p>
          </table:table-cell>
          <table:table-cell table:style-name="ce28" table:number-columns-repeated="2"/>
          <table:table-cell table:style-name="ce32" table:formula="of:=MAX([.B261]-[.$J$10];0)" office:value-type="float" office:value="143.378357732237" calcext:value-type="float">
            <text:p>143.4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28.401111288512" calcext:value-type="float">
            <text:p>128.4</text:p>
          </table:table-cell>
          <table:table-cell table:style-name="ce28" office:value-type="float" office:value="21.0793248999801" calcext:value-type="float">
            <text:p>21.1</text:p>
          </table:table-cell>
          <table:table-cell table:style-name="ce28" table:number-columns-repeated="2"/>
          <table:table-cell table:style-name="ce32" table:formula="of:=MAX([.B262]-[.$J$10];0)" office:value-type="float" office:value="23.4011112885117" calcext:value-type="float">
            <text:p>23.4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39.9425095530492" calcext:value-type="float">
            <text:p>39.9</text:p>
          </table:table-cell>
          <table:table-cell table:style-name="ce28" office:value-type="float" office:value="-3.84493755723808" calcext:value-type="float">
            <text:p>-3.8</text:p>
          </table:table-cell>
          <table:table-cell table:style-name="ce28" table:number-columns-repeated="2"/>
          <table:table-cell table:style-name="ce32" table:formula="of:=MAX([.B263]-[.$J$10];0)" office:value-type="float" office:value="0" calcext:value-type="float">
            <text:p>0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47.495051994151" calcext:value-type="float">
            <text:p>147.5</text:p>
          </table:table-cell>
          <table:table-cell table:style-name="ce28" office:value-type="float" office:value="40.9633016979134" calcext:value-type="float">
            <text:p>41.0</text:p>
          </table:table-cell>
          <table:table-cell table:style-name="ce28" table:number-columns-repeated="2"/>
          <table:table-cell table:style-name="ce32" table:formula="of:=MAX([.B264]-[.$J$10];0)" office:value-type="float" office:value="42.4950519941511" calcext:value-type="float">
            <text:p>42.5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33.310301882696" calcext:value-type="float">
            <text:p>133.3</text:p>
          </table:table-cell>
          <table:table-cell table:style-name="ce28" office:value-type="float" office:value="27.8751276915186" calcext:value-type="float">
            <text:p>27.9</text:p>
          </table:table-cell>
          <table:table-cell table:style-name="ce28" table:number-columns-repeated="2"/>
          <table:table-cell table:style-name="ce32" table:formula="of:=MAX([.B265]-[.$J$10];0)" office:value-type="float" office:value="28.3103018826958" calcext:value-type="float">
            <text:p>28.3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39.3292436894318" calcext:value-type="float">
            <text:p>39.3</text:p>
          </table:table-cell>
          <table:table-cell table:style-name="ce28" office:value-type="float" office:value="-1.05283005420918" calcext:value-type="float">
            <text:p>-1.1</text:p>
          </table:table-cell>
          <table:table-cell table:style-name="ce28" table:number-columns-repeated="2"/>
          <table:table-cell table:style-name="ce32" table:formula="of:=MAX([.B266]-[.$J$10];0)" office:value-type="float" office:value="0" calcext:value-type="float">
            <text:p>0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76.9946717560353" calcext:value-type="float">
            <text:p>77.0</text:p>
          </table:table-cell>
          <table:table-cell table:style-name="ce28" office:value-type="float" office:value="-0.244369692684905" calcext:value-type="float">
            <text:p>-0.2</text:p>
          </table:table-cell>
          <table:table-cell table:style-name="ce28" table:number-columns-repeated="2"/>
          <table:table-cell table:style-name="ce32" table:formula="of:=MAX([.B267]-[.$J$10];0)" office:value-type="float" office:value="0" calcext:value-type="float">
            <text:p>0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91.6918378269661" calcext:value-type="float">
            <text:p>91.7</text:p>
          </table:table-cell>
          <table:table-cell table:style-name="ce28" office:value-type="float" office:value="-2.44506458851932" calcext:value-type="float">
            <text:p>-2.4</text:p>
          </table:table-cell>
          <table:table-cell table:style-name="ce28" table:number-columns-repeated="2"/>
          <table:table-cell table:style-name="ce32" table:formula="of:=MAX([.B268]-[.$J$10];0)" office:value-type="float" office:value="0" calcext:value-type="float">
            <text:p>0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58.4669911950357" calcext:value-type="float">
            <text:p>58.5</text:p>
          </table:table-cell>
          <table:table-cell table:style-name="ce28" office:value-type="float" office:value="-1.26290560483378" calcext:value-type="float">
            <text:p>-1.3</text:p>
          </table:table-cell>
          <table:table-cell table:style-name="ce28" table:number-columns-repeated="2"/>
          <table:table-cell table:style-name="ce32" table:formula="of:=MAX([.B269]-[.$J$10];0)" office:value-type="float" office:value="0" calcext:value-type="float">
            <text:p>0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10.019513840645" calcext:value-type="float">
            <text:p>110.0</text:p>
          </table:table-cell>
          <table:table-cell table:style-name="ce28" office:value-type="float" office:value="7.72242053902284" calcext:value-type="float">
            <text:p>7.7</text:p>
          </table:table-cell>
          <table:table-cell table:style-name="ce28" table:number-columns-repeated="2"/>
          <table:table-cell table:style-name="ce32" table:formula="of:=MAX([.B270]-[.$J$10];0)" office:value-type="float" office:value="5.01951384064518" calcext:value-type="float">
            <text:p>5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92.125880455384" calcext:value-type="float">
            <text:p>192.1</text:p>
          </table:table-cell>
          <table:table-cell table:style-name="ce28" office:value-type="float" office:value="84.9907794921963" calcext:value-type="float">
            <text:p>85.0</text:p>
          </table:table-cell>
          <table:table-cell table:style-name="ce28" table:number-columns-repeated="2"/>
          <table:table-cell table:style-name="ce32" table:formula="of:=MAX([.B271]-[.$J$10];0)" office:value-type="float" office:value="87.1258804553835" calcext:value-type="float">
            <text:p>87.1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69.8657945511097" calcext:value-type="float">
            <text:p>69.9</text:p>
          </table:table-cell>
          <table:table-cell table:style-name="ce28" office:value-type="float" office:value="-0.0967140960792913" calcext:value-type="float">
            <text:p>-0.1</text:p>
          </table:table-cell>
          <table:table-cell table:style-name="ce28" table:number-columns-repeated="2"/>
          <table:table-cell table:style-name="ce32" table:formula="of:=MAX([.B272]-[.$J$10];0)" office:value-type="float" office:value="0" calcext:value-type="float">
            <text:p>0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44.813633766278" calcext:value-type="float">
            <text:p>144.8</text:p>
          </table:table-cell>
          <table:table-cell table:style-name="ce28" office:value-type="float" office:value="22.7613252695634" calcext:value-type="float">
            <text:p>22.8</text:p>
          </table:table-cell>
          <table:table-cell table:style-name="ce28" table:number-columns-repeated="2"/>
          <table:table-cell table:style-name="ce32" table:formula="of:=MAX([.B273]-[.$J$10];0)" office:value-type="float" office:value="39.8136337662776" calcext:value-type="float">
            <text:p>39.8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50.687122380908" calcext:value-type="float">
            <text:p>150.7</text:p>
          </table:table-cell>
          <table:table-cell table:style-name="ce28" office:value-type="float" office:value="46.2237188690269" calcext:value-type="float">
            <text:p>46.2</text:p>
          </table:table-cell>
          <table:table-cell table:style-name="ce28" table:number-columns-repeated="2"/>
          <table:table-cell table:style-name="ce32" table:formula="of:=MAX([.B274]-[.$J$10];0)" office:value-type="float" office:value="45.6871223809083" calcext:value-type="float">
            <text:p>45.7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68.6564598254696" calcext:value-type="float">
            <text:p>68.7</text:p>
          </table:table-cell>
          <table:table-cell table:style-name="ce28" office:value-type="float" office:value="0.309097399882171" calcext:value-type="float">
            <text:p>0.3</text:p>
          </table:table-cell>
          <table:table-cell table:style-name="ce28" table:number-columns-repeated="2"/>
          <table:table-cell table:style-name="ce32" table:formula="of:=MAX([.B275]-[.$J$10];0)" office:value-type="float" office:value="0" calcext:value-type="float">
            <text:p>0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35.0378863539886" calcext:value-type="float">
            <text:p>35.0</text:p>
          </table:table-cell>
          <table:table-cell table:style-name="ce28" office:value-type="float" office:value="-0.0243382679765764" calcext:value-type="float">
            <text:p>0.0</text:p>
          </table:table-cell>
          <table:table-cell table:style-name="ce28" table:number-columns-repeated="2"/>
          <table:table-cell table:style-name="ce32" table:formula="of:=MAX([.B276]-[.$J$10];0)" office:value-type="float" office:value="0" calcext:value-type="float">
            <text:p>0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80.8835300192744" calcext:value-type="float">
            <text:p>80.9</text:p>
          </table:table-cell>
          <table:table-cell table:style-name="ce28" office:value-type="float" office:value="-0.539613737752727" calcext:value-type="float">
            <text:p>-0.5</text:p>
          </table:table-cell>
          <table:table-cell table:style-name="ce28" table:number-columns-repeated="2"/>
          <table:table-cell table:style-name="ce32" table:formula="of:=MAX([.B277]-[.$J$10];0)" office:value-type="float" office:value="0" calcext:value-type="float">
            <text:p>0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15.548653714356" calcext:value-type="float">
            <text:p>115.5</text:p>
          </table:table-cell>
          <table:table-cell table:style-name="ce28" office:value-type="float" office:value="16.6637917748107" calcext:value-type="float">
            <text:p>16.7</text:p>
          </table:table-cell>
          <table:table-cell table:style-name="ce28" table:number-columns-repeated="2"/>
          <table:table-cell table:style-name="ce32" table:formula="of:=MAX([.B278]-[.$J$10];0)" office:value-type="float" office:value="10.5486537143562" calcext:value-type="float">
            <text:p>10.5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00.98169461913" calcext:value-type="float">
            <text:p>101.0</text:p>
          </table:table-cell>
          <table:table-cell table:style-name="ce28" office:value-type="float" office:value="0.0722274390933286" calcext:value-type="float">
            <text:p>0.1</text:p>
          </table:table-cell>
          <table:table-cell table:style-name="ce28" table:number-columns-repeated="2"/>
          <table:table-cell table:style-name="ce32" table:formula="of:=MAX([.B279]-[.$J$10];0)" office:value-type="float" office:value="0" calcext:value-type="float">
            <text:p>0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70.7906425745663" calcext:value-type="float">
            <text:p>70.8</text:p>
          </table:table-cell>
          <table:table-cell table:style-name="ce28" office:value-type="float" office:value="3.30194143975377" calcext:value-type="float">
            <text:p>3.3</text:p>
          </table:table-cell>
          <table:table-cell table:style-name="ce28" table:number-columns-repeated="2"/>
          <table:table-cell table:style-name="ce32" table:formula="of:=MAX([.B280]-[.$J$10];0)" office:value-type="float" office:value="0" calcext:value-type="float">
            <text:p>0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22.627861290231" calcext:value-type="float">
            <text:p>122.6</text:p>
          </table:table-cell>
          <table:table-cell table:style-name="ce28" office:value-type="float" office:value="13.7050142521525" calcext:value-type="float">
            <text:p>13.7</text:p>
          </table:table-cell>
          <table:table-cell table:style-name="ce28" table:number-columns-repeated="2"/>
          <table:table-cell table:style-name="ce32" table:formula="of:=MAX([.B281]-[.$J$10];0)" office:value-type="float" office:value="17.6278612902307" calcext:value-type="float">
            <text:p>17.6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74.2167443944271" calcext:value-type="float">
            <text:p>74.2</text:p>
          </table:table-cell>
          <table:table-cell table:style-name="ce28" office:value-type="float" office:value="1.39544717415548" calcext:value-type="float">
            <text:p>1.4</text:p>
          </table:table-cell>
          <table:table-cell table:style-name="ce28" table:number-columns-repeated="2"/>
          <table:table-cell table:style-name="ce32" table:formula="of:=MAX([.B282]-[.$J$10];0)" office:value-type="float" office:value="0" calcext:value-type="float">
            <text:p>0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10.750294002192" calcext:value-type="float">
            <text:p>110.8</text:p>
          </table:table-cell>
          <table:table-cell table:style-name="ce28" office:value-type="float" office:value="9.41300502464929" calcext:value-type="float">
            <text:p>9.4</text:p>
          </table:table-cell>
          <table:table-cell table:style-name="ce28" table:number-columns-repeated="2"/>
          <table:table-cell table:style-name="ce32" table:formula="of:=MAX([.B283]-[.$J$10];0)" office:value-type="float" office:value="5.75029400219185" calcext:value-type="float">
            <text:p>5.8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87.5717315052196" calcext:value-type="float">
            <text:p>87.6</text:p>
          </table:table-cell>
          <table:table-cell table:style-name="ce28" office:value-type="float" office:value="-2.99644293037151" calcext:value-type="float">
            <text:p>-3.0</text:p>
          </table:table-cell>
          <table:table-cell table:style-name="ce28" table:number-columns-repeated="2"/>
          <table:table-cell table:style-name="ce32" table:formula="of:=MAX([.B284]-[.$J$10];0)" office:value-type="float" office:value="0" calcext:value-type="float">
            <text:p>0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96.5607670378268" calcext:value-type="float">
            <text:p>96.6</text:p>
          </table:table-cell>
          <table:table-cell table:style-name="ce28" office:value-type="float" office:value="-3.32839328920982" calcext:value-type="float">
            <text:p>-3.3</text:p>
          </table:table-cell>
          <table:table-cell table:style-name="ce28" table:number-columns-repeated="2"/>
          <table:table-cell table:style-name="ce32" table:formula="of:=MAX([.B285]-[.$J$10];0)" office:value-type="float" office:value="0" calcext:value-type="float">
            <text:p>0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41.9987467366736" calcext:value-type="float">
            <text:p>42.0</text:p>
          </table:table-cell>
          <table:table-cell table:style-name="ce28" office:value-type="float" office:value="0.502217255640424" calcext:value-type="float">
            <text:p>0.5</text:p>
          </table:table-cell>
          <table:table-cell table:style-name="ce28" table:number-columns-repeated="2"/>
          <table:table-cell table:style-name="ce32" table:formula="of:=MAX([.B286]-[.$J$10];0)" office:value-type="float" office:value="0" calcext:value-type="float">
            <text:p>0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68.706188777937" calcext:value-type="float">
            <text:p>168.7</text:p>
          </table:table-cell>
          <table:table-cell table:style-name="ce28" office:value-type="float" office:value="57.9130309239853" calcext:value-type="float">
            <text:p>57.9</text:p>
          </table:table-cell>
          <table:table-cell table:style-name="ce28" table:number-columns-repeated="2"/>
          <table:table-cell table:style-name="ce32" table:formula="of:=MAX([.B287]-[.$J$10];0)" office:value-type="float" office:value="63.7061887779373" calcext:value-type="float">
            <text:p>63.7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39.811559331213" calcext:value-type="float">
            <text:p>139.8</text:p>
          </table:table-cell>
          <table:table-cell table:style-name="ce28" office:value-type="float" office:value="31.85938013657" calcext:value-type="float">
            <text:p>31.9</text:p>
          </table:table-cell>
          <table:table-cell table:style-name="ce28" table:number-columns-repeated="2"/>
          <table:table-cell table:style-name="ce32" table:formula="of:=MAX([.B288]-[.$J$10];0)" office:value-type="float" office:value="34.8115593312132" calcext:value-type="float">
            <text:p>34.8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76.8149566784033" calcext:value-type="float">
            <text:p>76.8</text:p>
          </table:table-cell>
          <table:table-cell table:style-name="ce28" office:value-type="float" office:value="0.9968117583704" calcext:value-type="float">
            <text:p>1.0</text:p>
          </table:table-cell>
          <table:table-cell table:style-name="ce28" table:number-columns-repeated="2"/>
          <table:table-cell table:style-name="ce32" table:formula="of:=MAX([.B289]-[.$J$10];0)" office:value-type="float" office:value="0" calcext:value-type="float">
            <text:p>0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60.6204150072616" calcext:value-type="float">
            <text:p>60.6</text:p>
          </table:table-cell>
          <table:table-cell table:style-name="ce28" office:value-type="float" office:value="0.132656332696265" calcext:value-type="float">
            <text:p>0.1</text:p>
          </table:table-cell>
          <table:table-cell table:style-name="ce28" table:number-columns-repeated="2"/>
          <table:table-cell table:style-name="ce32" table:formula="of:=MAX([.B290]-[.$J$10];0)" office:value-type="float" office:value="0" calcext:value-type="float">
            <text:p>0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86.5414702373996" calcext:value-type="float">
            <text:p>86.5</text:p>
          </table:table-cell>
          <table:table-cell table:style-name="ce28" office:value-type="float" office:value="-0.825768508297401" calcext:value-type="float">
            <text:p>-0.8</text:p>
          </table:table-cell>
          <table:table-cell table:style-name="ce28" table:number-columns-repeated="2"/>
          <table:table-cell table:style-name="ce32" table:formula="of:=MAX([.B291]-[.$J$10];0)" office:value-type="float" office:value="0" calcext:value-type="float">
            <text:p>0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18.208394582992" calcext:value-type="float">
            <text:p>118.2</text:p>
          </table:table-cell>
          <table:table-cell table:style-name="ce28" office:value-type="float" office:value="17.1032602046763" calcext:value-type="float">
            <text:p>17.1</text:p>
          </table:table-cell>
          <table:table-cell table:style-name="ce28" table:number-columns-repeated="2"/>
          <table:table-cell table:style-name="ce32" table:formula="of:=MAX([.B292]-[.$J$10];0)" office:value-type="float" office:value="13.2083945829924" calcext:value-type="float">
            <text:p>13.2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73.3591982615438" calcext:value-type="float">
            <text:p>73.4</text:p>
          </table:table-cell>
          <table:table-cell table:style-name="ce28" office:value-type="float" office:value="0.270430871863918" calcext:value-type="float">
            <text:p>0.3</text:p>
          </table:table-cell>
          <table:table-cell table:style-name="ce28" table:number-columns-repeated="2"/>
          <table:table-cell table:style-name="ce32" table:formula="of:=MAX([.B293]-[.$J$10];0)" office:value-type="float" office:value="0" calcext:value-type="float">
            <text:p>0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19.501104058498" calcext:value-type="float">
            <text:p>119.5</text:p>
          </table:table-cell>
          <table:table-cell table:style-name="ce28" office:value-type="float" office:value="15.3215893269135" calcext:value-type="float">
            <text:p>15.3</text:p>
          </table:table-cell>
          <table:table-cell table:style-name="ce28" table:number-columns-repeated="2"/>
          <table:table-cell table:style-name="ce32" table:formula="of:=MAX([.B294]-[.$J$10];0)" office:value-type="float" office:value="14.501104058498" calcext:value-type="float">
            <text:p>14.5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60.1391458878473" calcext:value-type="float">
            <text:p>60.1</text:p>
          </table:table-cell>
          <table:table-cell table:style-name="ce28" office:value-type="float" office:value="-0.932664984870455" calcext:value-type="float">
            <text:p>-0.9</text:p>
          </table:table-cell>
          <table:table-cell table:style-name="ce28" table:number-columns-repeated="2"/>
          <table:table-cell table:style-name="ce32" table:formula="of:=MAX([.B295]-[.$J$10];0)" office:value-type="float" office:value="0" calcext:value-type="float">
            <text:p>0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90.4708462373636" calcext:value-type="float">
            <text:p>90.5</text:p>
          </table:table-cell>
          <table:table-cell table:style-name="ce28" office:value-type="float" office:value="-8.39033183615474" calcext:value-type="float">
            <text:p>-8.4</text:p>
          </table:table-cell>
          <table:table-cell table:style-name="ce28" table:number-columns-repeated="2"/>
          <table:table-cell table:style-name="ce32" table:formula="of:=MAX([.B296]-[.$J$10];0)" office:value-type="float" office:value="0" calcext:value-type="float">
            <text:p>0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29.311934709511" calcext:value-type="float">
            <text:p>129.3</text:p>
          </table:table-cell>
          <table:table-cell table:style-name="ce28" office:value-type="float" office:value="25.1699906055362" calcext:value-type="float">
            <text:p>25.2</text:p>
          </table:table-cell>
          <table:table-cell table:style-name="ce28" table:number-columns-repeated="2"/>
          <table:table-cell table:style-name="ce32" table:formula="of:=MAX([.B297]-[.$J$10];0)" office:value-type="float" office:value="24.3119347095106" calcext:value-type="float">
            <text:p>24.3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99.5249569227062" calcext:value-type="float">
            <text:p>99.5</text:p>
          </table:table-cell>
          <table:table-cell table:style-name="ce28" office:value-type="float" office:value="4.0687543388841" calcext:value-type="float">
            <text:p>4.1</text:p>
          </table:table-cell>
          <table:table-cell table:style-name="ce28" table:number-columns-repeated="2"/>
          <table:table-cell table:style-name="ce32" table:formula="of:=MAX([.B298]-[.$J$10];0)" office:value-type="float" office:value="0" calcext:value-type="float">
            <text:p>0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25.820704372852" calcext:value-type="float">
            <text:p>125.8</text:p>
          </table:table-cell>
          <table:table-cell table:style-name="ce28" office:value-type="float" office:value="21.1486413582894" calcext:value-type="float">
            <text:p>21.1</text:p>
          </table:table-cell>
          <table:table-cell table:style-name="ce28" table:number-columns-repeated="2"/>
          <table:table-cell table:style-name="ce32" table:formula="of:=MAX([.B299]-[.$J$10];0)" office:value-type="float" office:value="20.8207043728517" calcext:value-type="float">
            <text:p>20.8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65.0170216095784" calcext:value-type="float">
            <text:p>65.0</text:p>
          </table:table-cell>
          <table:table-cell table:style-name="ce28" office:value-type="float" office:value="-0.523737007843845" calcext:value-type="float">
            <text:p>-0.5</text:p>
          </table:table-cell>
          <table:table-cell table:style-name="ce28" table:number-columns-repeated="2"/>
          <table:table-cell table:style-name="ce32" table:formula="of:=MAX([.B300]-[.$J$10];0)" office:value-type="float" office:value="0" calcext:value-type="float">
            <text:p>0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84.669787927197" calcext:value-type="float">
            <text:p>184.7</text:p>
          </table:table-cell>
          <table:table-cell table:style-name="ce28" office:value-type="float" office:value="82.1032463595198" calcext:value-type="float">
            <text:p>82.1</text:p>
          </table:table-cell>
          <table:table-cell table:style-name="ce28" table:number-columns-repeated="2"/>
          <table:table-cell table:style-name="ce32" table:formula="of:=MAX([.B301]-[.$J$10];0)" office:value-type="float" office:value="79.6697879271969" calcext:value-type="float">
            <text:p>79.7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76.2840001660202" calcext:value-type="float">
            <text:p>76.3</text:p>
          </table:table-cell>
          <table:table-cell table:style-name="ce28" office:value-type="float" office:value="-1.27119677444738" calcext:value-type="float">
            <text:p>-1.3</text:p>
          </table:table-cell>
          <table:table-cell table:style-name="ce28" table:number-columns-repeated="2"/>
          <table:table-cell table:style-name="ce32" table:formula="of:=MAX([.B302]-[.$J$10];0)" office:value-type="float" office:value="0" calcext:value-type="float">
            <text:p>0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38.509086509012" calcext:value-type="float">
            <text:p>138.5</text:p>
          </table:table-cell>
          <table:table-cell table:style-name="ce28" office:value-type="float" office:value="35.669712300947" calcext:value-type="float">
            <text:p>35.7</text:p>
          </table:table-cell>
          <table:table-cell table:style-name="ce28" table:number-columns-repeated="2"/>
          <table:table-cell table:style-name="ce32" table:formula="of:=MAX([.B303]-[.$J$10];0)" office:value-type="float" office:value="33.5090865090117" calcext:value-type="float">
            <text:p>33.5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32.942077027792" calcext:value-type="float">
            <text:p>132.9</text:p>
          </table:table-cell>
          <table:table-cell table:style-name="ce28" office:value-type="float" office:value="31.9885261601608" calcext:value-type="float">
            <text:p>32.0</text:p>
          </table:table-cell>
          <table:table-cell table:style-name="ce28" table:number-columns-repeated="2"/>
          <table:table-cell table:style-name="ce32" table:formula="of:=MAX([.B304]-[.$J$10];0)" office:value-type="float" office:value="27.9420770277915" calcext:value-type="float">
            <text:p>27.9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05.112811163846" calcext:value-type="float">
            <text:p>105.1</text:p>
          </table:table-cell>
          <table:table-cell table:style-name="ce28" office:value-type="float" office:value="11.1839135906377" calcext:value-type="float">
            <text:p>11.2</text:p>
          </table:table-cell>
          <table:table-cell table:style-name="ce28" table:number-columns-repeated="2"/>
          <table:table-cell table:style-name="ce32" table:formula="of:=MAX([.B305]-[.$J$10];0)" office:value-type="float" office:value="0.112811163845862" calcext:value-type="float">
            <text:p>0.1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76.1190091892448" calcext:value-type="float">
            <text:p>76.1</text:p>
          </table:table-cell>
          <table:table-cell table:style-name="ce28" office:value-type="float" office:value="1.32484867282102" calcext:value-type="float">
            <text:p>1.3</text:p>
          </table:table-cell>
          <table:table-cell table:style-name="ce28" table:number-columns-repeated="2"/>
          <table:table-cell table:style-name="ce32" table:formula="of:=MAX([.B306]-[.$J$10];0)" office:value-type="float" office:value="0" calcext:value-type="float">
            <text:p>0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22.985942935614" calcext:value-type="float">
            <text:p>123.0</text:p>
          </table:table-cell>
          <table:table-cell table:style-name="ce28" office:value-type="float" office:value="14.2815184222859" calcext:value-type="float">
            <text:p>14.3</text:p>
          </table:table-cell>
          <table:table-cell table:style-name="ce28" table:number-columns-repeated="2"/>
          <table:table-cell table:style-name="ce32" table:formula="of:=MAX([.B307]-[.$J$10];0)" office:value-type="float" office:value="17.9859429356139" calcext:value-type="float">
            <text:p>18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96.025504295098" calcext:value-type="float">
            <text:p>196.0</text:p>
          </table:table-cell>
          <table:table-cell table:style-name="ce28" office:value-type="float" office:value="88.3140787665419" calcext:value-type="float">
            <text:p>88.3</text:p>
          </table:table-cell>
          <table:table-cell table:style-name="ce28" table:number-columns-repeated="2"/>
          <table:table-cell table:style-name="ce32" table:formula="of:=MAX([.B308]-[.$J$10];0)" office:value-type="float" office:value="91.025504295098" calcext:value-type="float">
            <text:p>91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73.2412882404591" calcext:value-type="float">
            <text:p>73.2</text:p>
          </table:table-cell>
          <table:table-cell table:style-name="ce28" office:value-type="float" office:value="-1.45899755751413" calcext:value-type="float">
            <text:p>-1.5</text:p>
          </table:table-cell>
          <table:table-cell table:style-name="ce28" table:number-columns-repeated="2"/>
          <table:table-cell table:style-name="ce32" table:formula="of:=MAX([.B309]-[.$J$10];0)" office:value-type="float" office:value="0" calcext:value-type="float">
            <text:p>0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80.2785980535779" calcext:value-type="float">
            <text:p>80.3</text:p>
          </table:table-cell>
          <table:table-cell table:style-name="ce28" office:value-type="float" office:value="0.867082959975562" calcext:value-type="float">
            <text:p>0.9</text:p>
          </table:table-cell>
          <table:table-cell table:style-name="ce28" table:number-columns-repeated="2"/>
          <table:table-cell table:style-name="ce32" table:formula="of:=MAX([.B310]-[.$J$10];0)" office:value-type="float" office:value="0" calcext:value-type="float">
            <text:p>0.0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28.743845932342" calcext:value-type="float">
            <text:p>128.7</text:p>
          </table:table-cell>
          <table:table-cell table:style-name="ce28" office:value-type="float" office:value="28.8226454343359" calcext:value-type="float">
            <text:p>28.8</text:p>
          </table:table-cell>
          <table:table-cell table:style-name="ce28" table:number-columns-repeated="2"/>
          <table:table-cell table:style-name="ce32" table:formula="of:=MAX([.B311]-[.$J$10];0)" office:value-type="float" office:value="23.7438459323418" calcext:value-type="float">
            <text:p>23.7</text:p>
          </table:table-cell>
          <table:table-cell table:number-columns-repeated="1018"/>
        </table:table-row>
        <table:table-row table:style-name="ro2">
          <table:table-cell/>
          <table:table-cell table:style-name="ce28" office:value-type="float" office:value="142.552249310309" calcext:value-type="float">
            <text:p>142.6</text:p>
          </table:table-cell>
          <table:table-cell table:style-name="ce28" office:value-type="float" office:value="41.3875436398973" calcext:value-type="float">
            <text:p>41.4</text:p>
          </table:table-cell>
          <table:table-cell table:style-name="ce28" table:number-columns-repeated="2"/>
          <table:table-cell table:style-name="ce32" table:formula="of:=MAX([.B312]-[.$J$10];0)" office:value-type="float" office:value="37.5522493103091" calcext:value-type="float">
            <text:p>37.6</text:p>
          </table:table-cell>
          <table:table-cell table:number-columns-repeated="1018"/>
        </table:table-row>
        <table:table-row table:style-name="ro2" table:number-rows-repeated="10482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obLibs" table:base-cell-address="$'Load Libs'.$E$26" table:cell-range-address="$'Load Libs'.$E$2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number-style style:name="N114P0" style:volatile="true">
      <number:number number:decimal-places="0" loext:min-decimal-places="0" number:min-integer-digits="1" number:grouping="true"/>
      <number:text> €</number:text>
    </number:number-style>
    <number:number-style style:name="N114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5P0"/>
    </number:number-style>
    <number:number-style style:name="N117P0" style:volatile="true">
      <number:number number:decimal-places="2" loext:min-decimal-places="2" number:min-integer-digits="1" number:grouping="true"/>
      <number:text> €</number:text>
    </number:number-style>
    <number:number-style style:name="N117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8P0"/>
    </number:number-style>
    <number:number-style style:name="N122P0" style:volatile="true">
      <number:number number:decimal-places="0" loext:min-decimal-places="0" number:min-integer-digits="1" number:grouping="true"/>
      <number:text>   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22P2" style:volatile="true">
      <number:text> -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0" loext:min-decimal-places="0" number:min-integer-digits="1" number:grouping="true"/>
      <number:text> € </number:text>
    </number:number-style>
    <number:number-style style:name="N126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6P2" style:volatile="true">
      <number:text> -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loext:min-decimal-places="2" number:min-integer-digits="1" number:grouping="true"/>
      <number:text>   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30P2" style:volatile="true">
      <number:text> -</number:text>
      <number:number number:decimal-places="0" loext:min-decimal-places="0" number:min-integer-digits="0"/>
      <number:text>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loext:min-decimal-places="2" number:min-integer-digits="1" number:grouping="true"/>
      <number:text> € </number:text>
    </number:number-style>
    <number:number-style style:name="N134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4P2" style:volatile="true">
      <number:text> -</number:text>
      <number:number number:decimal-places="0" loext:min-decimal-places="0" number:min-integer-digits="0"/>
      <number:text> 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0P0" style:volatile="true">
      <number:text>WAHR</number:text>
    </number:number-style>
    <number:number-style style:name="N140P1" style:volatile="true">
      <number:text>WAHR</number:text>
    </number:number-style>
    <number:number-style style:name="N140">
      <number:text>FALSCH</number:text>
      <style:map style:condition="value()&gt;0" style:apply-style-name="N140P0"/>
      <style:map style:condition="value()&lt;0" style:apply-style-name="N140P1"/>
    </number:number-style>
    <number:number-style style:name="N141">
      <number:number number:decimal-places="3" loext:min-decimal-places="3" number:min-integer-digits="1"/>
    </number:number-style>
    <number:number-style style:name="N142">
      <number:number number:decimal-places="1" loext:min-decimal-places="1" number:min-integer-digits="1"/>
    </number:number-style>
    <number:percentage-style style:name="N143">
      <number:number number:decimal-places="3" loext:min-decimal-places="3" number:min-integer-digits="1"/>
      <number:text>%</number:text>
    </number:percentage-style>
    <number:number-style style:name="N144">
      <number:number number:decimal-places="11" loext:min-decimal-places="11" number:min-integer-digits="1"/>
    </number:number-style>
    <number:number-style style:name="N14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0P0"/>
    </number:number-style>
    <number:number-style style:name="N154P0" style:volatile="true">
      <number:number number:decimal-places="0" loext:min-decimal-places="0" number:min-integer-digits="1" number:grouping="true"/>
      <number:text> </number:text>
    </number:number-style>
    <number:number-style style:name="N154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58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number:text> $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number number:decimal-places="2" loext:min-decimal-places="2" number:min-integer-digits="1" number:grouping="true"/>
      <number:text> </number:text>
    </number:number-style>
    <number:number-style style:name="N162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62P2" style:volatile="true">
      <number:text> -</number:text>
      <number:number number:decimal-places="0" loext:min-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66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66P2" style:volatile="true">
      <number:text> $-</number:text>
      <number:number number:decimal-places="0" loext:min-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number:text>€ </number:text>
      <number:number number:decimal-places="0" loext:min-decimal-places="0" number:min-integer-digits="1" number:grouping="true"/>
    </number:number-style>
    <number:number-style style:name="N168">
      <number:text>-€ </number:text>
      <number:number number:decimal-places="0" loext:min-decimal-places="0" number:min-integer-digits="1" number:grouping="true"/>
      <style:map style:condition="value()&gt;=0" style:apply-style-name="N168P0"/>
    </number:number-style>
    <number:number-style style:name="N169P0" style:volatile="true">
      <number:text>€ </number:text>
      <number:number number:decimal-places="0" loext:min-decimal-places="0" number:min-integer-digits="1" number:grouping="true"/>
    </number:number-style>
    <number:number-style style:name="N169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69P0"/>
    </number:number-style>
    <number:number-style style:name="N171P0" style:volatile="true">
      <number:text>€ </number:text>
      <number:number number:decimal-places="2" loext:min-decimal-places="2" number:min-integer-digits="1" number:grouping="true"/>
    </number:number-style>
    <number:number-style style:name="N171">
      <number:text>-€ </number:text>
      <number:number number:decimal-places="2" loext:min-decimal-places="2" number:min-integer-digits="1" number:grouping="true"/>
      <style:map style:condition="value()&gt;=0" style:apply-style-name="N171P0"/>
    </number:number-style>
    <number:number-style style:name="N172P0" style:volatile="true">
      <number:text>€ </number:text>
      <number:number number:decimal-places="2" loext:min-decimal-places="2" number:min-integer-digits="1" number:grouping="true"/>
    </number:number-style>
    <number:number-style style:name="N172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72P0"/>
    </number:number-style>
    <number:number-style style:name="N176P0" style:volatile="true">
      <number:text> € </number:text>
      <number:number number:decimal-places="0" loext:min-decimal-places="0" number:min-integer-digits="1" number:grouping="true"/>
      <number:text> </number:text>
    </number:number-style>
    <number:number-style style:name="N176P1" style:volatile="true">
      <number:text>-€ </number:text>
      <number:number number:decimal-places="0" loext:min-decimal-places="0" number:min-integer-digits="1" number:grouping="true"/>
      <number:text> </number:text>
    </number:number-style>
    <number:number-style style:name="N176P2" style:volatile="true">
      <number:text> € -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number number:decimal-places="0" loext:min-decimal-places="0" number:min-integer-digits="1" number:grouping="true"/>
      <number:text> </number:text>
    </number:number-style>
    <number:number-style style:name="N178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78P2" style:volatile="true">
      <number:text> -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text> € </number:text>
      <number:number number:decimal-places="2" loext:min-decimal-places="2" number:min-integer-digits="1" number:grouping="true"/>
      <number:text> </number:text>
    </number:number-style>
    <number:number-style style:name="N182P1" style:volatile="true">
      <number:text>-€ </number:text>
      <number:number number:decimal-places="2" loext:min-decimal-places="2" number:min-integer-digits="1" number:grouping="true"/>
      <number:text> </number:text>
    </number:number-style>
    <number:number-style style:name="N182P2" style:volatile="true">
      <number:text> € -</number:text>
      <number:number number:decimal-places="0" loext:min-decimal-places="0" number:min-integer-digits="0"/>
      <number:text>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4P0" style:volatile="true">
      <number:number number:decimal-places="2" loext:min-decimal-places="2" number:min-integer-digits="1" number:grouping="true"/>
      <number:text> </number:text>
    </number:number-style>
    <number:number-style style:name="N18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84P2" style:volatile="true">
      <number:text> -</number:text>
      <number:number number:decimal-places="0" loext:min-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7">
      <number:number number:decimal-places="4" loext:min-decimal-places="4" number:min-integer-digits="1"/>
    </number:number-style>
    <number:percentage-style style:name="N188">
      <number:number number:decimal-places="1" loext:min-decimal-places="1" number:min-integer-digits="1"/>
      <number:text>%</number:text>
    </number:percentage-style>
    <number:percentage-style style:name="N189">
      <number:number number:decimal-places="4" loext:min-decimal-places="4" number:min-integer-digits="1"/>
      <number:text>%</number:text>
    </number:percentage-style>
    <number:percentage-style style:name="N190">
      <number:number number:decimal-places="5" loext:min-decimal-places="5" number:min-integer-digits="1"/>
      <number:text>%</number:text>
    </number:percentage-style>
    <number:percentage-style style:name="N191">
      <number:number number:decimal-places="6" loext:min-decimal-places="6" number:min-integer-digits="1"/>
      <number:text>%</number:text>
    </number:percentage-style>
    <number:number-style style:name="N193P0" style:volatile="true">
      <number:number number:decimal-places="2" loext:min-decimal-places="2" number:min-integer-digits="1" number:grouping="true"/>
      <number:text> € </number:text>
    </number:number-style>
    <number:number-style style:name="N193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93P2" style:volatile="true">
      <number:text>-</number:text>
      <number:number number:decimal-places="0" loext:min-decimal-places="0" number:min-integer-digits="0"/>
      <number:text> €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4">
      <number:number number:decimal-places="4" loext:min-decimal-places="4" number:min-integer-digits="1" number:grouping="true"/>
    </number:number-style>
    <number:date-style style:name="N195">
      <number:day number:style="long"/>
      <number:text> </number:text>
      <number:month number:textual="true"/>
      <number:year/>
      <number:text> </number:text>
      <number:hours number:style="long"/>
      <number:text>:</number:text>
      <number:minutes number:style="long"/>
    </number:date-style>
    <number:number-style style:name="N196P0" style:volatile="true">
      <number:number number:decimal-places="0" loext:min-decimal-places="0" number:min-integer-digits="1" number:grouping="true"/>
      <number:text> </number:text>
    </number:number-style>
    <number:number-style style:name="N196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96P0"/>
    </number:number-style>
    <number:number-style style:name="N197">
      <number:text>$</number:text>
      <number:number number:decimal-places="2" loext:min-decimal-places="2" number:min-integer-digits="1" number:grouping="true"/>
    </number:number-style>
    <number:number-style style:name="N198">
      <number:number number:decimal-places="2" loext:min-decimal-places="2" number:min-integer-digits="1"/>
      <number:text> </number:text>
    </number:number-style>
    <number:number-style style:name="N200P0" style:volatile="true">
      <number:number number:decimal-places="1" loext:min-decimal-places="1" number:min-integer-digits="1" number:grouping="true"/>
    </number:number-style>
    <number:number-style style:name="N200">
      <number:number number:decimal-places="1" loext:min-decimal-places="1" number:min-integer-digits="1" number:grouping="true"/>
      <style:map style:condition="value()&gt;=0" style:apply-style-name="N200P0"/>
    </number:number-style>
    <number:number-style style:name="N202P0" style:volatile="true">
      <number:text>+</number:text>
      <number:number number:decimal-places="2" loext:min-decimal-places="2" number:min-integer-digits="1" number:grouping="true"/>
    </number:number-style>
    <number:number-style style:name="N202">
      <number:text>-</number:text>
      <number:number number:decimal-places="2" loext:min-decimal-places="2" number:min-integer-digits="1" number:grouping="true"/>
      <style:map style:condition="value()&gt;=0" style:apply-style-name="N202P0"/>
    </number:number-style>
    <number:number-style style:name="N204P0" style:volatile="true">
      <number:number number:decimal-places="0" loext:min-decimal-places="0" number:min-integer-digits="1" number:grouping="true"/>
      <number:text>    </number:text>
    </number:number-style>
    <number:number-style style:name="N204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204P2" style:volatile="true">
      <number:text>-   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number number:decimal-places="2" loext:min-decimal-places="2" number:min-integer-digits="1" number:grouping="true"/>
      <number:text>    </number:text>
    </number:number-style>
    <number:number-style style:name="N20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206P2" style:volatile="true">
      <number:text>-</number:text>
      <number:number number:decimal-places="0" loext:min-decimal-places="0" number:min-integer-digits="0"/>
      <number:text>   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10P0" style:volatile="true">
      <number:number number:decimal-places="0" loext:min-decimal-places="0" number:min-integer-digits="1" number:grouping="true"/>
      <number:text>  </number:text>
    </number:number-style>
    <number:number-style style:name="N210P1" style:volatile="true">
      <number:text>-</number:text>
      <number:number number:decimal-places="0" loext:min-decimal-places="0" number:min-integer-digits="1" number:grouping="true"/>
      <number:text>  </number:text>
    </number:number-style>
    <number:number-style style:name="N210P2" style:volatile="true">
      <number:text>- 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4P0" style:volatile="true">
      <number:number number:decimal-places="2" loext:min-decimal-places="2" number:min-integer-digits="1" number:grouping="true"/>
      <number:text> DM </number:text>
    </number:number-style>
    <number:number-style style:name="N214P1" style:volatile="true">
      <number:text>-</number:text>
      <number:number number:decimal-places="2" loext:min-decimal-places="2" number:min-integer-digits="1" number:grouping="true"/>
      <number:text> DM </number:text>
    </number:number-style>
    <number:number-style style:name="N214P2" style:volatile="true">
      <number:text>-</number:text>
      <number:number number:decimal-places="0" loext:min-decimal-places="0" number:min-integer-digits="0"/>
      <number:text> DM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number number:decimal-places="0" loext:min-decimal-places="0" number:min-integer-digits="1" number:grouping="true"/>
      <number:text> € </number:text>
    </number:number-style>
    <number:number-style style:name="N216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216P2" style:volatile="true">
      <number:text>- €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19P0" style:volatile="true">
      <number:number number:decimal-places="0" loext:min-decimal-places="0" number:min-integer-digits="1" number:grouping="true"/>
      <number:text> </number:text>
    </number:number-style>
    <number:number-style style:name="N219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219P2" style:volatile="true">
      <number:text>-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2P0" style:volatile="true">
      <number:number number:decimal-places="2" loext:min-decimal-places="2" number:min-integer-digits="1" number:grouping="true"/>
      <number:text> </number:text>
    </number:number-style>
    <number:number-style style:name="N222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222P2" style:volatile="true">
      <number:text>-</number:text>
      <number:number number:decimal-places="0" loext:min-decimal-places="0" number:min-integer-digits="0"/>
      <number:text>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4P0" style:volatile="true">
      <number:text>£</number:text>
      <number:number number:decimal-places="0" loext:min-decimal-places="0" number:min-integer-digits="1" number:grouping="true"/>
    </number:number-style>
    <number:number-style style:name="N224">
      <number:text>-£</number:text>
      <number:number number:decimal-places="0" loext:min-decimal-places="0" number:min-integer-digits="1" number:grouping="true"/>
      <style:map style:condition="value()&gt;=0" style:apply-style-name="N224P0"/>
    </number:number-style>
    <number:number-style style:name="N225P0" style:volatile="true">
      <number:text>£</number:text>
      <number:number number:decimal-places="0" loext:min-decimal-places="0" number:min-integer-digits="1" number:grouping="true"/>
    </number:number-style>
    <number:number-style style:name="N225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225P0"/>
    </number:number-style>
    <number:number-style style:name="N227P0" style:volatile="true">
      <number:text>£</number:text>
      <number:number number:decimal-places="2" loext:min-decimal-places="2" number:min-integer-digits="1" number:grouping="true"/>
    </number:number-style>
    <number:number-style style:name="N227">
      <number:text>-£</number:text>
      <number:number number:decimal-places="2" loext:min-decimal-places="2" number:min-integer-digits="1" number:grouping="true"/>
      <style:map style:condition="value()&gt;=0" style:apply-style-name="N227P0"/>
    </number:number-style>
    <number:number-style style:name="N228P0" style:volatile="true">
      <number:text>£</number:text>
      <number:number number:decimal-places="2" loext:min-decimal-places="2" number:min-integer-digits="1" number:grouping="true"/>
    </number:number-style>
    <number:number-style style:name="N228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228P0"/>
    </number:number-style>
    <number:number-style style:name="N232P0" style:volatile="true">
      <number:text> £</number:text>
      <number:number number:decimal-places="0" loext:min-decimal-places="0" number:min-integer-digits="1" number:grouping="true"/>
      <number:text> </number:text>
    </number:number-style>
    <number:number-style style:name="N232P1" style:volatile="true">
      <number:text>-£</number:text>
      <number:number number:decimal-places="0" loext:min-decimal-places="0" number:min-integer-digits="1" number:grouping="true"/>
      <number:text> </number:text>
    </number:number-style>
    <number:number-style style:name="N232P2" style:volatile="true">
      <number:text> £- </number:text>
    </number:number-style>
    <number:text-style style:name="N232"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number-style style:name="N233P0" style:volatile="true">
      <number:number number:decimal-places="0" loext:min-decimal-places="0" number:min-integer-digits="1" number:grouping="true"/>
      <number:text> </number:text>
    </number:number-style>
    <number:number-style style:name="N233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233P2" style:volatile="true">
      <number:text>-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text> £</number:text>
      <number:number number:decimal-places="2" loext:min-decimal-places="2" number:min-integer-digits="1" number:grouping="true"/>
      <number:text> </number:text>
    </number:number-style>
    <number:number-style style:name="N237P1" style:volatile="true">
      <number:text>-£</number:text>
      <number:number number:decimal-places="2" loext:min-decimal-places="2" number:min-integer-digits="1" number:grouping="true"/>
      <number:text> </number:text>
    </number:number-style>
    <number:number-style style:name="N237P2" style:volatile="true">
      <number:text> £-</number:text>
      <number:number number:decimal-places="0" loext:min-decimal-places="0" number:min-integer-digits="0"/>
      <number:text>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38P0" style:volatile="true">
      <number:number number:decimal-places="2" loext:min-decimal-places="2" number:min-integer-digits="1" number:grouping="true"/>
      <number:text> </number:text>
    </number:number-style>
    <number:number-style style:name="N238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238P2" style:volatile="true">
      <number:text>-</number:text>
      <number:number number:decimal-places="0" loext:min-decimal-places="0" number:min-integer-digits="0"/>
      <number:text> </number:text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42P0" style:volatile="true">
      <number:number number:decimal-places="2" loext:min-decimal-places="2" number:min-integer-digits="1" number:grouping="true"/>
      <number:text>   </number:text>
    </number:number-style>
    <number:number-style style:name="N242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242P2" style:volatile="true">
      <number:text>-</number:text>
      <number:number number:decimal-places="0" loext:min-decimal-places="0" number:min-integer-digits="0"/>
      <number:text>   </number:text>
    </number:number-style>
    <number:text-style style:name="N242"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number-style style:name="N246P0" style:volatile="true">
      <number:number number:decimal-places="0" loext:min-decimal-places="0" number:min-integer-digits="1" number:grouping="true"/>
      <number:text>   </number:text>
    </number:number-style>
    <number:number-style style:name="N246P1" style:volatile="true">
      <number:text>-</number:text>
      <number:number number:decimal-places="0" loext:min-decimal-places="0" number:min-integer-digits="1" number:grouping="true"/>
      <number:text>   </number:text>
    </number:number-style>
    <number:number-style style:name="N246P2" style:volatile="true">
      <number:text>-  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50P0" style:volatile="true">
      <number:number number:decimal-places="2" loext:min-decimal-places="2" number:min-integer-digits="1" number:grouping="true"/>
      <number:text>€ </number:text>
    </number:number-style>
    <number:number-style style:name="N250P1" style:volatile="true">
      <number:text>-</number:text>
      <number:number number:decimal-places="2" loext:min-decimal-places="2" number:min-integer-digits="1" number:grouping="true"/>
      <number:text>€ </number:text>
    </number:number-style>
    <number:number-style style:name="N250P2" style:volatile="true">
      <number:text>-</number:text>
      <number:number number:decimal-places="0" loext:min-decimal-places="0" number:min-integer-digits="0"/>
      <number:text>€ </number:text>
    </number:number-style>
    <number:text-style style:name="N250">
      <number:text-content/>
      <number:text> </number:text>
      <style:map style:condition="value()&gt;0" style:apply-style-name="N250P0"/>
      <style:map style:condition="value()&lt;0" style:apply-style-name="N250P1"/>
      <style:map style:condition="value()=0" style:apply-style-name="N250P2"/>
    </number:text-style>
    <number:number-style style:name="N254P0" style:volatile="true">
      <number:number number:decimal-places="0" loext:min-decimal-places="0" number:min-integer-digits="1" number:grouping="true"/>
      <number:text>€ </number:text>
    </number:number-style>
    <number:number-style style:name="N254P1" style:volatile="true">
      <number:text>-</number:text>
      <number:number number:decimal-places="0" loext:min-decimal-places="0" number:min-integer-digits="1" number:grouping="true"/>
      <number:text>€ </number:text>
    </number:number-style>
    <number:number-style style:name="N254P2" style:volatile="true">
      <number:text>-€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5">
      <number:number number:decimal-places="5" loext:min-decimal-places="5" number:min-integer-digits="1"/>
    </number:number-style>
    <number:number-style style:name="N256">
      <number:number number:decimal-places="9" loext:min-decimal-places="9" number:min-integer-digits="1"/>
    </number:number-style>
    <number:number-style style:name="N257">
      <number:number number:decimal-places="8" loext:min-decimal-places="8" number:min-integer-digits="1"/>
    </number:number-style>
    <number:number-style style:name="N258">
      <number:number number:decimal-places="7" loext:min-decimal-places="7" number:min-integer-digits="1"/>
    </number:number-style>
    <number:number-style style:name="N259">
      <number:number number:decimal-places="6" loext:min-decimal-places="6" number:min-integer-digits="1"/>
    </number:number-style>
    <number:number-style style:name="N260">
      <number:scientific-number number:decimal-places="3" loext:min-decimal-places="3" number:min-integer-digits="1" number:min-exponent-digits="2" loext:exponent-interval="1" loext:forced-exponent-sign="true"/>
    </number:number-style>
    <number:currency-style style:name="N26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26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262P0"/>
    </number:currency-style>
    <number:number-style style:name="N264P0" style:volatile="true">
      <number:number number:decimal-places="0" loext:min-decimal-places="0" number:min-integer-digits="1" number:grouping="true"/>
      <number:text> DM</number:text>
    </number:number-style>
    <number:number-style style:name="N264">
      <number:text>-</number:text>
      <number:number number:decimal-places="0" loext:min-decimal-places="0" number:min-integer-digits="1" number:grouping="true"/>
      <number:text> DM</number:text>
      <style:map style:condition="value()&gt;=0" style:apply-style-name="N264P0"/>
    </number:number-style>
    <number:number-style style:name="N265P0" style:volatile="true">
      <number:number number:decimal-places="0" loext:min-decimal-places="0" number:min-integer-digits="1" number:grouping="true"/>
      <number:text> DM</number:text>
    </number:number-style>
    <number:number-style style:name="N265">
      <style:text-properties fo:color="#ff0000"/>
      <number:text>-</number:text>
      <number:number number:decimal-places="0" loext:min-decimal-places="0" number:min-integer-digits="1" number:grouping="true"/>
      <number:text> DM</number:text>
      <style:map style:condition="value()&gt;=0" style:apply-style-name="N265P0"/>
    </number:number-style>
    <number:number-style style:name="N267P0" style:volatile="true">
      <number:number number:decimal-places="2" loext:min-decimal-places="2" number:min-integer-digits="1" number:grouping="true"/>
      <number:text> DM</number:text>
    </number:number-style>
    <number:number-style style:name="N267">
      <number:text>-</number:text>
      <number:number number:decimal-places="2" loext:min-decimal-places="2" number:min-integer-digits="1" number:grouping="true"/>
      <number:text> DM</number:text>
      <style:map style:condition="value()&gt;=0" style:apply-style-name="N267P0"/>
    </number:number-style>
    <number:number-style style:name="N268P0" style:volatile="true">
      <number:number number:decimal-places="2" loext:min-decimal-places="2" number:min-integer-digits="1" number:grouping="true"/>
      <number:text> DM</number:text>
    </number:number-style>
    <number:number-style style:name="N268">
      <style:text-properties fo:color="#ff0000"/>
      <number:text>-</number:text>
      <number:number number:decimal-places="2" loext:min-decimal-places="2" number:min-integer-digits="1" number:grouping="true"/>
      <number:text> DM</number:text>
      <style:map style:condition="value()&gt;=0" style:apply-style-name="N268P0"/>
    </number:number-style>
    <number:number-style style:name="N272P0" style:volatile="true">
      <number:number number:decimal-places="0" loext:min-decimal-places="0" number:min-integer-digits="1" number:grouping="true"/>
      <number:text> DM </number:text>
    </number:number-style>
    <number:number-style style:name="N272P1" style:volatile="true">
      <number:text>-</number:text>
      <number:number number:decimal-places="0" loext:min-decimal-places="0" number:min-integer-digits="1" number:grouping="true"/>
      <number:text> DM </number:text>
    </number:number-style>
    <number:number-style style:name="N272P2" style:volatile="true">
      <number:text> - DM </number:text>
    </number:number-style>
    <number:text-style style:name="N272">
      <number:text-content/>
      <number:text>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number-style style:name="N276P0" style:volatile="true">
      <number:number number:decimal-places="0" loext:min-decimal-places="0" number:min-integer-digits="1" number:grouping="true"/>
      <number:text>       </number:text>
    </number:number-style>
    <number:number-style style:name="N276P1" style:volatile="true">
      <number:text>-</number:text>
      <number:number number:decimal-places="0" loext:min-decimal-places="0" number:min-integer-digits="1" number:grouping="true"/>
      <number:text>       </number:text>
    </number:number-style>
    <number:number-style style:name="N276P2" style:volatile="true">
      <number:text> -       </number:text>
    </number:number-style>
    <number:text-style style:name="N276">
      <number:text-content/>
      <number:text> </number:text>
      <style:map style:condition="value()&gt;0" style:apply-style-name="N276P0"/>
      <style:map style:condition="value()&lt;0" style:apply-style-name="N276P1"/>
      <style:map style:condition="value()=0" style:apply-style-name="N276P2"/>
    </number:text-style>
    <number:number-style style:name="N278P0" style:volatile="true">
      <number:number number:decimal-places="2" loext:min-decimal-places="2" number:min-integer-digits="1" number:grouping="true"/>
      <number:text> DM </number:text>
    </number:number-style>
    <number:number-style style:name="N278P1" style:volatile="true">
      <number:text>-</number:text>
      <number:number number:decimal-places="2" loext:min-decimal-places="2" number:min-integer-digits="1" number:grouping="true"/>
      <number:text> DM </number:text>
    </number:number-style>
    <number:number-style style:name="N278P2" style:volatile="true">
      <number:text> -</number:text>
      <number:number number:decimal-places="0" loext:min-decimal-places="0" number:min-integer-digits="0"/>
      <number:text> DM </number:text>
    </number:number-style>
    <number:text-style style:name="N278">
      <number:text-content/>
      <number:text> </number:text>
      <style:map style:condition="value()&gt;0" style:apply-style-name="N278P0"/>
      <style:map style:condition="value()&lt;0" style:apply-style-name="N278P1"/>
      <style:map style:condition="value()=0" style:apply-style-name="N278P2"/>
    </number:text-style>
    <number:number-style style:name="N282P0" style:volatile="true">
      <number:number number:decimal-places="2" loext:min-decimal-places="2" number:min-integer-digits="1" number:grouping="true"/>
      <number:text>       </number:text>
    </number:number-style>
    <number:number-style style:name="N282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282P2" style:volatile="true">
      <number:text> -</number:text>
      <number:number number:decimal-places="0" loext:min-decimal-places="0" number:min-integer-digits="0"/>
      <number:text>       </number:text>
    </number:number-style>
    <number:text-style style:name="N282">
      <number:text-content/>
      <number:text> </number:text>
      <style:map style:condition="value()&gt;0" style:apply-style-name="N282P0"/>
      <style:map style:condition="value()&lt;0" style:apply-style-name="N282P1"/>
      <style:map style:condition="value()=0" style:apply-style-name="N282P2"/>
    </number:text-style>
    <number:percentage-style style:name="N283">
      <number:number number:decimal-places="15" loext:min-decimal-places="15" number:min-integer-digits="1"/>
      <number:text>%</number:text>
    </number:percentage-style>
    <number:number-style style:name="N285P0" style:volatile="true">
      <number:number number:decimal-places="2" loext:min-decimal-places="2" number:min-integer-digits="1" number:grouping="true"/>
      <number:text>   </number:text>
    </number:number-style>
    <number:number-style style:name="N285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285P2" style:volatile="true">
      <number:text> -</number:text>
      <number:number number:decimal-places="0" loext:min-decimal-places="0" number:min-integer-digits="0"/>
      <number:text>   </number:text>
    </number:number-style>
    <number:text-style style:name="N285">
      <number:text-content/>
      <number:text> </number:text>
      <style:map style:condition="value()&gt;0" style:apply-style-name="N285P0"/>
      <style:map style:condition="value()&lt;0" style:apply-style-name="N285P1"/>
      <style:map style:condition="value()=0" style:apply-style-name="N285P2"/>
    </number:text-style>
    <number:date-style style:name="N287P0" style:volatile="true">
      <number:day/>
      <number:text>.</number:text>
      <number:month/>
      <number:text>.</number:text>
      <number:year/>
      <number:text> </number:text>
      <number:hours/>
      <number:text>:</number:text>
      <number:minutes number:style="long"/>
    </number:date-style>
    <number:text-style style:name="N287">
      <number:text-content/>
      <style:map style:condition="value()&gt;=0" style:apply-style-name="N287P0"/>
    </number:text-style>
    <number:percentage-style style:name="N288">
      <number:number number:decimal-places="9" loext:min-decimal-places="9" number:min-integer-digits="1"/>
      <number:text>%</number:text>
    </number:percentage-style>
    <number:text-style style:name="N289">
      <number:text-content/>
      <number:text> ($)</number:text>
    </number:text-style>
    <number:text-style style:name="N290">
      <number:text-content/>
      <number:text> (%)</number:text>
    </number:text-style>
    <number:text-style style:name="N291">
      <number:text-content/>
      <number:text> (£)</number:text>
    </number:text-style>
    <number:text-style style:name="N292">
      <number:text-content/>
      <number:text> (¥)</number:text>
    </number:text-style>
    <number:text-style style:name="N293">
      <number:text-content/>
      <number:text> (€)</number:text>
    </number:text-style>
    <number:text-style style:name="N294">
      <number:text-content/>
      <number:text> (x)</number:text>
    </number:text-style>
    <number:number-style style:name="N297P0" style:volatile="true">
      <number:number number:decimal-places="1" loext:min-decimal-places="1" number:min-integer-digits="1"/>
      <number:text> %</number:text>
    </number:number-style>
    <number:number-style style:name="N297P1" style:volatile="true">
      <number:text>(</number:text>
      <number:number number:decimal-places="1" loext:min-decimal-places="1" number:min-integer-digits="1"/>
      <number:text>)%</number:text>
    </number:number-style>
    <number:number-style style:name="N297P2" style:volatile="true">
      <number:number number:decimal-places="1" loext:min-decimal-places="1" number:min-integer-digits="1"/>
      <number:text> %</number:text>
    </number:number-style>
    <number:text-style style:name="N297">
      <number:text-content/>
      <number:text>    </number:text>
      <style:map style:condition="value()&gt;0" style:apply-style-name="N297P0"/>
      <style:map style:condition="value()&lt;0" style:apply-style-name="N297P1"/>
      <style:map style:condition="value()=0" style:apply-style-name="N297P2"/>
    </number:text-style>
    <number:number-style style:name="N301P0" style:volatile="true">
      <number:number number:decimal-places="1" loext:min-decimal-places="1" number:min-integer-digits="1" number:grouping="true"/>
      <number:text>    </number:text>
    </number:number-style>
    <number:number-style style:name="N301P1" style:volatile="true">
      <number:text>(</number:text>
      <number:number number:decimal-places="1" loext:min-decimal-places="1" number:min-integer-digits="1" number:grouping="true"/>
      <number:text>)   </number:text>
    </number:number-style>
    <number:number-style style:name="N301P2" style:volatile="true">
      <number:number number:decimal-places="1" loext:min-decimal-places="1" number:min-integer-digits="1"/>
      <number:text>    </number:text>
    </number:number-style>
    <number:text-style style:name="N301">
      <number:text-content/>
      <number:text>    </number:text>
      <style:map style:condition="value()&gt;0" style:apply-style-name="N301P0"/>
      <style:map style:condition="value()&lt;0" style:apply-style-name="N301P1"/>
      <style:map style:condition="value()=0" style:apply-style-name="N301P2"/>
    </number:text-style>
    <number:number-style style:name="N305P0" style:volatile="true">
      <number:number number:decimal-places="1" loext:min-decimal-places="1" number:min-integer-digits="1" number:grouping="true"/>
      <number:text>  </number:text>
    </number:number-style>
    <number:number-style style:name="N305P1" style:volatile="true">
      <number:text>(</number:text>
      <number:number number:decimal-places="1" loext:min-decimal-places="1" number:min-integer-digits="1" number:grouping="true"/>
      <number:text>)  </number:text>
    </number:number-style>
    <number:number-style style:name="N305P2" style:volatile="true">
      <number:number number:decimal-places="1" loext:min-decimal-places="1" number:min-integer-digits="1"/>
      <number:text>  </number:text>
    </number:number-style>
    <number:text-style style:name="N305">
      <number:text-content/>
      <number:text> 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number-style style:name="N307P0" style:volatile="true">
      <number:number number:decimal-places="1" loext:min-decimal-places="1" number:min-integer-digits="1" number:grouping="true"/>
      <number:text>    </number:text>
    </number:number-style>
    <number:number-style style:name="N307P1" style:volatile="true">
      <number:text>(</number:text>
      <number:number number:decimal-places="1" loext:min-decimal-places="1" number:min-integer-digits="1" number:grouping="true"/>
      <number:text>)    </number:text>
    </number:number-style>
    <number:number-style style:name="N307P2" style:volatile="true">
      <number:number number:decimal-places="1" loext:min-decimal-places="1" number:min-integer-digits="1"/>
      <number:text>    </number:text>
    </number:number-style>
    <number:text-style style:name="N307">
      <number:text-content/>
      <number:text>    </number:text>
      <style:map style:condition="value()&gt;0" style:apply-style-name="N307P0"/>
      <style:map style:condition="value()&lt;0" style:apply-style-name="N307P1"/>
      <style:map style:condition="value()=0" style:apply-style-name="N307P2"/>
    </number:text-style>
    <number:number-style style:name="N311P0" style:volatile="true">
      <number:number number:decimal-places="1" loext:min-decimal-places="1" number:min-integer-digits="1" number:grouping="true"/>
      <number:text>      </number:text>
    </number:number-style>
    <number:number-style style:name="N311P1" style:volatile="true">
      <number:text>(</number:text>
      <number:number number:decimal-places="1" loext:min-decimal-places="1" number:min-integer-digits="1" number:grouping="true"/>
      <number:text>)      </number:text>
    </number:number-style>
    <number:number-style style:name="N311P2" style:volatile="true">
      <number:number number:decimal-places="1" loext:min-decimal-places="1" number:min-integer-digits="1"/>
      <number:text>      </number:text>
    </number:number-style>
    <number:text-style style:name="N311">
      <number:text-content/>
      <number:text>      </number:text>
      <style:map style:condition="value()&gt;0" style:apply-style-name="N311P0"/>
      <style:map style:condition="value()&lt;0" style:apply-style-name="N311P1"/>
      <style:map style:condition="value()=0" style:apply-style-name="N311P2"/>
    </number:text-style>
    <number:number-style style:name="N315P0" style:volatile="true">
      <number:number number:decimal-places="1" loext:min-decimal-places="1" number:min-integer-digits="1" number:grouping="true"/>
      <number:text>        </number:text>
    </number:number-style>
    <number:number-style style:name="N315P1" style:volatile="true">
      <number:text>(</number:text>
      <number:number number:decimal-places="1" loext:min-decimal-places="1" number:min-integer-digits="1" number:grouping="true"/>
      <number:text>)        </number:text>
    </number:number-style>
    <number:number-style style:name="N315P2" style:volatile="true">
      <number:number number:decimal-places="1" loext:min-decimal-places="1" number:min-integer-digits="1"/>
      <number:text>        </number:text>
    </number:number-style>
    <number:text-style style:name="N315">
      <number:text-content/>
      <number:text>        </number:text>
      <style:map style:condition="value()&gt;0" style:apply-style-name="N315P0"/>
      <style:map style:condition="value()&lt;0" style:apply-style-name="N315P1"/>
      <style:map style:condition="value()=0" style:apply-style-name="N315P2"/>
    </number:text-style>
    <number:number-style style:name="N319P0" style:volatile="true">
      <number:number number:decimal-places="2" loext:min-decimal-places="2" number:min-integer-digits="1" number:grouping="true"/>
      <number:text>  </number:text>
    </number:number-style>
    <number:number-style style:name="N319P1" style:volatile="true">
      <number:text>(</number:text>
      <number:number number:decimal-places="2" loext:min-decimal-places="2" number:min-integer-digits="1" number:grouping="true"/>
      <number:text>)  </number:text>
    </number:number-style>
    <number:number-style style:name="N319P2" style:volatile="true">
      <number:number number:decimal-places="2" loext:min-decimal-places="2" number:min-integer-digits="1"/>
      <number:text>  </number:text>
    </number:number-style>
    <number:text-style style:name="N319">
      <number:text-content/>
      <number:text>  </number:text>
      <style:map style:condition="value()&gt;0" style:apply-style-name="N319P0"/>
      <style:map style:condition="value()&lt;0" style:apply-style-name="N319P1"/>
      <style:map style:condition="value()=0" style:apply-style-name="N319P2"/>
    </number:text-style>
    <number:number-style style:name="N322P0" style:volatile="true">
      <number:number number:decimal-places="2" loext:min-decimal-places="2" number:min-integer-digits="1" number:grouping="true"/>
      <number:text>    </number:text>
    </number:number-style>
    <number:number-style style:name="N322P1" style:volatile="true">
      <number:text>(</number:text>
      <number:number number:decimal-places="2" loext:min-decimal-places="2" number:min-integer-digits="1" number:grouping="true"/>
      <number:text>)    </number:text>
    </number:number-style>
    <number:number-style style:name="N322P2" style:volatile="true">
      <number:number number:decimal-places="0" loext:min-decimal-places="0" number:min-integer-digits="1"/>
      <number:text>    </number:text>
    </number:number-style>
    <number:text-style style:name="N322">
      <number:text-content/>
      <number:text>    </number:text>
      <style:map style:condition="value()&gt;0" style:apply-style-name="N322P0"/>
      <style:map style:condition="value()&lt;0" style:apply-style-name="N322P1"/>
      <style:map style:condition="value()=0" style:apply-style-name="N322P2"/>
    </number:text-style>
    <number:number-style style:name="N326P0" style:volatile="true">
      <number:number number:decimal-places="2" loext:min-decimal-places="2" number:min-integer-digits="1" number:grouping="true"/>
      <number:text>      </number:text>
    </number:number-style>
    <number:number-style style:name="N326P1" style:volatile="true">
      <number:text>(</number:text>
      <number:number number:decimal-places="2" loext:min-decimal-places="2" number:min-integer-digits="1" number:grouping="true"/>
      <number:text>)      </number:text>
    </number:number-style>
    <number:number-style style:name="N326P2" style:volatile="true">
      <number:number number:decimal-places="2" loext:min-decimal-places="2" number:min-integer-digits="1"/>
      <number:text>      </number:text>
    </number:number-style>
    <number:text-style style:name="N326">
      <number:text-content/>
      <number:text>      </number:text>
      <style:map style:condition="value()&gt;0" style:apply-style-name="N326P0"/>
      <style:map style:condition="value()&lt;0" style:apply-style-name="N326P1"/>
      <style:map style:condition="value()=0" style:apply-style-name="N326P2"/>
    </number:text-style>
    <number:number-style style:name="N330P0" style:volatile="true">
      <number:number number:decimal-places="2" loext:min-decimal-places="2" number:min-integer-digits="1" number:grouping="true"/>
      <number:text>        </number:text>
    </number:number-style>
    <number:number-style style:name="N330P1" style:volatile="true">
      <number:text>(</number:text>
      <number:number number:decimal-places="2" loext:min-decimal-places="2" number:min-integer-digits="1" number:grouping="true"/>
      <number:text>)        </number:text>
    </number:number-style>
    <number:number-style style:name="N330P2" style:volatile="true">
      <number:number number:decimal-places="2" loext:min-decimal-places="2" number:min-integer-digits="1"/>
      <number:text>        </number:text>
    </number:number-style>
    <number:text-style style:name="N330">
      <number:text-content/>
      <number:text>        </number:text>
      <style:map style:condition="value()&gt;0" style:apply-style-name="N330P0"/>
      <style:map style:condition="value()&lt;0" style:apply-style-name="N330P1"/>
      <style:map style:condition="value()=0" style:apply-style-name="N330P2"/>
    </number:text-style>
    <number:number-style style:name="N334P0" style:volatile="true">
      <number:number number:decimal-places="0" loext:min-decimal-places="0" number:min-integer-digits="1" number:grouping="true"/>
      <number:text>  </number:text>
    </number:number-style>
    <number:number-style style:name="N334P1" style:volatile="true">
      <number:text>(</number:text>
      <number:number number:decimal-places="0" loext:min-decimal-places="0" number:min-integer-digits="1" number:grouping="true"/>
      <number:text>)  </number:text>
    </number:number-style>
    <number:number-style style:name="N334P2" style:volatile="true">
      <number:number number:decimal-places="0" loext:min-decimal-places="0" number:min-integer-digits="1"/>
      <number:text>  </number:text>
    </number:number-style>
    <number:text-style style:name="N334">
      <number:text-content/>
      <number:text>  </number:text>
      <style:map style:condition="value()&gt;0" style:apply-style-name="N334P0"/>
      <style:map style:condition="value()&lt;0" style:apply-style-name="N334P1"/>
      <style:map style:condition="value()=0" style:apply-style-name="N334P2"/>
    </number:text-style>
    <number:number-style style:name="N336P0" style:volatile="true">
      <number:number number:decimal-places="0" loext:min-decimal-places="0" number:min-integer-digits="1" number:grouping="true"/>
      <number:text>    </number:text>
    </number:number-style>
    <number:number-style style:name="N336P1" style:volatile="true">
      <number:text>(</number:text>
      <number:number number:decimal-places="0" loext:min-decimal-places="0" number:min-integer-digits="1" number:grouping="true"/>
      <number:text>)    </number:text>
    </number:number-style>
    <number:number-style style:name="N336P2" style:volatile="true">
      <number:number number:decimal-places="0" loext:min-decimal-places="0" number:min-integer-digits="1"/>
      <number:text>    </number:text>
    </number:number-style>
    <number:text-style style:name="N336">
      <number:text-content/>
      <number:text>    </number:text>
      <style:map style:condition="value()&gt;0" style:apply-style-name="N336P0"/>
      <style:map style:condition="value()&lt;0" style:apply-style-name="N336P1"/>
      <style:map style:condition="value()=0" style:apply-style-name="N336P2"/>
    </number:text-style>
    <number:number-style style:name="N340P0" style:volatile="true">
      <number:number number:decimal-places="0" loext:min-decimal-places="0" number:min-integer-digits="1" number:grouping="true"/>
      <number:text>      </number:text>
    </number:number-style>
    <number:number-style style:name="N340P1" style:volatile="true">
      <number:text>(</number:text>
      <number:number number:decimal-places="0" loext:min-decimal-places="0" number:min-integer-digits="1" number:grouping="true"/>
      <number:text>)      </number:text>
    </number:number-style>
    <number:number-style style:name="N340P2" style:volatile="true">
      <number:number number:decimal-places="0" loext:min-decimal-places="0" number:min-integer-digits="1"/>
      <number:text>      </number:text>
    </number:number-style>
    <number:text-style style:name="N340">
      <number:text-content/>
      <number:text>      </number:text>
      <style:map style:condition="value()&gt;0" style:apply-style-name="N340P0"/>
      <style:map style:condition="value()&lt;0" style:apply-style-name="N340P1"/>
      <style:map style:condition="value()=0" style:apply-style-name="N340P2"/>
    </number:text-style>
    <number:number-style style:name="N344P0" style:volatile="true">
      <number:number number:decimal-places="0" loext:min-decimal-places="0" number:min-integer-digits="1" number:grouping="true"/>
      <number:text>        </number:text>
    </number:number-style>
    <number:number-style style:name="N344P1" style:volatile="true">
      <number:text>(</number:text>
      <number:number number:decimal-places="0" loext:min-decimal-places="0" number:min-integer-digits="1" number:grouping="true"/>
      <number:text>)        </number:text>
    </number:number-style>
    <number:number-style style:name="N344P2" style:volatile="true">
      <number:number number:decimal-places="0" loext:min-decimal-places="0" number:min-integer-digits="1"/>
      <number:text>        </number:text>
    </number:number-style>
    <number:text-style style:name="N344">
      <number:text-content/>
      <number:text>        </number:text>
      <style:map style:condition="value()&gt;0" style:apply-style-name="N344P0"/>
      <style:map style:condition="value()&lt;0" style:apply-style-name="N344P1"/>
      <style:map style:condition="value()=0" style:apply-style-name="N344P2"/>
    </number:text-style>
    <number:number-style style:name="N346P0" style:volatile="true">
      <number:number number:decimal-places="1" loext:min-decimal-places="1" number:min-integer-digits="1" number:grouping="true"/>
      <number:text> </number:text>
    </number:number-style>
    <number:number-style style:name="N346">
      <number:text>(</number:text>
      <number:number number:decimal-places="1" loext:min-decimal-places="1" number:min-integer-digits="1" number:grouping="true"/>
      <number:text>)</number:text>
      <style:map style:condition="value()&gt;=0" style:apply-style-name="N346P0"/>
    </number:number-style>
    <number:number-style style:name="N348P0" style:volatile="true">
      <number:number number:decimal-places="1" loext:min-decimal-places="1" number:min-integer-digits="1" number:grouping="true"/>
      <number:text> </number:text>
    </number:number-style>
    <number:number-style style:name="N348P1" style:volatile="true">
      <number:text>(</number:text>
      <number:number number:decimal-places="1" loext:min-decimal-places="1" number:min-integer-digits="1" number:grouping="true"/>
      <number:text>)</number:text>
    </number:number-style>
    <number:number-style style:name="N348P2" style:volatile="true">
      <number:number number:decimal-places="1" loext:min-decimal-places="1" number:min-integer-digits="1" number:grouping="true"/>
      <number:text> </number:text>
    </number:number-style>
    <number:text-style style:name="N348">
      <number:text-content/>
      <number:text> </number:text>
      <style:map style:condition="value()&gt;0" style:apply-style-name="N348P0"/>
      <style:map style:condition="value()&lt;0" style:apply-style-name="N348P1"/>
      <style:map style:condition="value()=0" style:apply-style-name="N348P2"/>
    </number:text-style>
    <number:number-style style:name="N350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350">
      <number:text>$(</number:text>
      <number:number number:decimal-places="2" loext:min-decimal-places="2" number:min-integer-digits="1" number:grouping="true"/>
      <number:text>)</number:text>
      <style:map style:condition="value()&gt;=0" style:apply-style-name="N350P0"/>
    </number:number-style>
    <number:number-style style:name="N352P0" style:volatile="true">
      <number:text>£ </number:text>
      <number:number number:decimal-places="2" loext:min-decimal-places="2" number:min-integer-digits="1" number:grouping="true"/>
      <number:text> </number:text>
    </number:number-style>
    <number:number-style style:name="N352">
      <number:text>£(</number:text>
      <number:number number:decimal-places="2" loext:min-decimal-places="2" number:min-integer-digits="1" number:grouping="true"/>
      <number:text>)</number:text>
      <style:map style:condition="value()&gt;=0" style:apply-style-name="N352P0"/>
    </number:number-style>
    <number:number-style style:name="N355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355P1" style:volatile="true">
      <number:text>$(</number:text>
      <number:number number:decimal-places="2" loext:min-decimal-places="2" number:min-integer-digits="1" number:grouping="true"/>
      <number:text>)</number:text>
    </number:number-style>
    <number:number-style style:name="N355P2" style:volatile="true">
      <number:text>$ </number:text>
      <number:number number:decimal-places="2" loext:min-decimal-places="2" number:min-integer-digits="1"/>
      <number:text>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6P0" style:volatile="true">
      <number:number number:decimal-places="2" loext:min-decimal-places="2" number:min-integer-digits="1" number:grouping="true"/>
      <number:text> </number:text>
    </number:number-style>
    <number:number-style style:name="N356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356P2" style:volatile="true">
      <number:number number:decimal-places="2" loext:min-decimal-places="2" number:min-integer-digits="1"/>
      <number:text> </number:text>
    </number:number-style>
    <number:text-style style:name="N356">
      <number:text-content/>
      <number:text> </number:text>
      <style:map style:condition="value()&gt;0" style:apply-style-name="N356P0"/>
      <style:map style:condition="value()&lt;0" style:apply-style-name="N356P1"/>
      <style:map style:condition="value()=0" style:apply-style-name="N356P2"/>
    </number:text-style>
    <number:number-style style:name="N360P0" style:volatile="true">
      <number:text>€ </number:text>
      <number:number number:decimal-places="2" loext:min-decimal-places="2" number:min-integer-digits="1" number:grouping="true"/>
      <number:text> </number:text>
    </number:number-style>
    <number:number-style style:name="N360P1" style:volatile="true">
      <number:text>€(</number:text>
      <number:number number:decimal-places="2" loext:min-decimal-places="2" number:min-integer-digits="1" number:grouping="true"/>
      <number:text>)</number:text>
    </number:number-style>
    <number:number-style style:name="N360P2" style:volatile="true">
      <number:text>€ </number:text>
      <number:number number:decimal-places="2" loext:min-decimal-places="2" number:min-integer-digits="1"/>
      <number:text> </number:text>
    </number:number-style>
    <number:text-style style:name="N360">
      <number:text-content/>
      <number:text> </number:text>
      <style:map style:condition="value()&gt;0" style:apply-style-name="N360P0"/>
      <style:map style:condition="value()&lt;0" style:apply-style-name="N360P1"/>
      <style:map style:condition="value()=0" style:apply-style-name="N360P2"/>
    </number:text-style>
    <number:number-style style:name="N362P0" style:volatile="true">
      <number:number number:decimal-places="1" loext:min-decimal-places="1" number:min-integer-digits="1" number:grouping="true"/>
      <number:text> x</number:text>
    </number:number-style>
    <number:number-style style:name="N362">
      <number:text>(</number:text>
      <number:number number:decimal-places="1" loext:min-decimal-places="1" number:min-integer-digits="1" number:grouping="true"/>
      <number:text>)x</number:text>
      <style:map style:condition="value()&gt;=0" style:apply-style-name="N362P0"/>
    </number:number-style>
    <number:number-style style:name="N366P0" style:volatile="true">
      <number:number number:decimal-places="0" loext:min-decimal-places="0" number:min-integer-digits="1" number:grouping="true"/>
      <number:text> x</number:text>
    </number:number-style>
    <number:number-style style:name="N366P1" style:volatile="true">
      <number:text>(</number:text>
      <number:number number:decimal-places="0" loext:min-decimal-places="0" number:min-integer-digits="1" number:grouping="true"/>
      <number:text>)x</number:text>
    </number:number-style>
    <number:number-style style:name="N366P2" style:volatile="true">
      <number:number number:decimal-places="0" loext:min-decimal-places="0" number:min-integer-digits="1"/>
      <number:text> x</number:text>
    </number:number-style>
    <number:text-style style:name="N366">
      <number:text-content/>
      <number:text>   </number:text>
      <style:map style:condition="value()&gt;0" style:apply-style-name="N366P0"/>
      <style:map style:condition="value()&lt;0" style:apply-style-name="N366P1"/>
      <style:map style:condition="value()=0" style:apply-style-name="N366P2"/>
    </number:text-style>
    <number:number-style style:name="N368P0" style:volatile="true">
      <number:number number:decimal-places="1" loext:min-decimal-places="1" number:min-integer-digits="1" number:grouping="true"/>
      <number:text>   </number:text>
    </number:number-style>
    <number:number-style style:name="N368">
      <number:text>(</number:text>
      <number:number number:decimal-places="1" loext:min-decimal-places="1" number:min-integer-digits="1" number:grouping="true"/>
      <number:text>)  </number:text>
      <style:map style:condition="value()&gt;=0" style:apply-style-name="N368P0"/>
    </number:number-style>
    <number:number-style style:name="N370P0" style:volatile="true">
      <number:number number:decimal-places="0" loext:min-decimal-places="0" number:min-integer-digits="1" number:grouping="true"/>
      <number:text>   </number:text>
    </number:number-style>
    <number:number-style style:name="N370P1" style:volatile="true">
      <number:text>(</number:text>
      <number:number number:decimal-places="0" loext:min-decimal-places="0" number:min-integer-digits="1" number:grouping="true"/>
      <number:text>)  </number:text>
    </number:number-style>
    <number:number-style style:name="N370P2" style:volatile="true">
      <number:number number:decimal-places="0" loext:min-decimal-places="0" number:min-integer-digits="1"/>
      <number:text>   </number:text>
    </number:number-style>
    <number:text-style style:name="N370">
      <number:text-content/>
      <number:text>   </number:text>
      <style:map style:condition="value()&gt;0" style:apply-style-name="N370P0"/>
      <style:map style:condition="value()&lt;0" style:apply-style-name="N370P1"/>
      <style:map style:condition="value()=0" style:apply-style-name="N370P2"/>
    </number:text-style>
    <number:number-style style:name="N371P0" style:volatile="true">
      <number:number number:decimal-places="1" loext:min-decimal-places="1" number:min-integer-digits="1"/>
      <number:text> %</number:text>
    </number:number-style>
    <number:number-style style:name="N371">
      <number:text>(</number:text>
      <number:number number:decimal-places="1" loext:min-decimal-places="1" number:min-integer-digits="1"/>
      <number:text>)%</number:text>
      <style:map style:condition="value()&gt;=0" style:apply-style-name="N371P0"/>
    </number:number-style>
    <number:number-style style:name="N372P0" style:volatile="true">
      <number:number number:decimal-places="1" loext:min-decimal-places="1" number:min-integer-digits="1" number:grouping="true"/>
      <number:text>    </number:text>
    </number:number-style>
    <number:number-style style:name="N372">
      <number:text>(</number:text>
      <number:number number:decimal-places="1" loext:min-decimal-places="1" number:min-integer-digits="1" number:grouping="true"/>
      <number:text>)   </number:text>
      <style:map style:condition="value()&gt;=0" style:apply-style-name="N372P0"/>
    </number:number-style>
    <number:number-style style:name="N37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374P1" style:volatile="true">
      <style:text-properties fo:color="#ff0000"/>
      <number:text>($</number:text>
      <number:number number:decimal-places="0" loext:min-decimal-places="0" number:min-integer-digits="1" number:grouping="true"/>
      <number:text>)</number:text>
    </number:number-style>
    <number:number-style style:name="N374">
      <number:text>-</number:text>
      <style:map style:condition="value()&gt;0" style:apply-style-name="N374P0"/>
      <style:map style:condition="value()&lt;0" style:apply-style-name="N374P1"/>
    </number:number-style>
    <number:date-style style:name="N375">
      <number:month number:style="long"/>
      <number:text>.</number:text>
      <number:day number:style="long"/>
      <number:text>.</number:text>
      <number:year number:style="long"/>
    </number:date-style>
    <number:number-style style:name="N379P0" style:volatile="true">
      <number:number number:decimal-places="0" loext:min-decimal-places="0" number:min-integer-digits="1" number:grouping="true"/>
      <number:text> F </number:text>
    </number:number-style>
    <number:number-style style:name="N379P1" style:volatile="true">
      <number:text>-</number:text>
      <number:number number:decimal-places="0" loext:min-decimal-places="0" number:min-integer-digits="1" number:grouping="true"/>
      <number:text> F </number:text>
    </number:number-style>
    <number:number-style style:name="N379P2" style:volatile="true">
      <number:text> - F </number:text>
    </number:number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number-style style:name="N383P0" style:volatile="true">
      <number:number number:decimal-places="2" loext:min-decimal-places="2" number:min-integer-digits="1" number:grouping="true"/>
      <number:text> F </number:text>
    </number:number-style>
    <number:number-style style:name="N383P1" style:volatile="true">
      <number:text>-</number:text>
      <number:number number:decimal-places="2" loext:min-decimal-places="2" number:min-integer-digits="1" number:grouping="true"/>
      <number:text> F </number:text>
    </number:number-style>
    <number:number-style style:name="N383P2" style:volatile="true">
      <number:text> -</number:text>
      <number:number number:decimal-places="0" loext:min-decimal-places="0" number:min-integer-digits="0"/>
      <number:text> F </number:text>
    </number:number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number-style style:name="N385P0" style:volatile="true">
      <number:number number:decimal-places="0" loext:min-decimal-places="0" number:min-integer-digits="1" number:grouping="true"/>
      <number:text>  </number:text>
    </number:number-style>
    <number:number-style style:name="N385P1" style:volatile="true">
      <number:text>-</number:text>
      <number:number number:decimal-places="0" loext:min-decimal-places="0" number:min-integer-digits="1" number:grouping="true"/>
      <number:text>  </number:text>
    </number:number-style>
    <number:number-style style:name="N385P2" style:volatile="true">
      <number:text> -  </number:text>
    </number:number-style>
    <number:text-style style:name="N385">
      <number:text-content/>
      <number:text> </number:text>
      <style:map style:condition="value()&gt;0" style:apply-style-name="N385P0"/>
      <style:map style:condition="value()&lt;0" style:apply-style-name="N385P1"/>
      <style:map style:condition="value()=0" style:apply-style-name="N385P2"/>
    </number:text-style>
    <number:number-style style:name="N387P0" style:volatile="true">
      <number:number number:decimal-places="0" loext:min-decimal-places="0" number:min-integer-digits="1" number:grouping="true"/>
      <number:text> F </number:text>
    </number:number-style>
    <number:number-style style:name="N387P1" style:volatile="true">
      <number:text>-</number:text>
      <number:number number:decimal-places="0" loext:min-decimal-places="0" number:min-integer-digits="1" number:grouping="true"/>
      <number:text> F </number:text>
    </number:number-style>
    <number:number-style style:name="N387P2" style:volatile="true">
      <number:text>- F </number:text>
    </number:number-style>
    <number:text-style style:name="N387">
      <number:text-content/>
      <number:text> </number:text>
      <style:map style:condition="value()&gt;0" style:apply-style-name="N387P0"/>
      <style:map style:condition="value()&lt;0" style:apply-style-name="N387P1"/>
      <style:map style:condition="value()=0" style:apply-style-name="N387P2"/>
    </number:text-style>
    <number:number-style style:name="N389P0" style:volatile="true">
      <number:number number:decimal-places="2" loext:min-decimal-places="2" number:min-integer-digits="1" number:grouping="true"/>
      <number:text> F </number:text>
    </number:number-style>
    <number:number-style style:name="N389P1" style:volatile="true">
      <number:text>-</number:text>
      <number:number number:decimal-places="2" loext:min-decimal-places="2" number:min-integer-digits="1" number:grouping="true"/>
      <number:text> F </number:text>
    </number:number-style>
    <number:number-style style:name="N389P2" style:volatile="true">
      <number:text>-</number:text>
      <number:number number:decimal-places="0" loext:min-decimal-places="0" number:min-integer-digits="0"/>
      <number:text> F </number:text>
    </number:number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number:number-style style:name="N10128P0" style:volatile="true" number:language="de" number:country="DE"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number:text>-</number:text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number:text> -    </number:text>
    </number:number-style>
    <number:text-style style:name="N10128" number:language="de" number:country="DE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number:text>-</number:text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number:text> - € </number:text>
    </number:number-style>
    <number:text-style style:name="N10132" number:language="de" number:country="D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number:text>-</number:text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number:text> 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number:text>-</number:text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number:text> 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de" number:country="DE">
      <number:minutes number:style="long"/>
      <number:text>:</number:text>
      <number:seconds number:style="long"/>
    </number:time-style>
    <number:time-style style:name="N10142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de" number:country="DE">
      <number:minutes number:style="long"/>
      <number:text>:</number:text>
      <number:seconds number:style="long" number:decimal-places="1"/>
    </number:time-style>
    <number:number-style style:name="N10144" number:language="de" number:country="DE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0145" number:language="de" number:country="DE">
      <number:number number:decimal-places="3" loext:min-decimal-places="3" number:min-integer-digits="1"/>
      <number:text>%</number:text>
    </number:percentage-style>
    <number:percentage-style style:name="N10146" number:language="de" number:country="DE">
      <number:number number:decimal-places="4" loext:min-decimal-places="4" number:min-integer-digits="1"/>
      <number:text>%</number:text>
    </number:percentage-style>
    <number:percentage-style style:name="N10147" number:language="de" number:country="DE">
      <number:number number:decimal-places="5" loext:min-decimal-places="5" number:min-integer-digits="1"/>
      <number:text>%</number:text>
    </number:percentage-style>
    <number:currency-style style:name="N10149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49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49P0"/>
    </number:currency-style>
    <number:number-style style:name="N10150" number:language="de" number:country="DE">
      <number:number number:decimal-places="1" loext:min-decimal-places="1" number:min-integer-digits="1"/>
    </number:number-style>
    <number:number-style style:name="N10151" number:language="de" number:country="DE">
      <number:number number:decimal-places="11" loext:min-decimal-places="11" number:min-integer-digits="1"/>
    </number:number-style>
    <number:percentage-style style:name="N10152" number:language="de" number:country="DE">
      <number:number number:decimal-places="1" loext:min-decimal-places="1" number:min-integer-digits="1"/>
      <number:text>%</number:text>
    </number:percentage-style>
    <number:number-style style:name="N10154P0" style:volatile="true" number:language="de" number:country="DE">
      <number:number number:decimal-places="0" loext:min-decimal-places="0" number:min-integer-digits="1" number:grouping="true"/>
      <number:text>    </number:text>
    </number:number-style>
    <number:number-style style:name="N10154P1" style:volatile="true" number:language="de" number:country="DE">
      <number:text>-</number:text>
      <number:number number:decimal-places="0" loext:min-decimal-places="0" number:min-integer-digits="1" number:grouping="true"/>
      <number:text>    </number:text>
    </number:number-style>
    <number:number-style style:name="N10154P2" style:volatile="true" number:language="de" number:country="DE">
      <number:text>-    </number:text>
    </number:number-style>
    <number:text-style style:name="N10154" number:language="de" number:country="DE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number-style style:name="N10156P0" style:volatile="true" number:language="de" number:country="DE">
      <number:number number:decimal-places="0" loext:min-decimal-places="0" number:min-integer-digits="1" number:grouping="true"/>
      <number:text> € </number:text>
    </number:number-style>
    <number:number-style style:name="N10156P1" style:volatile="true" number:language="de" number:country="DE">
      <number:text>-</number:text>
      <number:number number:decimal-places="0" loext:min-decimal-places="0" number:min-integer-digits="1" number:grouping="true"/>
      <number:text> € </number:text>
    </number:number-style>
    <number:number-style style:name="N10156P2" style:volatile="true" number:language="de" number:country="DE">
      <number:text>- € </number:text>
    </number:number-style>
    <number:text-style style:name="N10156" number:language="de" number:country="DE"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58P0" style:volatile="true" number:language="de" number:country="DE">
      <number:number number:decimal-places="2" loext:min-decimal-places="2" number:min-integer-digits="1" number:grouping="true"/>
      <number:text>    </number:text>
    </number:number-style>
    <number:number-style style:name="N10158P1" style:volatile="true" number:language="de" number:country="DE">
      <number:text>-</number:text>
      <number:number number:decimal-places="2" loext:min-decimal-places="2" number:min-integer-digits="1" number:grouping="true"/>
      <number:text>    </number:text>
    </number:number-style>
    <number:number-style style:name="N10158P2" style:volatile="true" number:language="de" number:country="DE">
      <number:text>-</number:text>
      <number:number number:decimal-places="0" loext:min-decimal-places="0" number:min-integer-digits="0"/>
      <number:text>    </number:text>
    </number:number-style>
    <number:text-style style:name="N10158" number:language="de" number:country="DE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number:number-style style:name="N10160P0" style:volatile="true" number:language="de" number:country="DE">
      <number:number number:decimal-places="2" loext:min-decimal-places="2" number:min-integer-digits="1" number:grouping="true"/>
      <number:text> € </number:text>
    </number:number-style>
    <number:number-style style:name="N10160P1" style:volatile="true" number:language="de" number:country="DE">
      <number:text>-</number:text>
      <number:number number:decimal-places="2" loext:min-decimal-places="2" number:min-integer-digits="1" number:grouping="true"/>
      <number:text> € </number:text>
    </number:number-style>
    <number:number-style style:name="N10160P2" style:volatile="true" number:language="de" number:country="DE">
      <number:text>-</number:text>
      <number:number number:decimal-places="0" loext:min-decimal-places="0" number:min-integer-digits="0"/>
      <number:text> € </number:text>
    </number:number-style>
    <number:text-style style:name="N10160" number:language="de" number:country="DE"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number-style style:name="N10161" number:language="de" number:country="DE">
      <number:number number:decimal-places="8" loext:min-decimal-places="8" number:min-integer-digits="1"/>
    </number:number-style>
    <number:number-style style:name="N10162" number:language="de" number:country="DE">
      <number:number number:decimal-places="12" loext:min-decimal-places="12" number:min-integer-digits="1"/>
    </number:number-style>
    <number:number-style style:name="N10163" number:language="de" number:country="DE">
      <number:number number:decimal-places="10" loext:min-decimal-places="10" number:min-integer-digits="1"/>
    </number:number-style>
    <number:number-style style:name="N10164" number:language="de" number:country="DE">
      <number:number number:decimal-places="3" loext:min-decimal-places="3" number:min-integer-digits="1"/>
    </number:number-style>
    <number:date-style style:name="N20122P0" style:volatile="true" number:language="en" number:country="US">
      <number:day/>
      <number:text>-</number:text>
      <number:month number:textual="true"/>
      <number:text>-</number:text>
      <number:year number:style="long"/>
    </number:date-style>
    <number:text-style style:name="N20122" number:language="en" number:country="US">
      <number:text-content/>
      <style:map style:condition="value()&gt;=0" style:apply-style-name="N20122P0"/>
    </number:text-style>
    <number:date-style style:name="N20124P0" style:volatile="true" number:language="en" number:country="US">
      <number:month/>
      <number:text>.</number:text>
      <number:day/>
      <number:text>.</number:text>
      <number:year/>
      <number:text> </number:text>
      <number:hours/>
      <number:text>:</number:text>
      <number:minutes number:style="long"/>
      <number:text> </number:text>
      <number:am-pm/>
    </number:date-style>
    <number:text-style style:name="N20124" number:language="en" number:country="US">
      <number:text-content/>
      <style:map style:condition="value()&gt;=0" style:apply-style-name="N20124P0"/>
    </number:text-style>
    <number:date-style style:name="N20125" number:language="en" number:country="US">
      <number:month/>
      <number:text>/</number:text>
      <number:day/>
      <number:text>/</number:text>
      <number:year number:style="long"/>
    </number:date-style>
    <number:date-style style:name="N20126" number:language="en" number:country="US">
      <number:day/>
      <number:text>-</number:text>
      <number:month number:textual="true"/>
      <number:text>-</number:text>
      <number:year/>
    </number:date-style>
    <number:date-style style:name="N20127" number:language="en" number:country="US">
      <number:day/>
      <number:text>-</number:text>
      <number:month number:textual="true"/>
    </number:date-style>
    <number:date-style style:name="N20128" number:language="en" number:country="US">
      <number:month number:textual="true"/>
      <number:text>-</number:text>
      <number:year/>
    </number:date-style>
    <number:time-style style:name="N20129" number:language="en" number:country="US">
      <number:hours/>
      <number:text>:</number:text>
      <number:minutes number:style="long"/>
      <number:text> </number:text>
      <number:am-pm/>
    </number:time-style>
    <number:time-style style:name="N2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31" number:language="en" number:country="US">
      <number:hours/>
      <number:text>:</number:text>
      <number:minutes number:style="long"/>
    </number:time-style>
    <number:time-style style:name="N2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35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20135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20135P0"/>
    </number:number-style>
    <number:number-style style:name="N20136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20136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20136P0"/>
    </number:number-style>
    <number:number-style style:name="N20138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20138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20138P0"/>
    </number:number-style>
    <number:number-style style:name="N2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2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20139P0"/>
    </number:number-style>
    <number:currency-style style:name="N2014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4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41P0"/>
    </number:currency-style>
    <number:currency-style style:name="N2014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4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42P0"/>
    </number:currency-style>
    <number:currency-style style:name="N2014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4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44P0"/>
    </number:currency-style>
    <number:currency-style style:name="N2014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4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45P0"/>
    </number:currency-style>
    <style:style style:name="Default" style:family="table-cell">
      <style:table-cell-properties style:rotation-align="none"/>
      <style:text-properties style:font-name="Arial" fo:font-family="Arial" style:font-family-generic="swiss" style:font-pitch="variable" style:font-name-asian="SimSun" style:font-family-asian="SimSun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Title" style:display-name="Excel Built-in Title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1f497d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" style:font-family-complex="Arial" style:font-family-generic-complex="swiss" style:font-pitch-complex="variable" style:font-size-complex="18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1mm" fo:margin-left="0mm" fo:margin-right="0mm" fo:margin-bottom="0mm"/>
      </style:header-style>
      <style:footer-style>
        <style:header-footer-properties fo:min-height="7.51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6">00/00/0000</text:date>, <text:time style:data-style-name="N2" text:time-value="16:59:08.22495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oad_20_Libs" style:display-name="PageStyle_Load Lib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nteCarloBlackScholes" style:display-name="PageStyle_MonteCarloBlackSchol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ies</meta:initial-creator>
    <meta:creation-date>2013-11-29T22:06:59</meta:creation-date>
    <dc:date>2016-07-16T17:02:26.247236000</dc:date>
    <meta:generator>LibreOffice/5.0.6.3$MacOSX_X86_64 LibreOffice_project/490fc03b25318460cfc54456516ea2519c11d1aa</meta:generator>
    <meta:editing-duration>PT37M45S</meta:editing-duration>
    <meta:editing-cycles>8</meta:editing-cycles>
    <meta:document-statistic meta:table-count="2" meta:cell-count="90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42">
      <number:number number:decimal-places="1" loext:min-decimal-places="1" number:min-integer-digits="1"/>
    </number:number-style>
    <style:style style:name="ch1" style:family="chart">
      <style:graphic-properties draw:stroke="none" draw:fill-color="#e6e6e6"/>
    </style:style>
    <style:style style:name="ch2" style:family="chart">
      <style:chart-properties style:rotation-angle="0"/>
      <style:graphic-properties draw:fill-color="#000000"/>
      <style:text-properties fo:color="#000000" fo:font-size="10pt" style:font-size-asian="10pt" style:font-family-complex="Arial" style:font-size-complex="10pt"/>
    </style:style>
    <style:style style:name="ch3" style:family="chart">
      <style:graphic-properties draw:stroke="none" draw:fill="solid" draw:fill-color="#d9d9d9"/>
      <style:text-properties fo:color="#000000" fo:font-size="9.19999980926514pt" style:font-size-asian="9.19999980926514pt" style:font-family-complex="Arial" style:font-size-complex="9.19999980926514pt"/>
    </style:style>
    <style:style style:name="ch4" style:family="chart">
      <style:chart-properties chart:symbol-type="automatic" chart:include-hidden-cells="false" chart:treat-empty-cells="ignore"/>
    </style:style>
    <style:style style:name="ch5" style:family="chart" style:data-style-name="N142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color="#b3b3b3"/>
      <style:text-properties fo:color="#000000" fo:font-size="8pt" style:font-size-asian="8pt" style:font-family-complex="Arial" style:font-size-complex="8pt"/>
    </style:style>
    <style:style style:name="ch6" style:family="chart">
      <style:chart-properties style:rotation-angle="0"/>
      <style:graphic-properties draw:fill-color="#000000"/>
      <style:text-properties fo:color="#000000" fo:font-size="9pt" style:font-size-asian="9pt" style:font-family-complex="Arial" style:font-size-complex="9pt"/>
    </style:style>
    <style:style style:name="ch7" style:family="chart">
      <style:graphic-properties svg:stroke-color="#b3b3b3"/>
    </style:style>
    <style:style style:name="ch8" style:family="chart" style:data-style-name="N142">
      <style:chart-properties chart:symbol-type="named-symbol" chart:symbol-name="circle" chart:symbol-width="0.05cm" chart:symbol-height="0.05cm" chart:link-data-style-to-source="true"/>
      <style:graphic-properties draw:stroke="none" svg:stroke-color="#579d1c" draw:fill-color="#579d1c"/>
      <style:text-properties fo:font-size="10pt" style:font-size-asian="10pt" style:font-size-complex="10pt"/>
    </style:style>
    <style:style style:name="ch9" style:family="chart" style:data-style-name="N142">
      <style:chart-properties chart:symbol-type="named-symbol" chart:symbol-name="circle" chart:symbol-width="0.07cm" chart:symbol-height="0.07cm" chart:link-data-style-to-source="true"/>
      <style:graphic-properties draw:stroke="none" svg:stroke-color="#c5000b" draw:fill-color="#c5000b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1.683cm" svg:height="7.05cm" xlink:href=".." xlink:type="simple" chart:class="chart:scatter" chart:column-mapping="0 2 1" chart:style-name="ch1">
        <chart:title svg:x="3.775cm" svg:y="0.338cm" chart:style-name="ch2">
          <text:p>Replication Portfolio Values</text:p>
        </chart:title>
        <chart:legend svg:x="2.915cm" svg:y="6.096cm" style:legend-expansion="custom" chartooo:width="5.579cm" chartooo:height="0.532cm" style:legend-expansion-aspect-ratio="10.4868421052632" chart:style-name="ch3"/>
        <chart:plot-area chart:style-name="ch4" table:cell-range-address="MonteCarloBlackScholes.B63:MonteCarloBlackScholes.C312 MonteCarloBlackScholes.F61:MonteCarloBlackScholes.F61 MonteCarloBlackScholes.F63:MonteCarloBlackScholes.F312 MonteCarloBlackScholes.C61:MonteCarloBlackScholes.C61" chart:data-source-has-labels="row" svg:x="0.699cm" svg:y="0.98cm" svg:width="10.679cm" svg:height="4.115cm">
          <chartooo:coordinate-region svg:x="1.643cm" svg:y="1.142cm" svg:width="9.387cm" svg:height="3.791cm"/>
          <chart:axis chart:dimension="x" chart:name="primary-x" chart:style-name="ch5">
            <chart:title svg:x="4.94cm" svg:y="5.08cm" chart:style-name="ch6">
              <text:p>Underlying Value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MonteCarloBlackScholes.F63:MonteCarloBlackScholes.F312" chart:label-cell-address="MonteCarloBlackScholes.F61:MonteCarloBlackScholes.F61" chart:class="chart:scatter">
            <chart:domain table:cell-range-address="MonteCarloBlackScholes.B63:MonteCarloBlackScholes.B312"/>
            <chart:data-point chart:repeated="250"/>
          </chart:series>
          <chart:series chart:style-name="ch9" chart:values-cell-range-address="MonteCarloBlackScholes.C63:MonteCarloBlackScholes.C312" chart:label-cell-address="MonteCarloBlackScholes.C61:MonteCarloBlackScholes.C61" chart:class="chart:scatter">
            <chart:data-point chart:repeated="2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derivative payoff</text:p>
                <draw:g>
                  <svg:desc>MonteCarloBlackScholes.F61:MonteCarloBlackScholes.F61</svg:desc>
                </draw:g>
              </table:table-cell>
              <table:table-cell office:value-type="string">
                <text:p>replication</text:p>
                <draw:g>
                  <svg:desc>MonteCarloBlackScholes.C61:MonteCarloBlackScholes.C6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1.898959668445">
                <text:p>81.898959668445</text:p>
                <draw:g>
                  <svg:desc>MonteCarloBlackScholes.B63:MonteCarloBlackScholes.B312</svg:desc>
                </draw:g>
              </table:table-cell>
              <table:table-cell office:value-type="float" office:value="0">
                <text:p>0</text:p>
                <draw:g>
                  <svg:desc>MonteCarloBlackScholes.F63:MonteCarloBlackScholes.F312</svg:desc>
                </draw:g>
              </table:table-cell>
              <table:table-cell office:value-type="float" office:value="-0.593433358090643">
                <text:p>-0.593433358090643</text:p>
                <draw:g>
                  <svg:desc>MonteCarloBlackScholes.C63:MonteCarloBlackScholes.C3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2.884105171806">
                <text:p>142.884105171806</text:p>
              </table:table-cell>
              <table:table-cell office:value-type="float" office:value="37.884105171806">
                <text:p>37.884105171806</text:p>
              </table:table-cell>
              <table:table-cell office:value-type="float" office:value="40.0926765232078">
                <text:p>40.09267652320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8.0242178145169">
                <text:p>88.0242178145169</text:p>
              </table:table-cell>
              <table:table-cell office:value-type="float" office:value="0">
                <text:p>0</text:p>
              </table:table-cell>
              <table:table-cell office:value-type="float" office:value="-0.238533083702968">
                <text:p>-0.2385330837029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0.068316989596">
                <text:p>110.068316989596</text:p>
              </table:table-cell>
              <table:table-cell office:value-type="float" office:value="5.06831698959647">
                <text:p>5.06831698959647</text:p>
              </table:table-cell>
              <table:table-cell office:value-type="float" office:value="6.86111501288303">
                <text:p>6.861115012883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7.3864182928381">
                <text:p>87.3864182928381</text:p>
              </table:table-cell>
              <table:table-cell office:value-type="float" office:value="0">
                <text:p>0</text:p>
              </table:table-cell>
              <table:table-cell office:value-type="float" office:value="-1.35380266317944">
                <text:p>-1.353802663179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1.987575221905">
                <text:p>121.987575221905</text:p>
              </table:table-cell>
              <table:table-cell office:value-type="float" office:value="16.9875752219051">
                <text:p>16.9875752219051</text:p>
              </table:table-cell>
              <table:table-cell office:value-type="float" office:value="20.9445033141047">
                <text:p>20.94450331410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2.225056765366">
                <text:p>132.225056765366</text:p>
              </table:table-cell>
              <table:table-cell office:value-type="float" office:value="27.2250567653662">
                <text:p>27.2250567653662</text:p>
              </table:table-cell>
              <table:table-cell office:value-type="float" office:value="27.9267861707009">
                <text:p>27.92678617070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0.151675124891">
                <text:p>110.151675124891</text:p>
              </table:table-cell>
              <table:table-cell office:value-type="float" office:value="5.1516751248914">
                <text:p>5.1516751248914</text:p>
              </table:table-cell>
              <table:table-cell office:value-type="float" office:value="5.84979577404279">
                <text:p>5.849795774042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4.054901139755">
                <text:p>134.054901139755</text:p>
              </table:table-cell>
              <table:table-cell office:value-type="float" office:value="29.054901139755">
                <text:p>29.054901139755</text:p>
              </table:table-cell>
              <table:table-cell office:value-type="float" office:value="29.3898350898634">
                <text:p>29.38983508986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9.571855231193">
                <text:p>109.571855231193</text:p>
              </table:table-cell>
              <table:table-cell office:value-type="float" office:value="4.5718552311927">
                <text:p>4.5718552311927</text:p>
              </table:table-cell>
              <table:table-cell office:value-type="float" office:value="7.28426158687265">
                <text:p>7.284261586872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7.0652538363257">
                <text:p>97.0652538363257</text:p>
              </table:table-cell>
              <table:table-cell office:value-type="float" office:value="0">
                <text:p>0</text:p>
              </table:table-cell>
              <table:table-cell office:value-type="float" office:value="-3.24757435264751">
                <text:p>-3.247574352647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5.648756083407">
                <text:p>175.648756083407</text:p>
              </table:table-cell>
              <table:table-cell office:value-type="float" office:value="70.6487560834071">
                <text:p>70.6487560834071</text:p>
              </table:table-cell>
              <table:table-cell office:value-type="float" office:value="70.1572600309135">
                <text:p>70.15726003091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8.5478750634119">
                <text:p>68.5478750634119</text:p>
              </table:table-cell>
              <table:table-cell office:value-type="float" office:value="0">
                <text:p>0</text:p>
              </table:table-cell>
              <table:table-cell office:value-type="float" office:value="-1.52614382234662">
                <text:p>-1.526143822346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2.773431283789">
                <text:p>152.773431283789</text:p>
              </table:table-cell>
              <table:table-cell office:value-type="float" office:value="47.7734312837893">
                <text:p>47.7734312837893</text:p>
              </table:table-cell>
              <table:table-cell office:value-type="float" office:value="48.7997185540175">
                <text:p>48.79971855401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8.1404204756763">
                <text:p>88.1404204756763</text:p>
              </table:table-cell>
              <table:table-cell office:value-type="float" office:value="0">
                <text:p>0</text:p>
              </table:table-cell>
              <table:table-cell office:value-type="float" office:value="-0.237309158211869">
                <text:p>-0.2373091582118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2.0464419925132">
                <text:p>72.0464419925132</text:p>
              </table:table-cell>
              <table:table-cell office:value-type="float" office:value="0">
                <text:p>0</text:p>
              </table:table-cell>
              <table:table-cell office:value-type="float" office:value="4.9237601590612">
                <text:p>4.92376015906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.5428429579225">
                <text:p>45.5428429579225</text:p>
              </table:table-cell>
              <table:table-cell office:value-type="float" office:value="0">
                <text:p>0</text:p>
              </table:table-cell>
              <table:table-cell office:value-type="float" office:value="0.862691197939655">
                <text:p>0.8626911979396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6.0049329175153">
                <text:p>96.0049329175153</text:p>
              </table:table-cell>
              <table:table-cell office:value-type="float" office:value="0">
                <text:p>0</text:p>
              </table:table-cell>
              <table:table-cell office:value-type="float" office:value="6.53978843936119">
                <text:p>6.539788439361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1.94138384357">
                <text:p>161.94138384357</text:p>
              </table:table-cell>
              <table:table-cell office:value-type="float" office:value="56.9413838435704">
                <text:p>56.9413838435704</text:p>
              </table:table-cell>
              <table:table-cell office:value-type="float" office:value="59.3956178151628">
                <text:p>59.39561781516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6.62837394945">
                <text:p>276.62837394945</text:p>
              </table:table-cell>
              <table:table-cell office:value-type="float" office:value="171.62837394945">
                <text:p>171.62837394945</text:p>
              </table:table-cell>
              <table:table-cell office:value-type="float" office:value="167.875807876424">
                <text:p>167.8758078764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2.729695090713">
                <text:p>202.729695090713</text:p>
              </table:table-cell>
              <table:table-cell office:value-type="float" office:value="97.7296950907127">
                <text:p>97.7296950907127</text:p>
              </table:table-cell>
              <table:table-cell office:value-type="float" office:value="95.8442291158199">
                <text:p>95.84422911581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2.1268347104748">
                <text:p>82.1268347104748</text:p>
              </table:table-cell>
              <table:table-cell office:value-type="float" office:value="0">
                <text:p>0</text:p>
              </table:table-cell>
              <table:table-cell office:value-type="float" office:value="0.472581111642529">
                <text:p>0.4725811116425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8.751308320085">
                <text:p>118.751308320085</text:p>
              </table:table-cell>
              <table:table-cell office:value-type="float" office:value="13.7513083200846">
                <text:p>13.7513083200846</text:p>
              </table:table-cell>
              <table:table-cell office:value-type="float" office:value="16.8893248470112">
                <text:p>16.88932484701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9.6136255008025">
                <text:p>79.6136255008025</text:p>
              </table:table-cell>
              <table:table-cell office:value-type="float" office:value="0">
                <text:p>0</text:p>
              </table:table-cell>
              <table:table-cell office:value-type="float" office:value="1.29299275286009">
                <text:p>1.292992752860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4.2676526516494">
                <text:p>54.2676526516494</text:p>
              </table:table-cell>
              <table:table-cell office:value-type="float" office:value="0">
                <text:p>0</text:p>
              </table:table-cell>
              <table:table-cell office:value-type="float" office:value="-5.70530840123443">
                <text:p>-5.705308401234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.7634444073393">
                <text:p>51.7634444073393</text:p>
              </table:table-cell>
              <table:table-cell office:value-type="float" office:value="0">
                <text:p>0</text:p>
              </table:table-cell>
              <table:table-cell office:value-type="float" office:value="-0.186268947599497">
                <text:p>-0.1862689475994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8.855890416393">
                <text:p>148.855890416393</text:p>
              </table:table-cell>
              <table:table-cell office:value-type="float" office:value="43.8558904163931">
                <text:p>43.8558904163931</text:p>
              </table:table-cell>
              <table:table-cell office:value-type="float" office:value="46.0381847189658">
                <text:p>46.03818471896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3.349351521387">
                <text:p>103.349351521387</text:p>
              </table:table-cell>
              <table:table-cell office:value-type="float" office:value="0">
                <text:p>0</text:p>
              </table:table-cell>
              <table:table-cell office:value-type="float" office:value="-0.344533007629281">
                <text:p>-0.3445330076292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8.8150940545751">
                <text:p>78.8150940545751</text:p>
              </table:table-cell>
              <table:table-cell office:value-type="float" office:value="0">
                <text:p>0</text:p>
              </table:table-cell>
              <table:table-cell office:value-type="float" office:value="3.1296990298316">
                <text:p>3.12969902983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6.474249938904">
                <text:p>76.474249938904</text:p>
              </table:table-cell>
              <table:table-cell office:value-type="float" office:value="0">
                <text:p>0</text:p>
              </table:table-cell>
              <table:table-cell office:value-type="float" office:value="0.840158585448264">
                <text:p>0.8401585854482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8.2264452672354">
                <text:p>78.2264452672354</text:p>
              </table:table-cell>
              <table:table-cell office:value-type="float" office:value="0">
                <text:p>0</text:p>
              </table:table-cell>
              <table:table-cell office:value-type="float" office:value="0.540839345872344">
                <text:p>0.5408393458723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9.702614673567">
                <text:p>149.702614673567</text:p>
              </table:table-cell>
              <table:table-cell office:value-type="float" office:value="44.7026146735668">
                <text:p>44.7026146735668</text:p>
              </table:table-cell>
              <table:table-cell office:value-type="float" office:value="42.7586319126925">
                <text:p>42.75863191269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4.355730608475">
                <text:p>134.355730608475</text:p>
              </table:table-cell>
              <table:table-cell office:value-type="float" office:value="29.3557306084749">
                <text:p>29.3557306084749</text:p>
              </table:table-cell>
              <table:table-cell office:value-type="float" office:value="27.8982075458741">
                <text:p>27.89820754587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7.1966354216742">
                <text:p>97.1966354216742</text:p>
              </table:table-cell>
              <table:table-cell office:value-type="float" office:value="0">
                <text:p>0</text:p>
              </table:table-cell>
              <table:table-cell office:value-type="float" office:value="3.78600711016453">
                <text:p>3.786007110164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9.9693060038099">
                <text:p>79.9693060038099</text:p>
              </table:table-cell>
              <table:table-cell office:value-type="float" office:value="0">
                <text:p>0</text:p>
              </table:table-cell>
              <table:table-cell office:value-type="float" office:value="5.84493349658128">
                <text:p>5.844933496581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9.699705596793">
                <text:p>129.699705596793</text:p>
              </table:table-cell>
              <table:table-cell office:value-type="float" office:value="24.699705596793">
                <text:p>24.699705596793</text:p>
              </table:table-cell>
              <table:table-cell office:value-type="float" office:value="25.8345262329977">
                <text:p>25.834526232997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9.152877970597">
                <text:p>129.152877970597</text:p>
              </table:table-cell>
              <table:table-cell office:value-type="float" office:value="24.1528779705969">
                <text:p>24.1528779705969</text:p>
              </table:table-cell>
              <table:table-cell office:value-type="float" office:value="23.9791406844152">
                <text:p>23.97914068441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9.3448343046376">
                <text:p>99.3448343046376</text:p>
              </table:table-cell>
              <table:table-cell office:value-type="float" office:value="0">
                <text:p>0</text:p>
              </table:table-cell>
              <table:table-cell office:value-type="float" office:value="-0.394426410592512">
                <text:p>-0.3944264105925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7.3412279310664">
                <text:p>97.3412279310664</text:p>
              </table:table-cell>
              <table:table-cell office:value-type="float" office:value="0">
                <text:p>0</text:p>
              </table:table-cell>
              <table:table-cell office:value-type="float" office:value="-0.684927964858375">
                <text:p>-0.6849279648583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2.9903159095">
                <text:p>192.9903159095</text:p>
              </table:table-cell>
              <table:table-cell office:value-type="float" office:value="87.9903159095001">
                <text:p>87.9903159095001</text:p>
              </table:table-cell>
              <table:table-cell office:value-type="float" office:value="83.1093090073428">
                <text:p>83.10930900734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8.071920814588">
                <text:p>138.071920814588</text:p>
              </table:table-cell>
              <table:table-cell office:value-type="float" office:value="33.0719208145878">
                <text:p>33.0719208145878</text:p>
              </table:table-cell>
              <table:table-cell office:value-type="float" office:value="33.9347600935782">
                <text:p>33.93476009357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8.416320757123">
                <text:p>158.416320757123</text:p>
              </table:table-cell>
              <table:table-cell office:value-type="float" office:value="53.4163207571227">
                <text:p>53.4163207571227</text:p>
              </table:table-cell>
              <table:table-cell office:value-type="float" office:value="51.833431331829">
                <text:p>51.83343133182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8.8579177054">
                <text:p>118.8579177054</text:p>
              </table:table-cell>
              <table:table-cell office:value-type="float" office:value="13.8579177054004">
                <text:p>13.8579177054004</text:p>
              </table:table-cell>
              <table:table-cell office:value-type="float" office:value="12.610487655699">
                <text:p>12.6104876556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8.5046910480635">
                <text:p>78.5046910480635</text:p>
              </table:table-cell>
              <table:table-cell office:value-type="float" office:value="0">
                <text:p>0</text:p>
              </table:table-cell>
              <table:table-cell office:value-type="float" office:value="5.14532839649091">
                <text:p>5.1453283964909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6.276067038124">
                <text:p>116.276067038124</text:p>
              </table:table-cell>
              <table:table-cell office:value-type="float" office:value="11.276067038124">
                <text:p>11.276067038124</text:p>
              </table:table-cell>
              <table:table-cell office:value-type="float" office:value="16.3387498674006">
                <text:p>16.33874986740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4.9797788490545">
                <text:p>74.9797788490545</text:p>
              </table:table-cell>
              <table:table-cell office:value-type="float" office:value="0">
                <text:p>0</text:p>
              </table:table-cell>
              <table:table-cell office:value-type="float" office:value="2.49269892802833">
                <text:p>2.492698928028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2.154598824406">
                <text:p>102.154598824406</text:p>
              </table:table-cell>
              <table:table-cell office:value-type="float" office:value="0">
                <text:p>0</text:p>
              </table:table-cell>
              <table:table-cell office:value-type="float" office:value="0.396542565687606">
                <text:p>0.3965425656876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4.18092226635">
                <text:p>104.18092226635</text:p>
              </table:table-cell>
              <table:table-cell office:value-type="float" office:value="0">
                <text:p>0</text:p>
              </table:table-cell>
              <table:table-cell office:value-type="float" office:value="3.64114242462222">
                <text:p>3.641142424622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2.7696714626789">
                <text:p>92.7696714626789</text:p>
              </table:table-cell>
              <table:table-cell office:value-type="float" office:value="0">
                <text:p>0</text:p>
              </table:table-cell>
              <table:table-cell office:value-type="float" office:value="-4.48436309861019">
                <text:p>-4.484363098610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2.814321693518">
                <text:p>112.814321693518</text:p>
              </table:table-cell>
              <table:table-cell office:value-type="float" office:value="7.81432169351844">
                <text:p>7.81432169351844</text:p>
              </table:table-cell>
              <table:table-cell office:value-type="float" office:value="11.3725182061363">
                <text:p>11.372518206136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9.1562217318395">
                <text:p>39.1562217318395</text:p>
              </table:table-cell>
              <table:table-cell office:value-type="float" office:value="0">
                <text:p>0</text:p>
              </table:table-cell>
              <table:table-cell office:value-type="float" office:value="0.146078760327395">
                <text:p>0.14607876032739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7.656414546365">
                <text:p>157.656414546365</text:p>
              </table:table-cell>
              <table:table-cell office:value-type="float" office:value="52.6564145463651">
                <text:p>52.6564145463651</text:p>
              </table:table-cell>
              <table:table-cell office:value-type="float" office:value="52.2012783089611">
                <text:p>52.20127830896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7.273358996893">
                <text:p>157.273358996893</text:p>
              </table:table-cell>
              <table:table-cell office:value-type="float" office:value="52.2733589968933">
                <text:p>52.2733589968933</text:p>
              </table:table-cell>
              <table:table-cell office:value-type="float" office:value="48.3461293927018">
                <text:p>48.346129392701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8.2013419593965">
                <text:p>88.2013419593965</text:p>
              </table:table-cell>
              <table:table-cell office:value-type="float" office:value="0">
                <text:p>0</text:p>
              </table:table-cell>
              <table:table-cell office:value-type="float" office:value="-2.37025035562137">
                <text:p>-2.3702503556213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9.894444290744">
                <text:p>169.894444290744</text:p>
              </table:table-cell>
              <table:table-cell office:value-type="float" office:value="64.8944442907442">
                <text:p>64.8944442907442</text:p>
              </table:table-cell>
              <table:table-cell office:value-type="float" office:value="63.5169244349318">
                <text:p>63.51692443493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4.8719411116451">
                <text:p>94.8719411116451</text:p>
              </table:table-cell>
              <table:table-cell office:value-type="float" office:value="0">
                <text:p>0</text:p>
              </table:table-cell>
              <table:table-cell office:value-type="float" office:value="5.48886010522802">
                <text:p>5.4888601052280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2.966393990679">
                <text:p>102.966393990679</text:p>
              </table:table-cell>
              <table:table-cell office:value-type="float" office:value="0">
                <text:p>0</text:p>
              </table:table-cell>
              <table:table-cell office:value-type="float" office:value="-0.262192056139945">
                <text:p>-0.2621920561399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6.9230936223975">
                <text:p>66.9230936223975</text:p>
              </table:table-cell>
              <table:table-cell office:value-type="float" office:value="0">
                <text:p>0</text:p>
              </table:table-cell>
              <table:table-cell office:value-type="float" office:value="1.78214744355344">
                <text:p>1.782147443553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15.909560534393">
                <text:p>215.909560534393</text:p>
              </table:table-cell>
              <table:table-cell office:value-type="float" office:value="110.909560534393">
                <text:p>110.909560534393</text:p>
              </table:table-cell>
              <table:table-cell office:value-type="float" office:value="112.736550497423">
                <text:p>112.73655049742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1.349076447888">
                <text:p>61.349076447888</text:p>
              </table:table-cell>
              <table:table-cell office:value-type="float" office:value="0">
                <text:p>0</text:p>
              </table:table-cell>
              <table:table-cell office:value-type="float" office:value="-1.58032305721285">
                <text:p>-1.5803230572128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4.3264805397155">
                <text:p>74.3264805397155</text:p>
              </table:table-cell>
              <table:table-cell office:value-type="float" office:value="0">
                <text:p>0</text:p>
              </table:table-cell>
              <table:table-cell office:value-type="float" office:value="-4.13056735804985">
                <text:p>-4.1305673580498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7.8639947440227">
                <text:p>57.8639947440227</text:p>
              </table:table-cell>
              <table:table-cell office:value-type="float" office:value="0">
                <text:p>0</text:p>
              </table:table-cell>
              <table:table-cell office:value-type="float" office:value="-2.9830272707927">
                <text:p>-2.983027270792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3.563652726938">
                <text:p>103.563652726938</text:p>
              </table:table-cell>
              <table:table-cell office:value-type="float" office:value="0">
                <text:p>0</text:p>
              </table:table-cell>
              <table:table-cell office:value-type="float" office:value="6.96324197900848">
                <text:p>6.9632419790084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77.390511656907">
                <text:p>177.390511656907</text:p>
              </table:table-cell>
              <table:table-cell office:value-type="float" office:value="72.3905116569067">
                <text:p>72.3905116569067</text:p>
              </table:table-cell>
              <table:table-cell office:value-type="float" office:value="68.8274133899556">
                <text:p>68.82741338995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6.8130620254945">
                <text:p>86.8130620254945</text:p>
              </table:table-cell>
              <table:table-cell office:value-type="float" office:value="0">
                <text:p>0</text:p>
              </table:table-cell>
              <table:table-cell office:value-type="float" office:value="3.09227875837929">
                <text:p>3.0922787583792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5.522774482186">
                <text:p>125.522774482186</text:p>
              </table:table-cell>
              <table:table-cell office:value-type="float" office:value="20.5227744821859">
                <text:p>20.5227744821859</text:p>
              </table:table-cell>
              <table:table-cell office:value-type="float" office:value="21.5391741517144">
                <text:p>21.539174151714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9.6385874942463">
                <text:p>69.6385874942463</text:p>
              </table:table-cell>
              <table:table-cell office:value-type="float" office:value="0">
                <text:p>0</text:p>
              </table:table-cell>
              <table:table-cell office:value-type="float" office:value="-1.0758660574722">
                <text:p>-1.075866057472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0.7767141654248">
                <text:p>80.7767141654248</text:p>
              </table:table-cell>
              <table:table-cell office:value-type="float" office:value="0">
                <text:p>0</text:p>
              </table:table-cell>
              <table:table-cell office:value-type="float" office:value="-0.744121093025829">
                <text:p>-0.74412109302582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9.008382138496">
                <text:p>149.008382138496</text:p>
              </table:table-cell>
              <table:table-cell office:value-type="float" office:value="44.0083821384964">
                <text:p>44.0083821384964</text:p>
              </table:table-cell>
              <table:table-cell office:value-type="float" office:value="42.197650926136">
                <text:p>42.19765092613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4.794744296152">
                <text:p>124.794744296152</text:p>
              </table:table-cell>
              <table:table-cell office:value-type="float" office:value="19.7947442961523">
                <text:p>19.7947442961523</text:p>
              </table:table-cell>
              <table:table-cell office:value-type="float" office:value="17.2512902165244">
                <text:p>17.25129021652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0.4755141005886">
                <text:p>50.4755141005886</text:p>
              </table:table-cell>
              <table:table-cell office:value-type="float" office:value="0">
                <text:p>0</text:p>
              </table:table-cell>
              <table:table-cell office:value-type="float" office:value="-9.09936903884217">
                <text:p>-9.0993690388421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7.3311515735763">
                <text:p>77.3311515735763</text:p>
              </table:table-cell>
              <table:table-cell office:value-type="float" office:value="0">
                <text:p>0</text:p>
              </table:table-cell>
              <table:table-cell office:value-type="float" office:value="-4.02885016289383">
                <text:p>-4.0288501628938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3.8605354793111">
                <text:p>93.8605354793111</text:p>
              </table:table-cell>
              <table:table-cell office:value-type="float" office:value="0">
                <text:p>0</text:p>
              </table:table-cell>
              <table:table-cell office:value-type="float" office:value="-0.432856428331206">
                <text:p>-0.4328564283312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3.5744840100854">
                <text:p>63.5744840100854</text:p>
              </table:table-cell>
              <table:table-cell office:value-type="float" office:value="0">
                <text:p>0</text:p>
              </table:table-cell>
              <table:table-cell office:value-type="float" office:value="-4.16974461767573">
                <text:p>-4.1697446176757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6.0012637635384">
                <text:p>66.0012637635384</text:p>
              </table:table-cell>
              <table:table-cell office:value-type="float" office:value="0">
                <text:p>0</text:p>
              </table:table-cell>
              <table:table-cell office:value-type="float" office:value="0.81233040680428">
                <text:p>0.8123304068042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3.83800909643">
                <text:p>93.83800909643</text:p>
              </table:table-cell>
              <table:table-cell office:value-type="float" office:value="0">
                <text:p>0</text:p>
              </table:table-cell>
              <table:table-cell office:value-type="float" office:value="3.16930384391834">
                <text:p>3.1693038439183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8.037138221825">
                <text:p>168.037138221825</text:p>
              </table:table-cell>
              <table:table-cell office:value-type="float" office:value="63.0371382218252">
                <text:p>63.0371382218252</text:p>
              </table:table-cell>
              <table:table-cell office:value-type="float" office:value="60.5524872240514">
                <text:p>60.552487224051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.2012612096475">
                <text:p>77.2012612096475</text:p>
              </table:table-cell>
              <table:table-cell office:value-type="float" office:value="0">
                <text:p>0</text:p>
              </table:table-cell>
              <table:table-cell office:value-type="float" office:value="1.23164529756351">
                <text:p>1.2316452975635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1.2844349136654">
                <text:p>81.2844349136654</text:p>
              </table:table-cell>
              <table:table-cell office:value-type="float" office:value="0">
                <text:p>0</text:p>
              </table:table-cell>
              <table:table-cell office:value-type="float" office:value="0.735430156352364">
                <text:p>0.73543015635236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72.984841034835">
                <text:p>372.984841034835</text:p>
              </table:table-cell>
              <table:table-cell office:value-type="float" office:value="267.984841034835">
                <text:p>267.984841034835</text:p>
              </table:table-cell>
              <table:table-cell office:value-type="float" office:value="265.614947724138">
                <text:p>265.61494772413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6.5001321163346">
                <text:p>76.5001321163346</text:p>
              </table:table-cell>
              <table:table-cell office:value-type="float" office:value="0">
                <text:p>0</text:p>
              </table:table-cell>
              <table:table-cell office:value-type="float" office:value="-3.15693867219384">
                <text:p>-3.1569386721938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6.8516611003835">
                <text:p>76.8516611003835</text:p>
              </table:table-cell>
              <table:table-cell office:value-type="float" office:value="0">
                <text:p>0</text:p>
              </table:table-cell>
              <table:table-cell office:value-type="float" office:value="0.744351906452418">
                <text:p>0.74435190645241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79.141959027825">
                <text:p>179.141959027825</text:p>
              </table:table-cell>
              <table:table-cell office:value-type="float" office:value="74.1419590278248">
                <text:p>74.1419590278248</text:p>
              </table:table-cell>
              <table:table-cell office:value-type="float" office:value="74.1044958781413">
                <text:p>74.104495878141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2.2225522706182">
                <text:p>52.2225522706182</text:p>
              </table:table-cell>
              <table:table-cell office:value-type="float" office:value="0">
                <text:p>0</text:p>
              </table:table-cell>
              <table:table-cell office:value-type="float" office:value="-2.40880969848653">
                <text:p>-2.4088096984865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1.8960374427411">
                <text:p>81.8960374427411</text:p>
              </table:table-cell>
              <table:table-cell office:value-type="float" office:value="0">
                <text:p>0</text:p>
              </table:table-cell>
              <table:table-cell office:value-type="float" office:value="-2.19436097557591">
                <text:p>-2.1943609755759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6.4689962750196">
                <text:p>76.4689962750196</text:p>
              </table:table-cell>
              <table:table-cell office:value-type="float" office:value="0">
                <text:p>0</text:p>
              </table:table-cell>
              <table:table-cell office:value-type="float" office:value="-1.43606111882224">
                <text:p>-1.436061118822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81.025178535937">
                <text:p>181.025178535937</text:p>
              </table:table-cell>
              <table:table-cell office:value-type="float" office:value="76.0251785359368">
                <text:p>76.0251785359368</text:p>
              </table:table-cell>
              <table:table-cell office:value-type="float" office:value="78.8172270356379">
                <text:p>78.817227035637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1.2787438510098">
                <text:p>41.2787438510098</text:p>
              </table:table-cell>
              <table:table-cell office:value-type="float" office:value="0">
                <text:p>0</text:p>
              </table:table-cell>
              <table:table-cell office:value-type="float" office:value="-2.30079379184664">
                <text:p>-2.300793791846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0.2076924384219">
                <text:p>60.2076924384219</text:p>
              </table:table-cell>
              <table:table-cell office:value-type="float" office:value="0">
                <text:p>0</text:p>
              </table:table-cell>
              <table:table-cell office:value-type="float" office:value="0.245172680793291">
                <text:p>0.24517268079329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31.356737847042">
                <text:p>131.356737847042</text:p>
              </table:table-cell>
              <table:table-cell office:value-type="float" office:value="26.3567378470423">
                <text:p>26.3567378470423</text:p>
              </table:table-cell>
              <table:table-cell office:value-type="float" office:value="22.5710035634637">
                <text:p>22.571003563463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7.186374391877">
                <text:p>117.186374391877</text:p>
              </table:table-cell>
              <table:table-cell office:value-type="float" office:value="12.1863743918773">
                <text:p>12.1863743918773</text:p>
              </table:table-cell>
              <table:table-cell office:value-type="float" office:value="13.4973790624973">
                <text:p>13.497379062497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1.202424960594">
                <text:p>141.202424960594</text:p>
              </table:table-cell>
              <table:table-cell office:value-type="float" office:value="36.2024249605941">
                <text:p>36.2024249605941</text:p>
              </table:table-cell>
              <table:table-cell office:value-type="float" office:value="33.3102503649184">
                <text:p>33.310250364918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4.008050963107">
                <text:p>124.008050963107</text:p>
              </table:table-cell>
              <table:table-cell office:value-type="float" office:value="19.0080509631067">
                <text:p>19.0080509631067</text:p>
              </table:table-cell>
              <table:table-cell office:value-type="float" office:value="20.0213770919206">
                <text:p>20.021377091920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0.345982067678">
                <text:p>80.345982067678</text:p>
              </table:table-cell>
              <table:table-cell office:value-type="float" office:value="0">
                <text:p>0</text:p>
              </table:table-cell>
              <table:table-cell office:value-type="float" office:value="0.0183913217165103">
                <text:p>0.018391321716510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9.5312698292303">
                <text:p>89.5312698292303</text:p>
              </table:table-cell>
              <table:table-cell office:value-type="float" office:value="0">
                <text:p>0</text:p>
              </table:table-cell>
              <table:table-cell office:value-type="float" office:value="4.13045361660797">
                <text:p>4.130453616607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0.847031574532">
                <text:p>100.847031574532</text:p>
              </table:table-cell>
              <table:table-cell office:value-type="float" office:value="0">
                <text:p>0</text:p>
              </table:table-cell>
              <table:table-cell office:value-type="float" office:value="-3.94796400974746">
                <text:p>-3.9479640097474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2.3235214295173">
                <text:p>72.3235214295173</text:p>
              </table:table-cell>
              <table:table-cell office:value-type="float" office:value="0">
                <text:p>0</text:p>
              </table:table-cell>
              <table:table-cell office:value-type="float" office:value="-1.10434298434763">
                <text:p>-1.104342984347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7.2617717096676">
                <text:p>77.2617717096676</text:p>
              </table:table-cell>
              <table:table-cell office:value-type="float" office:value="0">
                <text:p>0</text:p>
              </table:table-cell>
              <table:table-cell office:value-type="float" office:value="0.495121639718136">
                <text:p>0.49512163971813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13.153564858783">
                <text:p>213.153564858783</text:p>
              </table:table-cell>
              <table:table-cell office:value-type="float" office:value="108.153564858783">
                <text:p>108.153564858783</text:p>
              </table:table-cell>
              <table:table-cell office:value-type="float" office:value="109.480601620909">
                <text:p>109.48060162090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.263470943281">
                <text:p>99.263470943281</text:p>
              </table:table-cell>
              <table:table-cell office:value-type="float" office:value="0">
                <text:p>0</text:p>
              </table:table-cell>
              <table:table-cell office:value-type="float" office:value="5.76901234247874">
                <text:p>5.7690123424787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4.361999202577">
                <text:p>104.361999202577</text:p>
              </table:table-cell>
              <table:table-cell office:value-type="float" office:value="0">
                <text:p>0</text:p>
              </table:table-cell>
              <table:table-cell office:value-type="float" office:value="0.623120588063573">
                <text:p>0.62312058806357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1.3171685765992">
                <text:p>91.3171685765992</text:p>
              </table:table-cell>
              <table:table-cell office:value-type="float" office:value="0">
                <text:p>0</text:p>
              </table:table-cell>
              <table:table-cell office:value-type="float" office:value="-0.0563767015901249">
                <text:p>-0.056376701590124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0.8660636949823">
                <text:p>80.8660636949823</text:p>
              </table:table-cell>
              <table:table-cell office:value-type="float" office:value="0">
                <text:p>0</text:p>
              </table:table-cell>
              <table:table-cell office:value-type="float" office:value="-0.397246883046245">
                <text:p>-0.39724688304624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79.675954802398">
                <text:p>179.675954802398</text:p>
              </table:table-cell>
              <table:table-cell office:value-type="float" office:value="74.6759548023978">
                <text:p>74.6759548023978</text:p>
              </table:table-cell>
              <table:table-cell office:value-type="float" office:value="74.8034354372976">
                <text:p>74.803435437297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4.631837692114">
                <text:p>114.631837692114</text:p>
              </table:table-cell>
              <table:table-cell office:value-type="float" office:value="9.63183769211393">
                <text:p>9.63183769211393</text:p>
              </table:table-cell>
              <table:table-cell office:value-type="float" office:value="12.3091099942635">
                <text:p>12.309109994263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7.7488113643471">
                <text:p>87.7488113643471</text:p>
              </table:table-cell>
              <table:table-cell office:value-type="float" office:value="0">
                <text:p>0</text:p>
              </table:table-cell>
              <table:table-cell office:value-type="float" office:value="1.05772212492665">
                <text:p>1.0577221249266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9.083097114904">
                <text:p>119.083097114904</text:p>
              </table:table-cell>
              <table:table-cell office:value-type="float" office:value="14.0830971149035">
                <text:p>14.0830971149035</text:p>
              </table:table-cell>
              <table:table-cell office:value-type="float" office:value="11.8273632988943">
                <text:p>11.827363298894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0.6412553346309">
                <text:p>80.6412553346309</text:p>
              </table:table-cell>
              <table:table-cell office:value-type="float" office:value="0">
                <text:p>0</text:p>
              </table:table-cell>
              <table:table-cell office:value-type="float" office:value="1.31106689652521">
                <text:p>1.3110668965252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4.7926518204527">
                <text:p>74.7926518204527</text:p>
              </table:table-cell>
              <table:table-cell office:value-type="float" office:value="0">
                <text:p>0</text:p>
              </table:table-cell>
              <table:table-cell office:value-type="float" office:value="-2.2047334035175">
                <text:p>-2.20473340351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0.1105107390776">
                <text:p>90.1105107390776</text:p>
              </table:table-cell>
              <table:table-cell office:value-type="float" office:value="0">
                <text:p>0</text:p>
              </table:table-cell>
              <table:table-cell office:value-type="float" office:value="0.00337711542213626">
                <text:p>0.0033771154221362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37.884037526546">
                <text:p>237.884037526546</text:p>
              </table:table-cell>
              <table:table-cell office:value-type="float" office:value="132.884037526546">
                <text:p>132.884037526546</text:p>
              </table:table-cell>
              <table:table-cell office:value-type="float" office:value="131.517604038485">
                <text:p>131.51760403848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15.813884602829">
                <text:p>215.813884602829</text:p>
              </table:table-cell>
              <table:table-cell office:value-type="float" office:value="110.813884602829">
                <text:p>110.813884602829</text:p>
              </table:table-cell>
              <table:table-cell office:value-type="float" office:value="110.586670096486">
                <text:p>110.58667009648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9.7479356845293">
                <text:p>59.7479356845293</text:p>
              </table:table-cell>
              <table:table-cell office:value-type="float" office:value="0">
                <text:p>0</text:p>
              </table:table-cell>
              <table:table-cell office:value-type="float" office:value="0.529409407468518">
                <text:p>0.52940940746851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2.819735573494">
                <text:p>62.819735573494</text:p>
              </table:table-cell>
              <table:table-cell office:value-type="float" office:value="0">
                <text:p>0</text:p>
              </table:table-cell>
              <table:table-cell office:value-type="float" office:value="0.452449304983848">
                <text:p>0.45244930498384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0.741394259666">
                <text:p>100.741394259666</text:p>
              </table:table-cell>
              <table:table-cell office:value-type="float" office:value="0">
                <text:p>0</text:p>
              </table:table-cell>
              <table:table-cell office:value-type="float" office:value="0.661493863876556">
                <text:p>0.66149386387655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5.47563936493">
                <text:p>105.47563936493</text:p>
              </table:table-cell>
              <table:table-cell office:value-type="float" office:value="0.475639364929776">
                <text:p>0.475639364929776</text:p>
              </table:table-cell>
              <table:table-cell office:value-type="float" office:value="3.80464310913632">
                <text:p>3.8046431091363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3.759536418344">
                <text:p>123.759536418344</text:p>
              </table:table-cell>
              <table:table-cell office:value-type="float" office:value="18.759536418344">
                <text:p>18.759536418344</text:p>
              </table:table-cell>
              <table:table-cell office:value-type="float" office:value="24.538132262467">
                <text:p>24.53813226246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8.936123091162">
                <text:p>148.936123091162</text:p>
              </table:table-cell>
              <table:table-cell office:value-type="float" office:value="43.9361230911619">
                <text:p>43.9361230911619</text:p>
              </table:table-cell>
              <table:table-cell office:value-type="float" office:value="47.4600149161301">
                <text:p>47.460014916130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6.9774721010927">
                <text:p>86.9774721010927</text:p>
              </table:table-cell>
              <table:table-cell office:value-type="float" office:value="0">
                <text:p>0</text:p>
              </table:table-cell>
              <table:table-cell office:value-type="float" office:value="-2.43856476425937">
                <text:p>-2.4385647642593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.137429000683">
                <text:p>119.137429000683</text:p>
              </table:table-cell>
              <table:table-cell office:value-type="float" office:value="14.1374290006826">
                <text:p>14.1374290006826</text:p>
              </table:table-cell>
              <table:table-cell office:value-type="float" office:value="16.5542273678286">
                <text:p>16.554227367828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9.9876800417219">
                <text:p>69.9876800417219</text:p>
              </table:table-cell>
              <table:table-cell office:value-type="float" office:value="0">
                <text:p>0</text:p>
              </table:table-cell>
              <table:table-cell office:value-type="float" office:value="0.522466987939971">
                <text:p>0.52246698793997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0.6928638823895">
                <text:p>30.6928638823895</text:p>
              </table:table-cell>
              <table:table-cell office:value-type="float" office:value="0">
                <text:p>0</text:p>
              </table:table-cell>
              <table:table-cell office:value-type="float" office:value="0.160528028155112">
                <text:p>0.16052802815511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6.1155752980065">
                <text:p>86.1155752980065</text:p>
              </table:table-cell>
              <table:table-cell office:value-type="float" office:value="0">
                <text:p>0</text:p>
              </table:table-cell>
              <table:table-cell office:value-type="float" office:value="-1.697910208147">
                <text:p>-1.69791020814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4.7880386111478">
                <text:p>64.7880386111478</text:p>
              </table:table-cell>
              <table:table-cell office:value-type="float" office:value="0">
                <text:p>0</text:p>
              </table:table-cell>
              <table:table-cell office:value-type="float" office:value="3.0494303911786">
                <text:p>3.049430391178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6.538473957571">
                <text:p>146.538473957571</text:p>
              </table:table-cell>
              <table:table-cell office:value-type="float" office:value="41.5384739575713">
                <text:p>41.5384739575713</text:p>
              </table:table-cell>
              <table:table-cell office:value-type="float" office:value="41.8860021921873">
                <text:p>41.886002192187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1.184821096365">
                <text:p>111.184821096365</text:p>
              </table:table-cell>
              <table:table-cell office:value-type="float" office:value="6.18482109636521">
                <text:p>6.18482109636521</text:p>
              </table:table-cell>
              <table:table-cell office:value-type="float" office:value="10.6494468667313">
                <text:p>10.649446866731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6.5027901805683">
                <text:p>86.5027901805683</text:p>
              </table:table-cell>
              <table:table-cell office:value-type="float" office:value="0">
                <text:p>0</text:p>
              </table:table-cell>
              <table:table-cell office:value-type="float" office:value="-0.205236416331294">
                <text:p>-0.20523641633129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2.125491820701">
                <text:p>122.125491820701</text:p>
              </table:table-cell>
              <table:table-cell office:value-type="float" office:value="17.1254918207007">
                <text:p>17.1254918207007</text:p>
              </table:table-cell>
              <table:table-cell office:value-type="float" office:value="20.3620446285099">
                <text:p>20.362044628509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5.014504668793">
                <text:p>85.014504668793</text:p>
              </table:table-cell>
              <table:table-cell office:value-type="float" office:value="0">
                <text:p>0</text:p>
              </table:table-cell>
              <table:table-cell office:value-type="float" office:value="-0.731746143223064">
                <text:p>-0.73174614322306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03.71853297056">
                <text:p>103.71853297056</text:p>
              </table:table-cell>
              <table:table-cell office:value-type="float" office:value="0">
                <text:p>0</text:p>
              </table:table-cell>
              <table:table-cell office:value-type="float" office:value="5.21107611971699">
                <text:p>5.2110761197169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8.5453110755913">
                <text:p>88.5453110755913</text:p>
              </table:table-cell>
              <table:table-cell office:value-type="float" office:value="0">
                <text:p>0</text:p>
              </table:table-cell>
              <table:table-cell office:value-type="float" office:value="2.26602024370058">
                <text:p>2.2660202437005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9.172112149014">
                <text:p>139.172112149014</text:p>
              </table:table-cell>
              <table:table-cell office:value-type="float" office:value="34.1721121490136">
                <text:p>34.1721121490136</text:p>
              </table:table-cell>
              <table:table-cell office:value-type="float" office:value="36.9141357659578">
                <text:p>36.914135765957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3.7765322193198">
                <text:p>63.7765322193198</text:p>
              </table:table-cell>
              <table:table-cell office:value-type="float" office:value="0">
                <text:p>0</text:p>
              </table:table-cell>
              <table:table-cell office:value-type="float" office:value="-3.96210563320146">
                <text:p>-3.9621056332014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6.9088667309815">
                <text:p>66.9088667309815</text:p>
              </table:table-cell>
              <table:table-cell office:value-type="float" office:value="0">
                <text:p>0</text:p>
              </table:table-cell>
              <table:table-cell office:value-type="float" office:value="-0.742759545723954">
                <text:p>-0.74275954572395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4.828068026749">
                <text:p>104.828068026749</text:p>
              </table:table-cell>
              <table:table-cell office:value-type="float" office:value="0">
                <text:p>0</text:p>
              </table:table-cell>
              <table:table-cell office:value-type="float" office:value="6.64406387598665">
                <text:p>6.6440638759866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8.8128030386226">
                <text:p>38.8128030386226</text:p>
              </table:table-cell>
              <table:table-cell office:value-type="float" office:value="0">
                <text:p>0</text:p>
              </table:table-cell>
              <table:table-cell office:value-type="float" office:value="0.963282315604831">
                <text:p>0.96328231560483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4.4980881891002">
                <text:p>84.4980881891002</text:p>
              </table:table-cell>
              <table:table-cell office:value-type="float" office:value="0">
                <text:p>0</text:p>
              </table:table-cell>
              <table:table-cell office:value-type="float" office:value="2.02349108992274">
                <text:p>2.0234910899227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1.9686631053942">
                <text:p>91.9686631053942</text:p>
              </table:table-cell>
              <table:table-cell office:value-type="float" office:value="0">
                <text:p>0</text:p>
              </table:table-cell>
              <table:table-cell office:value-type="float" office:value="6.20843644974797">
                <text:p>6.2084364497479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7.389797405272">
                <text:p>77.389797405272</text:p>
              </table:table-cell>
              <table:table-cell office:value-type="float" office:value="0">
                <text:p>0</text:p>
              </table:table-cell>
              <table:table-cell office:value-type="float" office:value="-0.598247540257075">
                <text:p>-0.59824754025707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8.248626083562">
                <text:p>108.248626083562</text:p>
              </table:table-cell>
              <table:table-cell office:value-type="float" office:value="3.2486260835616">
                <text:p>3.2486260835616</text:p>
              </table:table-cell>
              <table:table-cell office:value-type="float" office:value="12.3250041490485">
                <text:p>12.325004149048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02.907382042665">
                <text:p>102.907382042665</text:p>
              </table:table-cell>
              <table:table-cell office:value-type="float" office:value="0">
                <text:p>0</text:p>
              </table:table-cell>
              <table:table-cell office:value-type="float" office:value="0.206437811350616">
                <text:p>0.20643781135061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05.51741894731">
                <text:p>105.51741894731</text:p>
              </table:table-cell>
              <table:table-cell office:value-type="float" office:value="0.517418947310034">
                <text:p>0.517418947310034</text:p>
              </table:table-cell>
              <table:table-cell office:value-type="float" office:value="5.13655186016152">
                <text:p>5.1365518601615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04.915484385599">
                <text:p>204.915484385599</text:p>
              </table:table-cell>
              <table:table-cell office:value-type="float" office:value="99.9154843855994">
                <text:p>99.9154843855994</text:p>
              </table:table-cell>
              <table:table-cell office:value-type="float" office:value="94.9298736719283">
                <text:p>94.929873671928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12.717357919132">
                <text:p>112.717357919132</text:p>
              </table:table-cell>
              <table:table-cell office:value-type="float" office:value="7.71735791913233">
                <text:p>7.71735791913233</text:p>
              </table:table-cell>
              <table:table-cell office:value-type="float" office:value="7.4488611110859">
                <text:p>7.448861111085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6.1915760910337">
                <text:p>66.1915760910337</text:p>
              </table:table-cell>
              <table:table-cell office:value-type="float" office:value="0">
                <text:p>0</text:p>
              </table:table-cell>
              <table:table-cell office:value-type="float" office:value="2.32497356582573">
                <text:p>2.3249735658257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9.815059161746">
                <text:p>89.815059161746</text:p>
              </table:table-cell>
              <table:table-cell office:value-type="float" office:value="0">
                <text:p>0</text:p>
              </table:table-cell>
              <table:table-cell office:value-type="float" office:value="1.81147095443966">
                <text:p>1.8114709544396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23.457299935359">
                <text:p>123.457299935359</text:p>
              </table:table-cell>
              <table:table-cell office:value-type="float" office:value="18.457299935359">
                <text:p>18.457299935359</text:p>
              </table:table-cell>
              <table:table-cell office:value-type="float" office:value="18.3250490698378">
                <text:p>18.325049069837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4.2361640976603">
                <text:p>44.2361640976603</text:p>
              </table:table-cell>
              <table:table-cell office:value-type="float" office:value="0">
                <text:p>0</text:p>
              </table:table-cell>
              <table:table-cell office:value-type="float" office:value="-0.752402834127931">
                <text:p>-0.75240283412793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24.436237525959">
                <text:p>124.436237525959</text:p>
              </table:table-cell>
              <table:table-cell office:value-type="float" office:value="19.436237525959">
                <text:p>19.436237525959</text:p>
              </table:table-cell>
              <table:table-cell office:value-type="float" office:value="18.8007093428699">
                <text:p>18.800709342869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6.516216729526">
                <text:p>166.516216729526</text:p>
              </table:table-cell>
              <table:table-cell office:value-type="float" office:value="61.5162167295263">
                <text:p>61.5162167295263</text:p>
              </table:table-cell>
              <table:table-cell office:value-type="float" office:value="60.1004208357158">
                <text:p>60.100420835715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9.269408502407">
                <text:p>149.269408502407</text:p>
              </table:table-cell>
              <table:table-cell office:value-type="float" office:value="44.2694085024074">
                <text:p>44.2694085024074</text:p>
              </table:table-cell>
              <table:table-cell office:value-type="float" office:value="44.8235951932409">
                <text:p>44.823595193240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8.6170342692211">
                <text:p>88.6170342692211</text:p>
              </table:table-cell>
              <table:table-cell office:value-type="float" office:value="0">
                <text:p>0</text:p>
              </table:table-cell>
              <table:table-cell office:value-type="float" office:value="0.187705496160202">
                <text:p>0.18770549616020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4.6158806556667">
                <text:p>74.6158806556667</text:p>
              </table:table-cell>
              <table:table-cell office:value-type="float" office:value="0">
                <text:p>0</text:p>
              </table:table-cell>
              <table:table-cell office:value-type="float" office:value="-0.66598534619213">
                <text:p>-0.6659853461921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9.511774090921">
                <text:p>59.511774090921</text:p>
              </table:table-cell>
              <table:table-cell office:value-type="float" office:value="0">
                <text:p>0</text:p>
              </table:table-cell>
              <table:table-cell office:value-type="float" office:value="-3.45035663021559">
                <text:p>-3.4503566302155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42.444807561237">
                <text:p>142.444807561237</text:p>
              </table:table-cell>
              <table:table-cell office:value-type="float" office:value="37.4448075612368">
                <text:p>37.4448075612368</text:p>
              </table:table-cell>
              <table:table-cell office:value-type="float" office:value="39.8793137650333">
                <text:p>39.879313765033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2.477811931046">
                <text:p>92.477811931046</text:p>
              </table:table-cell>
              <table:table-cell office:value-type="float" office:value="0">
                <text:p>0</text:p>
              </table:table-cell>
              <table:table-cell office:value-type="float" office:value="0.0650628522844032">
                <text:p>0.065062852284403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0.971064169908">
                <text:p>170.971064169908</text:p>
              </table:table-cell>
              <table:table-cell office:value-type="float" office:value="65.9710641699084">
                <text:p>65.9710641699084</text:p>
              </table:table-cell>
              <table:table-cell office:value-type="float" office:value="67.3867581222349">
                <text:p>67.386758122234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2.358041657846">
                <text:p>172.358041657846</text:p>
              </table:table-cell>
              <table:table-cell office:value-type="float" office:value="67.3580416578459">
                <text:p>67.3580416578459</text:p>
              </table:table-cell>
              <table:table-cell office:value-type="float" office:value="67.6635270196168">
                <text:p>67.663527019616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9.1278162466197">
                <text:p>49.1278162466197</text:p>
              </table:table-cell>
              <table:table-cell office:value-type="float" office:value="0">
                <text:p>0</text:p>
              </table:table-cell>
              <table:table-cell office:value-type="float" office:value="2.38483436195863">
                <text:p>2.3848343619586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13.545000735117">
                <text:p>113.545000735117</text:p>
              </table:table-cell>
              <table:table-cell office:value-type="float" office:value="8.54500073511707">
                <text:p>8.54500073511707</text:p>
              </table:table-cell>
              <table:table-cell office:value-type="float" office:value="11.5064818524522">
                <text:p>11.506481852452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6.8165664764619">
                <text:p>76.8165664764619</text:p>
              </table:table-cell>
              <table:table-cell office:value-type="float" office:value="0">
                <text:p>0</text:p>
              </table:table-cell>
              <table:table-cell office:value-type="float" office:value="1.35915375348889">
                <text:p>1.3591537534888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7.4673311557577">
                <text:p>57.4673311557577</text:p>
              </table:table-cell>
              <table:table-cell office:value-type="float" office:value="0">
                <text:p>0</text:p>
              </table:table-cell>
              <table:table-cell office:value-type="float" office:value="-2.1821648401137">
                <text:p>-2.182164840113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3.0236601464277">
                <text:p>93.0236601464277</text:p>
              </table:table-cell>
              <table:table-cell office:value-type="float" office:value="0">
                <text:p>0</text:p>
              </table:table-cell>
              <table:table-cell office:value-type="float" office:value="-2.16920824523088">
                <text:p>-2.1692082452308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67.687341212077">
                <text:p>267.687341212077</text:p>
              </table:table-cell>
              <table:table-cell office:value-type="float" office:value="162.687341212077">
                <text:p>162.687341212077</text:p>
              </table:table-cell>
              <table:table-cell office:value-type="float" office:value="160.89443912341">
                <text:p>160.8944391234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36.795463879664">
                <text:p>136.795463879664</text:p>
              </table:table-cell>
              <table:table-cell office:value-type="float" office:value="31.7954638796644">
                <text:p>31.7954638796644</text:p>
              </table:table-cell>
              <table:table-cell office:value-type="float" office:value="31.7489081846496">
                <text:p>31.748908184649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7.3054389638746">
                <text:p>77.3054389638746</text:p>
              </table:table-cell>
              <table:table-cell office:value-type="float" office:value="0">
                <text:p>0</text:p>
              </table:table-cell>
              <table:table-cell office:value-type="float" office:value="0.314996091954927">
                <text:p>0.31499609195492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90.703515339418">
                <text:p>190.703515339418</text:p>
              </table:table-cell>
              <table:table-cell office:value-type="float" office:value="85.7035153394184">
                <text:p>85.7035153394184</text:p>
              </table:table-cell>
              <table:table-cell office:value-type="float" office:value="79.5095458994093">
                <text:p>79.509545899409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52.491410924029">
                <text:p>152.491410924029</text:p>
              </table:table-cell>
              <table:table-cell office:value-type="float" office:value="47.4914109240295">
                <text:p>47.4914109240295</text:p>
              </table:table-cell>
              <table:table-cell office:value-type="float" office:value="45.7070364408499">
                <text:p>45.707036440849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51.925357022463">
                <text:p>151.925357022463</text:p>
              </table:table-cell>
              <table:table-cell office:value-type="float" office:value="46.9253570224629">
                <text:p>46.9253570224629</text:p>
              </table:table-cell>
              <table:table-cell office:value-type="float" office:value="47.0778320162196">
                <text:p>47.077832016219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5.39344286833">
                <text:p>105.39344286833</text:p>
              </table:table-cell>
              <table:table-cell office:value-type="float" office:value="0.393442868330482">
                <text:p>0.393442868330482</text:p>
              </table:table-cell>
              <table:table-cell office:value-type="float" office:value="7.86903702870568">
                <text:p>7.8690370287056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1.5372706837451">
                <text:p>71.5372706837451</text:p>
              </table:table-cell>
              <table:table-cell office:value-type="float" office:value="0">
                <text:p>0</text:p>
              </table:table-cell>
              <table:table-cell office:value-type="float" office:value="2.18233504561022">
                <text:p>2.1823350456102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1.064218587311">
                <text:p>101.064218587311</text:p>
              </table:table-cell>
              <table:table-cell office:value-type="float" office:value="0">
                <text:p>0</text:p>
              </table:table-cell>
              <table:table-cell office:value-type="float" office:value="-2.14700247364344">
                <text:p>-2.1470024736434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48.939157321482">
                <text:p>148.939157321482</text:p>
              </table:table-cell>
              <table:table-cell office:value-type="float" office:value="43.9391573214815">
                <text:p>43.9391573214815</text:p>
              </table:table-cell>
              <table:table-cell office:value-type="float" office:value="41.8429713766641">
                <text:p>41.842971376664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5.3227229033149">
                <text:p>55.3227229033149</text:p>
              </table:table-cell>
              <table:table-cell office:value-type="float" office:value="0">
                <text:p>0</text:p>
              </table:table-cell>
              <table:table-cell office:value-type="float" office:value="-3.22889348353178">
                <text:p>-3.2288934835317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38.879558059236">
                <text:p>138.879558059236</text:p>
              </table:table-cell>
              <table:table-cell office:value-type="float" office:value="33.8795580592358">
                <text:p>33.8795580592358</text:p>
              </table:table-cell>
              <table:table-cell office:value-type="float" office:value="26.9442775030973">
                <text:p>26.944277503097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0.0823801619769">
                <text:p>90.0823801619769</text:p>
              </table:table-cell>
              <table:table-cell office:value-type="float" office:value="0">
                <text:p>0</text:p>
              </table:table-cell>
              <table:table-cell office:value-type="float" office:value="2.35355623407259">
                <text:p>2.3535562340725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69.444061873232">
                <text:p>169.444061873232</text:p>
              </table:table-cell>
              <table:table-cell office:value-type="float" office:value="64.4440618732315">
                <text:p>64.4440618732315</text:p>
              </table:table-cell>
              <table:table-cell office:value-type="float" office:value="63.6760613040808">
                <text:p>63.676061304080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8.5595992459957">
                <text:p>38.5595992459957</text:p>
              </table:table-cell>
              <table:table-cell office:value-type="float" office:value="0">
                <text:p>0</text:p>
              </table:table-cell>
              <table:table-cell office:value-type="float" office:value="-5.44521203155224">
                <text:p>-5.4452120315522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1.6729177760909">
                <text:p>71.6729177760909</text:p>
              </table:table-cell>
              <table:table-cell office:value-type="float" office:value="0">
                <text:p>0</text:p>
              </table:table-cell>
              <table:table-cell office:value-type="float" office:value="0.42621680226986">
                <text:p>0.4262168022698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3.960628187951">
                <text:p>173.960628187951</text:p>
              </table:table-cell>
              <table:table-cell office:value-type="float" office:value="68.9606281879515">
                <text:p>68.9606281879515</text:p>
              </table:table-cell>
              <table:table-cell office:value-type="float" office:value="69.0206743390289">
                <text:p>69.020674339028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7.539107357397">
                <text:p>187.539107357397</text:p>
              </table:table-cell>
              <table:table-cell office:value-type="float" office:value="82.5391073573972">
                <text:p>82.5391073573972</text:p>
              </table:table-cell>
              <table:table-cell office:value-type="float" office:value="81.5091582203395">
                <text:p>81.509158220339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6.6461279578465">
                <text:p>56.6461279578465</text:p>
              </table:table-cell>
              <table:table-cell office:value-type="float" office:value="0">
                <text:p>0</text:p>
              </table:table-cell>
              <table:table-cell office:value-type="float" office:value="1.31639198024624">
                <text:p>1.3163919802462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75.575328465659">
                <text:p>175.575328465659</text:p>
              </table:table-cell>
              <table:table-cell office:value-type="float" office:value="70.575328465659">
                <text:p>70.575328465659</text:p>
              </table:table-cell>
              <table:table-cell office:value-type="float" office:value="68.4771467263221">
                <text:p>68.477146726322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5.4615895609616">
                <text:p>65.4615895609616</text:p>
              </table:table-cell>
              <table:table-cell office:value-type="float" office:value="0">
                <text:p>0</text:p>
              </table:table-cell>
              <table:table-cell office:value-type="float" office:value="1.21375512997502">
                <text:p>1.2137551299750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77.274359678225">
                <text:p>177.274359678225</text:p>
              </table:table-cell>
              <table:table-cell office:value-type="float" office:value="72.274359678225">
                <text:p>72.274359678225</text:p>
              </table:table-cell>
              <table:table-cell office:value-type="float" office:value="72.3311782033827">
                <text:p>72.331178203382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32.718833173348">
                <text:p>132.718833173348</text:p>
              </table:table-cell>
              <table:table-cell office:value-type="float" office:value="27.7188331733477">
                <text:p>27.7188331733477</text:p>
              </table:table-cell>
              <table:table-cell office:value-type="float" office:value="31.7532412378451">
                <text:p>31.753241237845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7.2194928980839">
                <text:p>87.2194928980839</text:p>
              </table:table-cell>
              <table:table-cell office:value-type="float" office:value="0">
                <text:p>0</text:p>
              </table:table-cell>
              <table:table-cell office:value-type="float" office:value="-13.61778376199">
                <text:p>-13.6177837619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6.6545738338968">
                <text:p>56.6545738338968</text:p>
              </table:table-cell>
              <table:table-cell office:value-type="float" office:value="0">
                <text:p>0</text:p>
              </table:table-cell>
              <table:table-cell office:value-type="float" office:value="-1.32175519122598">
                <text:p>-1.3217551912259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07.195564205372">
                <text:p>107.195564205372</text:p>
              </table:table-cell>
              <table:table-cell office:value-type="float" office:value="2.19556420537184">
                <text:p>2.19556420537184</text:p>
              </table:table-cell>
              <table:table-cell office:value-type="float" office:value="6.72636637850735">
                <text:p>6.7263663785073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99.898697972276">
                <text:p>299.898697972276</text:p>
              </table:table-cell>
              <table:table-cell office:value-type="float" office:value="194.898697972276">
                <text:p>194.898697972276</text:p>
              </table:table-cell>
              <table:table-cell office:value-type="float" office:value="192.941097824483">
                <text:p>192.94109782448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09.549719921142">
                <text:p>109.549719921142</text:p>
              </table:table-cell>
              <table:table-cell office:value-type="float" office:value="4.54971992114176">
                <text:p>4.54971992114176</text:p>
              </table:table-cell>
              <table:table-cell office:value-type="float" office:value="-0.974673159178522">
                <text:p>-0.97467315917852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03.477320768337">
                <text:p>103.477320768337</text:p>
              </table:table-cell>
              <table:table-cell office:value-type="float" office:value="0">
                <text:p>0</text:p>
              </table:table-cell>
              <table:table-cell office:value-type="float" office:value="4.66497003093081">
                <text:p>4.6649700309308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50.290598259681">
                <text:p>250.290598259681</text:p>
              </table:table-cell>
              <table:table-cell office:value-type="float" office:value="145.290598259681">
                <text:p>145.290598259681</text:p>
              </table:table-cell>
              <table:table-cell office:value-type="float" office:value="143.420040496423">
                <text:p>143.42004049642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42.116846277764">
                <text:p>142.116846277764</text:p>
              </table:table-cell>
              <table:table-cell office:value-type="float" office:value="37.1168462777639">
                <text:p>37.1168462777639</text:p>
              </table:table-cell>
              <table:table-cell office:value-type="float" office:value="28.8654131670199">
                <text:p>28.865413167019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26.685792183588">
                <text:p>126.685792183588</text:p>
              </table:table-cell>
              <table:table-cell office:value-type="float" office:value="21.6857921835875">
                <text:p>21.6857921835875</text:p>
              </table:table-cell>
              <table:table-cell office:value-type="float" office:value="21.5937470936473">
                <text:p>21.593747093647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35.641122634341">
                <text:p>135.641122634341</text:p>
              </table:table-cell>
              <table:table-cell office:value-type="float" office:value="30.641122634341">
                <text:p>30.641122634341</text:p>
              </table:table-cell>
              <table:table-cell office:value-type="float" office:value="33.6591379616109">
                <text:p>33.659137961610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4.5192939180345">
                <text:p>64.5192939180345</text:p>
              </table:table-cell>
              <table:table-cell office:value-type="float" office:value="0">
                <text:p>0</text:p>
              </table:table-cell>
              <table:table-cell office:value-type="float" office:value="2.43795896644571">
                <text:p>2.4379589664457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17.600970289446">
                <text:p>117.600970289446</text:p>
              </table:table-cell>
              <table:table-cell office:value-type="float" office:value="12.6009702894459">
                <text:p>12.6009702894459</text:p>
              </table:table-cell>
              <table:table-cell office:value-type="float" office:value="11.8344787266173">
                <text:p>11.834478726617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48.378357732237">
                <text:p>248.378357732237</text:p>
              </table:table-cell>
              <table:table-cell office:value-type="float" office:value="143.378357732237">
                <text:p>143.378357732237</text:p>
              </table:table-cell>
              <table:table-cell office:value-type="float" office:value="144.287152556365">
                <text:p>144.28715255636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28.401111288512">
                <text:p>128.401111288512</text:p>
              </table:table-cell>
              <table:table-cell office:value-type="float" office:value="23.4011112885117">
                <text:p>23.4011112885117</text:p>
              </table:table-cell>
              <table:table-cell office:value-type="float" office:value="21.0793248999801">
                <text:p>21.079324899980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9.9425095530492">
                <text:p>39.9425095530492</text:p>
              </table:table-cell>
              <table:table-cell office:value-type="float" office:value="0">
                <text:p>0</text:p>
              </table:table-cell>
              <table:table-cell office:value-type="float" office:value="-3.84493755723808">
                <text:p>-3.8449375572380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47.495051994151">
                <text:p>147.495051994151</text:p>
              </table:table-cell>
              <table:table-cell office:value-type="float" office:value="42.4950519941511">
                <text:p>42.4950519941511</text:p>
              </table:table-cell>
              <table:table-cell office:value-type="float" office:value="40.9633016979134">
                <text:p>40.963301697913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33.310301882696">
                <text:p>133.310301882696</text:p>
              </table:table-cell>
              <table:table-cell office:value-type="float" office:value="28.3103018826958">
                <text:p>28.3103018826958</text:p>
              </table:table-cell>
              <table:table-cell office:value-type="float" office:value="27.8751276915186">
                <text:p>27.875127691518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9.3292436894318">
                <text:p>39.3292436894318</text:p>
              </table:table-cell>
              <table:table-cell office:value-type="float" office:value="0">
                <text:p>0</text:p>
              </table:table-cell>
              <table:table-cell office:value-type="float" office:value="-1.05283005420918">
                <text:p>-1.0528300542091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6.9946717560353">
                <text:p>76.9946717560353</text:p>
              </table:table-cell>
              <table:table-cell office:value-type="float" office:value="0">
                <text:p>0</text:p>
              </table:table-cell>
              <table:table-cell office:value-type="float" office:value="-0.244369692684905">
                <text:p>-0.24436969268490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91.6918378269661">
                <text:p>91.6918378269661</text:p>
              </table:table-cell>
              <table:table-cell office:value-type="float" office:value="0">
                <text:p>0</text:p>
              </table:table-cell>
              <table:table-cell office:value-type="float" office:value="-2.44506458851932">
                <text:p>-2.4450645885193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8.4669911950357">
                <text:p>58.4669911950357</text:p>
              </table:table-cell>
              <table:table-cell office:value-type="float" office:value="0">
                <text:p>0</text:p>
              </table:table-cell>
              <table:table-cell office:value-type="float" office:value="-1.26290560483378">
                <text:p>-1.2629056048337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10.019513840645">
                <text:p>110.019513840645</text:p>
              </table:table-cell>
              <table:table-cell office:value-type="float" office:value="5.01951384064518">
                <text:p>5.01951384064518</text:p>
              </table:table-cell>
              <table:table-cell office:value-type="float" office:value="7.72242053902284">
                <text:p>7.7224205390228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92.125880455384">
                <text:p>192.125880455384</text:p>
              </table:table-cell>
              <table:table-cell office:value-type="float" office:value="87.1258804553835">
                <text:p>87.1258804553835</text:p>
              </table:table-cell>
              <table:table-cell office:value-type="float" office:value="84.9907794921963">
                <text:p>84.990779492196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69.8657945511097">
                <text:p>69.8657945511097</text:p>
              </table:table-cell>
              <table:table-cell office:value-type="float" office:value="0">
                <text:p>0</text:p>
              </table:table-cell>
              <table:table-cell office:value-type="float" office:value="-0.0967140960792913">
                <text:p>-0.096714096079291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44.813633766278">
                <text:p>144.813633766278</text:p>
              </table:table-cell>
              <table:table-cell office:value-type="float" office:value="39.8136337662776">
                <text:p>39.8136337662776</text:p>
              </table:table-cell>
              <table:table-cell office:value-type="float" office:value="22.7613252695634">
                <text:p>22.761325269563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50.687122380908">
                <text:p>150.687122380908</text:p>
              </table:table-cell>
              <table:table-cell office:value-type="float" office:value="45.6871223809083">
                <text:p>45.6871223809083</text:p>
              </table:table-cell>
              <table:table-cell office:value-type="float" office:value="46.2237188690269">
                <text:p>46.223718869026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8.6564598254696">
                <text:p>68.6564598254696</text:p>
              </table:table-cell>
              <table:table-cell office:value-type="float" office:value="0">
                <text:p>0</text:p>
              </table:table-cell>
              <table:table-cell office:value-type="float" office:value="0.309097399882171">
                <text:p>0.30909739988217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5.0378863539886">
                <text:p>35.0378863539886</text:p>
              </table:table-cell>
              <table:table-cell office:value-type="float" office:value="0">
                <text:p>0</text:p>
              </table:table-cell>
              <table:table-cell office:value-type="float" office:value="-0.0243382679765764">
                <text:p>-0.024338267976576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0.8835300192744">
                <text:p>80.8835300192744</text:p>
              </table:table-cell>
              <table:table-cell office:value-type="float" office:value="0">
                <text:p>0</text:p>
              </table:table-cell>
              <table:table-cell office:value-type="float" office:value="-0.539613737752727">
                <text:p>-0.53961373775272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15.548653714356">
                <text:p>115.548653714356</text:p>
              </table:table-cell>
              <table:table-cell office:value-type="float" office:value="10.5486537143562">
                <text:p>10.5486537143562</text:p>
              </table:table-cell>
              <table:table-cell office:value-type="float" office:value="16.6637917748107">
                <text:p>16.663791774810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0.98169461913">
                <text:p>100.98169461913</text:p>
              </table:table-cell>
              <table:table-cell office:value-type="float" office:value="0">
                <text:p>0</text:p>
              </table:table-cell>
              <table:table-cell office:value-type="float" office:value="0.0722274390933286">
                <text:p>0.072227439093328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0.7906425745663">
                <text:p>70.7906425745663</text:p>
              </table:table-cell>
              <table:table-cell office:value-type="float" office:value="0">
                <text:p>0</text:p>
              </table:table-cell>
              <table:table-cell office:value-type="float" office:value="3.30194143975377">
                <text:p>3.3019414397537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22.627861290231">
                <text:p>122.627861290231</text:p>
              </table:table-cell>
              <table:table-cell office:value-type="float" office:value="17.6278612902307">
                <text:p>17.6278612902307</text:p>
              </table:table-cell>
              <table:table-cell office:value-type="float" office:value="13.7050142521525">
                <text:p>13.705014252152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4.2167443944271">
                <text:p>74.2167443944271</text:p>
              </table:table-cell>
              <table:table-cell office:value-type="float" office:value="0">
                <text:p>0</text:p>
              </table:table-cell>
              <table:table-cell office:value-type="float" office:value="1.39544717415548">
                <text:p>1.3954471741554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10.750294002192">
                <text:p>110.750294002192</text:p>
              </table:table-cell>
              <table:table-cell office:value-type="float" office:value="5.75029400219185">
                <text:p>5.75029400219185</text:p>
              </table:table-cell>
              <table:table-cell office:value-type="float" office:value="9.41300502464929">
                <text:p>9.4130050246492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7.5717315052196">
                <text:p>87.5717315052196</text:p>
              </table:table-cell>
              <table:table-cell office:value-type="float" office:value="0">
                <text:p>0</text:p>
              </table:table-cell>
              <table:table-cell office:value-type="float" office:value="-2.99644293037151">
                <text:p>-2.9964429303715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96.5607670378268">
                <text:p>96.5607670378268</text:p>
              </table:table-cell>
              <table:table-cell office:value-type="float" office:value="0">
                <text:p>0</text:p>
              </table:table-cell>
              <table:table-cell office:value-type="float" office:value="-3.32839328920982">
                <text:p>-3.3283932892098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1.9987467366736">
                <text:p>41.9987467366736</text:p>
              </table:table-cell>
              <table:table-cell office:value-type="float" office:value="0">
                <text:p>0</text:p>
              </table:table-cell>
              <table:table-cell office:value-type="float" office:value="0.502217255640424">
                <text:p>0.50221725564042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68.706188777937">
                <text:p>168.706188777937</text:p>
              </table:table-cell>
              <table:table-cell office:value-type="float" office:value="63.7061887779373">
                <text:p>63.7061887779373</text:p>
              </table:table-cell>
              <table:table-cell office:value-type="float" office:value="57.9130309239853">
                <text:p>57.913030923985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39.811559331213">
                <text:p>139.811559331213</text:p>
              </table:table-cell>
              <table:table-cell office:value-type="float" office:value="34.8115593312132">
                <text:p>34.8115593312132</text:p>
              </table:table-cell>
              <table:table-cell office:value-type="float" office:value="31.85938013657">
                <text:p>31.8593801365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6.8149566784033">
                <text:p>76.8149566784033</text:p>
              </table:table-cell>
              <table:table-cell office:value-type="float" office:value="0">
                <text:p>0</text:p>
              </table:table-cell>
              <table:table-cell office:value-type="float" office:value="0.9968117583704">
                <text:p>0.996811758370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0.6204150072616">
                <text:p>60.6204150072616</text:p>
              </table:table-cell>
              <table:table-cell office:value-type="float" office:value="0">
                <text:p>0</text:p>
              </table:table-cell>
              <table:table-cell office:value-type="float" office:value="0.132656332696265">
                <text:p>0.13265633269626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86.5414702373996">
                <text:p>86.5414702373996</text:p>
              </table:table-cell>
              <table:table-cell office:value-type="float" office:value="0">
                <text:p>0</text:p>
              </table:table-cell>
              <table:table-cell office:value-type="float" office:value="-0.825768508297401">
                <text:p>-0.82576850829740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18.208394582992">
                <text:p>118.208394582992</text:p>
              </table:table-cell>
              <table:table-cell office:value-type="float" office:value="13.2083945829924">
                <text:p>13.2083945829924</text:p>
              </table:table-cell>
              <table:table-cell office:value-type="float" office:value="17.1032602046763">
                <text:p>17.103260204676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3.3591982615438">
                <text:p>73.3591982615438</text:p>
              </table:table-cell>
              <table:table-cell office:value-type="float" office:value="0">
                <text:p>0</text:p>
              </table:table-cell>
              <table:table-cell office:value-type="float" office:value="0.270430871863918">
                <text:p>0.27043087186391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19.501104058498">
                <text:p>119.501104058498</text:p>
              </table:table-cell>
              <table:table-cell office:value-type="float" office:value="14.501104058498">
                <text:p>14.501104058498</text:p>
              </table:table-cell>
              <table:table-cell office:value-type="float" office:value="15.3215893269135">
                <text:p>15.321589326913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0.1391458878473">
                <text:p>60.1391458878473</text:p>
              </table:table-cell>
              <table:table-cell office:value-type="float" office:value="0">
                <text:p>0</text:p>
              </table:table-cell>
              <table:table-cell office:value-type="float" office:value="-0.932664984870455">
                <text:p>-0.93266498487045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90.4708462373636">
                <text:p>90.4708462373636</text:p>
              </table:table-cell>
              <table:table-cell office:value-type="float" office:value="0">
                <text:p>0</text:p>
              </table:table-cell>
              <table:table-cell office:value-type="float" office:value="-8.39033183615474">
                <text:p>-8.3903318361547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29.311934709511">
                <text:p>129.311934709511</text:p>
              </table:table-cell>
              <table:table-cell office:value-type="float" office:value="24.3119347095106">
                <text:p>24.3119347095106</text:p>
              </table:table-cell>
              <table:table-cell office:value-type="float" office:value="25.1699906055362">
                <text:p>25.169990605536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99.5249569227062">
                <text:p>99.5249569227062</text:p>
              </table:table-cell>
              <table:table-cell office:value-type="float" office:value="0">
                <text:p>0</text:p>
              </table:table-cell>
              <table:table-cell office:value-type="float" office:value="4.0687543388841">
                <text:p>4.068754338884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25.820704372852">
                <text:p>125.820704372852</text:p>
              </table:table-cell>
              <table:table-cell office:value-type="float" office:value="20.8207043728517">
                <text:p>20.8207043728517</text:p>
              </table:table-cell>
              <table:table-cell office:value-type="float" office:value="21.1486413582894">
                <text:p>21.148641358289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5.0170216095784">
                <text:p>65.0170216095784</text:p>
              </table:table-cell>
              <table:table-cell office:value-type="float" office:value="0">
                <text:p>0</text:p>
              </table:table-cell>
              <table:table-cell office:value-type="float" office:value="-0.523737007843845">
                <text:p>-0.52373700784384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84.669787927197">
                <text:p>184.669787927197</text:p>
              </table:table-cell>
              <table:table-cell office:value-type="float" office:value="79.6697879271969">
                <text:p>79.6697879271969</text:p>
              </table:table-cell>
              <table:table-cell office:value-type="float" office:value="82.1032463595198">
                <text:p>82.103246359519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6.2840001660202">
                <text:p>76.2840001660202</text:p>
              </table:table-cell>
              <table:table-cell office:value-type="float" office:value="0">
                <text:p>0</text:p>
              </table:table-cell>
              <table:table-cell office:value-type="float" office:value="-1.27119677444738">
                <text:p>-1.2711967744473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38.509086509012">
                <text:p>138.509086509012</text:p>
              </table:table-cell>
              <table:table-cell office:value-type="float" office:value="33.5090865090117">
                <text:p>33.5090865090117</text:p>
              </table:table-cell>
              <table:table-cell office:value-type="float" office:value="35.669712300947">
                <text:p>35.66971230094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32.942077027792">
                <text:p>132.942077027792</text:p>
              </table:table-cell>
              <table:table-cell office:value-type="float" office:value="27.9420770277915">
                <text:p>27.9420770277915</text:p>
              </table:table-cell>
              <table:table-cell office:value-type="float" office:value="31.9885261601608">
                <text:p>31.988526160160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05.112811163846">
                <text:p>105.112811163846</text:p>
              </table:table-cell>
              <table:table-cell office:value-type="float" office:value="0.112811163845862">
                <text:p>0.112811163845862</text:p>
              </table:table-cell>
              <table:table-cell office:value-type="float" office:value="11.1839135906377">
                <text:p>11.183913590637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6.1190091892448">
                <text:p>76.1190091892448</text:p>
              </table:table-cell>
              <table:table-cell office:value-type="float" office:value="0">
                <text:p>0</text:p>
              </table:table-cell>
              <table:table-cell office:value-type="float" office:value="1.32484867282102">
                <text:p>1.3248486728210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22.985942935614">
                <text:p>122.985942935614</text:p>
              </table:table-cell>
              <table:table-cell office:value-type="float" office:value="17.9859429356139">
                <text:p>17.9859429356139</text:p>
              </table:table-cell>
              <table:table-cell office:value-type="float" office:value="14.2815184222859">
                <text:p>14.281518422285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96.025504295098">
                <text:p>196.025504295098</text:p>
              </table:table-cell>
              <table:table-cell office:value-type="float" office:value="91.025504295098">
                <text:p>91.025504295098</text:p>
              </table:table-cell>
              <table:table-cell office:value-type="float" office:value="88.3140787665419">
                <text:p>88.314078766541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3.2412882404591">
                <text:p>73.2412882404591</text:p>
              </table:table-cell>
              <table:table-cell office:value-type="float" office:value="0">
                <text:p>0</text:p>
              </table:table-cell>
              <table:table-cell office:value-type="float" office:value="-1.45899755751413">
                <text:p>-1.4589975575141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80.2785980535779">
                <text:p>80.2785980535779</text:p>
              </table:table-cell>
              <table:table-cell office:value-type="float" office:value="0">
                <text:p>0</text:p>
              </table:table-cell>
              <table:table-cell office:value-type="float" office:value="0.867082959975562">
                <text:p>0.86708295997556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28.743845932342">
                <text:p>128.743845932342</text:p>
              </table:table-cell>
              <table:table-cell office:value-type="float" office:value="23.7438459323418">
                <text:p>23.7438459323418</text:p>
              </table:table-cell>
              <table:table-cell office:value-type="float" office:value="28.8226454343359">
                <text:p>28.822645434335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42.552249310309">
                <text:p>142.552249310309</text:p>
              </table:table-cell>
              <table:table-cell office:value-type="float" office:value="37.5522493103091">
                <text:p>37.5522493103091</text:p>
              </table:table-cell>
              <table:table-cell office:value-type="float" office:value="41.3875436398973">
                <text:p>41.38754363989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MacOSX_X86_64 LibreOffice_project/490fc03b25318460cfc54456516ea2519c11d1a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